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automatic-styles>
    <style:style style:name="P1" style:family="paragraph" style:parent-style-name="Normal" style:master-page-name="MP0">
      <style:paragraph-properties fo:margin-top="0.212cm" fo:margin-bottom="0.353cm" style:contextual-spacing="false" fo:text-align="center" style:justify-single-word="false" style:page-number="auto"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353cm" style:contextual-spacing="false" fo:text-align="center" style:justify-single-word="false" fo:keep-with-next="always"/>
      <style:text-properties style:font-name="Vusillus" fo:font-size="16pt" fo:language="la" fo:country="VA"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353cm" style:contextual-spacing="false" fo:text-align="justify" style:justify-single-word="false" fo:orphans="2" fo:widows="2"/>
    </style:style>
    <style:style style:name="P4" style:family="paragraph" style:parent-style-name="Normal">
      <style:paragraph-properties fo:margin-top="0.212cm" fo:margin-bottom="0.353cm" style:contextual-spacing="false" fo:text-align="justify" style:justify-single-word="false" fo:orphans="2" fo:widows="2"/>
      <style:text-properties fo:color="#000080" loext:opacity="100%" style:font-name="Vusillus" fo:font-size="14pt" fo:language="la" fo:country="VA" fo:font-style="italic" style:font-size-asian="14pt" style:font-style-asian="italic" style:font-name-complex="Vusillus" style:font-size-complex="14pt" style:font-style-complex="italic"/>
    </style:style>
    <style:style style:name="T1" style:family="text">
      <style:text-properties fo:color="#ff0000" loext:opacity="100%" style:text-position="super 61%" style:font-name="Vusillus" fo:font-size="14pt" fo:language="la" fo:country="VA" fo:font-weight="bold" style:font-size-asian="14pt" style:font-weight-asian="bold" style:font-name-complex="Vusillus" style:font-size-complex="14pt" style:font-weight-complex="bold"/>
    </style:style>
    <style:style style:name="T2" style:family="text">
      <style:text-properties fo:color="#1f497d" loext:opacity="100%" style:font-name="Vusillus" fo:font-size="14pt" fo:language="la" fo:country="VA"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Leviticus I</text:p>
        <text:p text:style-name="P3"><text:span text:style-name="Default_20_Paragraph_20_Font"><text:span text:style-name="T1">1</text:span></text:span><text:span text:style-name="Default_20_Paragraph_20_Font"><text:span text:style-name="T2"> Vocavit autem Moysen, et locutus est ei Dominus de tabernaculo testimonii, dicens: </text:span></text:span><text:span text:style-name="Default_20_Paragraph_20_Font"><text:span text:style-name="T1">2</text:span></text:span><text:span text:style-name="Default_20_Paragraph_20_Font"><text:span text:style-name="T2"> Loquere filiis Israël, et dices ad eos: Homo, qui obtulerit ex vobis hostiam Domino de pecoribus, id est, de bobus et ovibus offerens victimas, </text:span></text:span><text:span text:style-name="Default_20_Paragraph_20_Font"><text:span text:style-name="T1">3</text:span></text:span><text:span text:style-name="Default_20_Paragraph_20_Font"><text:span text:style-name="T2"> si holocaustum fuerit ejus oblatio, ac de armento: masculum immaculatum offeret ad ostium tabernaculi testimonii, ad placandum sibi Dominum: </text:span></text:span><text:span text:style-name="Default_20_Paragraph_20_Font"><text:span text:style-name="T1">4</text:span></text:span><text:span text:style-name="Default_20_Paragraph_20_Font"><text:span text:style-name="T2"> ponetque manum super caput hostiæ, et acceptabilis erit, atque in expiationem ejus proficiens. </text:span></text:span><text:span text:style-name="Default_20_Paragraph_20_Font"><text:span text:style-name="T1">5</text:span></text:span><text:span text:style-name="Default_20_Paragraph_20_Font"><text:span text:style-name="T2"> Immolabitque vitulum coram Domino, et offerent filii Aaron sacerdotes sanguinem ejus, fundentes per altaris circuitum, quod est ante ostium tabernaculi: </text:span></text:span><text:span text:style-name="Default_20_Paragraph_20_Font"><text:span text:style-name="T1">6</text:span></text:span><text:span text:style-name="Default_20_Paragraph_20_Font"><text:span text:style-name="T2"> detractaque pelle hostiæ, artus in frusta concident. </text:span></text:span><text:span text:style-name="Default_20_Paragraph_20_Font"><text:span text:style-name="T1">7</text:span></text:span><text:span text:style-name="Default_20_Paragraph_20_Font"><text:span text:style-name="T2"> Et subjicient in altari ignem, strue lignorum ante composita: </text:span></text:span><text:span text:style-name="Default_20_Paragraph_20_Font"><text:span text:style-name="T1">8</text:span></text:span><text:span text:style-name="Default_20_Paragraph_20_Font"><text:span text:style-name="T2"> et membra quæ sunt cæsa, desuper ordinantes, caput videlicet, et cuncta quæ adhærent jecori, </text:span></text:span><text:span text:style-name="Default_20_Paragraph_20_Font"><text:span text:style-name="T1">9</text:span></text:span><text:span text:style-name="Default_20_Paragraph_20_Font"><text:span text:style-name="T2"> intestinis et pedibus lotis aqua: adolebitque ea sacerdos super altare in holocaustum et suavem odorem Domino. </text:span></text:span><text:span text:style-name="Default_20_Paragraph_20_Font"><text:span text:style-name="T1">10</text:span></text:span><text:span text:style-name="Default_20_Paragraph_20_Font"><text:span text:style-name="T2"> Quod si de pecoribus oblatio est, de ovibus sive de capris holocaustum, masculum absque macula offeret: </text:span></text:span><text:span text:style-name="Default_20_Paragraph_20_Font"><text:span text:style-name="T1">11</text:span></text:span><text:span text:style-name="Default_20_Paragraph_20_Font"><text:span text:style-name="T2"> immolabitque ad latus altaris, quod respicit ad aquilonem, coram Domino: sanguinem vero illius fundent super altare filii Aaron per circuitum: </text:span></text:span><text:span text:style-name="Default_20_Paragraph_20_Font"><text:span text:style-name="T1">12</text:span></text:span><text:span text:style-name="Default_20_Paragraph_20_Font"><text:span text:style-name="T2"> dividentque membra, caput, et omnia quæ adhærent jecori, et ponent super ligna, quibus subjiciendus est ignis: </text:span></text:span><text:span text:style-name="Default_20_Paragraph_20_Font"><text:span text:style-name="T1">13</text:span></text:span><text:span text:style-name="Default_20_Paragraph_20_Font"><text:span text:style-name="T2"> intestina vero et pedes lavabunt aqua. Et oblata omnia adolebit sacerdos super altare in holocaustum et odorem suavissimum Domino. </text:span></text:span><text:span text:style-name="Default_20_Paragraph_20_Font"><text:span text:style-name="T1">14</text:span></text:span><text:span text:style-name="Default_20_Paragraph_20_Font"><text:span text:style-name="T2"> Si autem de avibus, holocausti oblatio fuerit Domino, de turturibus, aut pullis columbæ, </text:span></text:span><text:span text:style-name="Default_20_Paragraph_20_Font"><text:span text:style-name="T1">15</text:span></text:span><text:span text:style-name="Default_20_Paragraph_20_Font"><text:span text:style-name="T2"> offeret eam sacerdos ad altare: et retorto ad collum capite, ac rupto vulneris loco, decurrere faciet sanguinem super crepidinem altaris: </text:span></text:span><text:span text:style-name="Default_20_Paragraph_20_Font"><text:span text:style-name="T1">16</text:span></text:span><text:span text:style-name="Default_20_Paragraph_20_Font"><text:span text:style-name="T2"> vesiculam vero gutturis, et plumas projiciet prope altare ad orientalem plagam, in loco in quo cineres effundi solent, </text:span></text:span><text:span text:style-name="Default_20_Paragraph_20_Font"><text:span text:style-name="T1">17</text:span></text:span><text:span text:style-name="Default_20_Paragraph_20_Font"><text:span text:style-name="T2"> confringetque ascellas ejus, et non secabit, neque ferro dividet eam, et adolebit super altare, lignis igne supposito. Holocaustum est et oblatio suavissimi odoris Domino. </text:span></text:span></text:p>
      </text:section>
      <text:section text:style-name="Sect1" text:name="Sect2">
        <text:p text:style-name="P2">Leviticus II</text:p>
        <text:p text:style-name="P3"><text:span text:style-name="Default_20_Paragraph_20_Font"><text:span text:style-name="T1">1</text:span></text:span><text:span text:style-name="Default_20_Paragraph_20_Font"><text:span text:style-name="T2"> Anima cum obtulerit oblationem sacrificii Domino, simila erit ejus oblatio; fundetque super eam oleum, et ponet thus, </text:span></text:span><text:span text:style-name="Default_20_Paragraph_20_Font"><text:span text:style-name="T1">2</text:span></text:span><text:span text:style-name="Default_20_Paragraph_20_Font"><text:span text:style-name="T2"> ac deferet ad filios Aaron sacerdotes: quorum unus tollet pugillum plenum similæ et olei, ac totum thus, et ponet memoriale super altare in odorem suavissimum Domino. </text:span></text:span><text:span text:style-name="Default_20_Paragraph_20_Font"><text:span text:style-name="T1">3</text:span></text:span><text:span text:style-name="Default_20_Paragraph_20_Font"><text:span text:style-name="T2"> Quod autem reliquum fuerit de sacrificio, erit Aaron et filiorum ejus, Sanctum sanctorum de oblationibus Domini. </text:span></text:span><text:span text:style-name="Default_20_Paragraph_20_Font"><text:span text:style-name="T1">4</text:span></text:span><text:span text:style-name="Default_20_Paragraph_20_Font"><text:span text:style-name="T2"> Cum autem obtuleris sacrificium coctum in clibano: de simila, panes scilicet absque fermento, conspersos oleo, et lagana azyma oleo lita. </text:span></text:span><text:span text:style-name="Default_20_Paragraph_20_Font"><text:span text:style-name="T1">5</text:span></text:span><text:span text:style-name="Default_20_Paragraph_20_Font"><text:span text:style-name="T2"> Si oblatio tua fuerit de sartagine, similæ conspersæ oleo et absque fermento, </text:span></text:span><text:span text:style-name="Default_20_Paragraph_20_Font"><text:span text:style-name="T1">6</text:span></text:span><text:span text:style-name="Default_20_Paragraph_20_Font"><text:span text:style-name="T2"> divides eam minutatim, et fundes super eam oleum. </text:span></text:span><text:span text:style-name="Default_20_Paragraph_20_Font"><text:span text:style-name="T1">7</text:span></text:span><text:span text:style-name="Default_20_Paragraph_20_Font"><text:span text:style-name="T2"> Sin autem de craticula fuerit sacrificium, æque simila oleo conspergetur: </text:span></text:span><text:span text:style-name="Default_20_Paragraph_20_Font"><text:span text:style-name="T1">8</text:span></text:span><text:span text:style-name="Default_20_Paragraph_20_Font"><text:span text:style-name="T2"> quam </text:span></text:span><text:soft-page-break/><text:span text:style-name="Default_20_Paragraph_20_Font"><text:span text:style-name="T2">offerens Domino, trades manibus sacerdotis. </text:span></text:span><text:span text:style-name="Default_20_Paragraph_20_Font"><text:span text:style-name="T1">9</text:span></text:span><text:span text:style-name="Default_20_Paragraph_20_Font"><text:span text:style-name="T2"> Qui cum obtulerit eam, tollet memoriale de sacrificio, et adolebit super altare in odorem suavitatis Domino: </text:span></text:span><text:span text:style-name="Default_20_Paragraph_20_Font"><text:span text:style-name="T1">10</text:span></text:span><text:span text:style-name="Default_20_Paragraph_20_Font"><text:span text:style-name="T2"> quidquid autem reliquum est, erit Aaron, et filiorum ejus, Sanctum sanctorum de oblationibus Domini. </text:span></text:span><text:span text:style-name="Default_20_Paragraph_20_Font"><text:span text:style-name="T1">11</text:span></text:span><text:span text:style-name="Default_20_Paragraph_20_Font"><text:span text:style-name="T2"> Omnis oblatio quæ offeretur Domino, absque fermento fiet, nec quidquam fermenti ac mellis adolebitur in sacrificio Domino. </text:span></text:span><text:span text:style-name="Default_20_Paragraph_20_Font"><text:span text:style-name="T1">12</text:span></text:span><text:span text:style-name="Default_20_Paragraph_20_Font"><text:span text:style-name="T2"> Primitias tantum eorum offeretis ac munera: super altare vero non imponentur in odorem suavitatis. </text:span></text:span><text:span text:style-name="Default_20_Paragraph_20_Font"><text:span text:style-name="T1">13</text:span></text:span><text:span text:style-name="Default_20_Paragraph_20_Font"><text:span text:style-name="T2"> Quidquid obtuleris sacrificii, sale condies, nec auferes sal fœderis Dei tui de sacrificio tuo: in omni oblatione tua offeres sal. </text:span></text:span><text:span text:style-name="Default_20_Paragraph_20_Font"><text:span text:style-name="T1">14</text:span></text:span><text:span text:style-name="Default_20_Paragraph_20_Font"><text:span text:style-name="T2"> Si autem obtuleris munus primarum frugum tuarum Domino de spicis adhuc virentibus, torrebis igni, et confringes in morem farris, et sic offeres primitias tuas Domino, </text:span></text:span><text:span text:style-name="Default_20_Paragraph_20_Font"><text:span text:style-name="T1">15</text:span></text:span><text:span text:style-name="Default_20_Paragraph_20_Font"><text:span text:style-name="T2"> fundens supra oleum, et thus imponens, quia oblatio Domini est: </text:span></text:span><text:span text:style-name="Default_20_Paragraph_20_Font"><text:span text:style-name="T1">16</text:span></text:span><text:span text:style-name="Default_20_Paragraph_20_Font"><text:span text:style-name="T2"> de qua adolebit sacerdos in memoriam muneris partem farris fracti, et olei, ac totum thus. </text:span></text:span></text:p>
      </text:section>
      <text:section text:style-name="Sect1" text:name="Sect3">
        <text:p text:style-name="P2">Leviticus III</text:p>
        <text:p text:style-name="P3"><text:span text:style-name="Default_20_Paragraph_20_Font"><text:span text:style-name="T1">1</text:span></text:span><text:span text:style-name="Default_20_Paragraph_20_Font"><text:span text:style-name="T2"> Quod si hostia pacificorum fuerit ejus oblatio, et de bobus voluerit offerre, marem sive feminam, immaculata offeret coram Domino. </text:span></text:span><text:span text:style-name="Default_20_Paragraph_20_Font"><text:span text:style-name="T1">2</text:span></text:span><text:span text:style-name="Default_20_Paragraph_20_Font"><text:span text:style-name="T2"> Ponetque manum super caput victimæ suæ, quæ immolabitur in introitu tabernaculi testimonii, fundentque filii Aaron sacerdotes sanguinem per altaris circuitum. </text:span></text:span><text:span text:style-name="Default_20_Paragraph_20_Font"><text:span text:style-name="T1">3</text:span></text:span><text:span text:style-name="Default_20_Paragraph_20_Font"><text:span text:style-name="T2"> Et offerent de hostia pacificorum in oblationem Domino, adipem qui operit vitalia, et quidquid pinguedinis est intrinsecus: </text:span></text:span><text:span text:style-name="Default_20_Paragraph_20_Font"><text:span text:style-name="T1">4</text:span></text:span><text:span text:style-name="Default_20_Paragraph_20_Font"><text:span text:style-name="T2"> duos renes cum adipe quo teguntur ilia, et reticulum jecoris cum renunculis. </text:span></text:span><text:span text:style-name="Default_20_Paragraph_20_Font"><text:span text:style-name="T1">5</text:span></text:span><text:span text:style-name="Default_20_Paragraph_20_Font"><text:span text:style-name="T2"> Adolebuntque ea super altare in holocaustum, lignis igne supposito, in oblationem suavissimi odoris Domino. </text:span></text:span><text:span text:style-name="Default_20_Paragraph_20_Font"><text:span text:style-name="T1">6</text:span></text:span><text:span text:style-name="Default_20_Paragraph_20_Font"><text:span text:style-name="T2"> Si vero de ovibus fuerit ejus oblatio et pacificorum hostia, sive masculum obtulerit, sive feminam, immaculata erunt. </text:span></text:span><text:span text:style-name="Default_20_Paragraph_20_Font"><text:span text:style-name="T1">7</text:span></text:span><text:span text:style-name="Default_20_Paragraph_20_Font"><text:span text:style-name="T2"> Si agnum obtulerit coram Domino, </text:span></text:span><text:span text:style-name="Default_20_Paragraph_20_Font"><text:span text:style-name="T1">8</text:span></text:span><text:span text:style-name="Default_20_Paragraph_20_Font"><text:span text:style-name="T2"> ponet manum suam super caput victimæ suæ: quæ immolabitur in vestibulo tabernaculi testimonii: fundentque filii Aaron sanguinem ejus per circuitum altaris. </text:span></text:span><text:span text:style-name="Default_20_Paragraph_20_Font"><text:span text:style-name="T1">9</text:span></text:span><text:span text:style-name="Default_20_Paragraph_20_Font"><text:span text:style-name="T2"> Et offerent de pacificorum hostia sacrificium Domino: adipem et caudam totam </text:span></text:span><text:span text:style-name="Default_20_Paragraph_20_Font"><text:span text:style-name="T1">10</text:span></text:span><text:span text:style-name="Default_20_Paragraph_20_Font"><text:span text:style-name="T2"> cum renibus, et pinguedinem quæ operit ventrem atque universa vitalia, et utrumque renunculum cum adipe qui est juxta ilia, reticulumque jecoris cum renunculis. </text:span></text:span><text:span text:style-name="Default_20_Paragraph_20_Font"><text:span text:style-name="T1">11</text:span></text:span><text:span text:style-name="Default_20_Paragraph_20_Font"><text:span text:style-name="T2"> Et adolebit ea sacerdos super altare in pabulum ignis et oblationis Domini. </text:span></text:span><text:span text:style-name="Default_20_Paragraph_20_Font"><text:span text:style-name="T1">12</text:span></text:span><text:span text:style-name="Default_20_Paragraph_20_Font"><text:span text:style-name="T2"> Si capra fuerit ejus oblatio, et obtulerit eam Domino, </text:span></text:span><text:span text:style-name="Default_20_Paragraph_20_Font"><text:span text:style-name="T1">13</text:span></text:span><text:span text:style-name="Default_20_Paragraph_20_Font"><text:span text:style-name="T2"> ponet manum suam super caput ejus: immolabitque eam in introitu tabernaculi testimonii, et fundent filii Aaron sanguinem ejus per altaris circuitum. </text:span></text:span><text:span text:style-name="Default_20_Paragraph_20_Font"><text:span text:style-name="T1">14</text:span></text:span><text:span text:style-name="Default_20_Paragraph_20_Font"><text:span text:style-name="T2"> Tollentque ex ea in pastum ignis dominici, adipem qui operit ventrem, et qui tegit universa vitalia: </text:span></text:span><text:span text:style-name="Default_20_Paragraph_20_Font"><text:span text:style-name="T1">15</text:span></text:span><text:span text:style-name="Default_20_Paragraph_20_Font"><text:span text:style-name="T2"> duos renunculos cum reticulo, quod est super eos juxta ilia, et arvinam jecoris cum renunculis: </text:span></text:span><text:span text:style-name="Default_20_Paragraph_20_Font"><text:span text:style-name="T1">16</text:span></text:span><text:span text:style-name="Default_20_Paragraph_20_Font"><text:span text:style-name="T2"> adolebitque ea super altare sacerdos in alimoniam ignis, et suavissimi odoris. Omnis adeps, Domini erit </text:span></text:span><text:span text:style-name="Default_20_Paragraph_20_Font"><text:span text:style-name="T1">17</text:span></text:span><text:span text:style-name="Default_20_Paragraph_20_Font"><text:span text:style-name="T2"> jure perpetuo in generationibus, et cunctis habitaculis vestris: nec sanguinem nec adipem omnino comedetis. </text:span></text:span></text:p>
      </text:section>
      <text:section text:style-name="Sect1" text:name="Sect4">
        <text:p text:style-name="P2"><text:soft-page-break/>Leviticus IV</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filiis Israël: Anima, quæ peccaverit per ignorantiam, et de universis mandatis Domini, quæ præcepit ut non fierent, quippiam fecerit: </text:span></text:span><text:span text:style-name="Default_20_Paragraph_20_Font"><text:span text:style-name="T1">3</text:span></text:span><text:span text:style-name="Default_20_Paragraph_20_Font"><text:span text:style-name="T2"> si sacerdos, qui unctus est, peccaverit, delinquere faciens populum, offeret pro peccato suo vitulum immaculatum Domino: </text:span></text:span><text:span text:style-name="Default_20_Paragraph_20_Font"><text:span text:style-name="T1">4</text:span></text:span><text:span text:style-name="Default_20_Paragraph_20_Font"><text:span text:style-name="T2"> et adducet illum ad ostium tabernaculi testimonii coram Domino, ponetque manum super caput ejus, et immolabit eum Domino. </text:span></text:span><text:span text:style-name="Default_20_Paragraph_20_Font"><text:span text:style-name="T1">5</text:span></text:span><text:span text:style-name="Default_20_Paragraph_20_Font"><text:span text:style-name="T2"> Hauriet quoque de sanguine vituli, inferens illum in tabernaculum testimonii. </text:span></text:span><text:span text:style-name="Default_20_Paragraph_20_Font"><text:span text:style-name="T1">6</text:span></text:span><text:span text:style-name="Default_20_Paragraph_20_Font"><text:span text:style-name="T2"> Cumque intinxerit digitum in sanguine, asperget eo septies coram Domino contra velum sanctuarii. </text:span></text:span><text:span text:style-name="Default_20_Paragraph_20_Font"><text:span text:style-name="T1">7</text:span></text:span><text:span text:style-name="Default_20_Paragraph_20_Font"><text:span text:style-name="T2"> Ponetque de eodem sanguine super cornua altaris thymiamatis gratissimi Domino, quod est in tabernaculo testimonii: omnem autem reliquum sanguinem fundet in basim altaris holocausti in introitu tabernaculi. </text:span></text:span><text:span text:style-name="Default_20_Paragraph_20_Font"><text:span text:style-name="T1">8</text:span></text:span><text:span text:style-name="Default_20_Paragraph_20_Font"><text:span text:style-name="T2"> Et adipem vituli auferet pro peccato, tam eum qui vitalia operit quam omnia quæ intrinsecus sunt: </text:span></text:span><text:span text:style-name="Default_20_Paragraph_20_Font"><text:span text:style-name="T1">9</text:span></text:span><text:span text:style-name="Default_20_Paragraph_20_Font"><text:span text:style-name="T2"> duos renunculos et reticulum quod est super eos juxta ilia, et adipem jecoris cum renunculis, </text:span></text:span><text:span text:style-name="Default_20_Paragraph_20_Font"><text:span text:style-name="T1">10</text:span></text:span><text:span text:style-name="Default_20_Paragraph_20_Font"><text:span text:style-name="T2"> sicut aufertur de vitulo hostiæ pacificorum: et adolebit ea super altare holocausti. </text:span></text:span><text:span text:style-name="Default_20_Paragraph_20_Font"><text:span text:style-name="T1">11</text:span></text:span><text:span text:style-name="Default_20_Paragraph_20_Font"><text:span text:style-name="T2"> Pellem vero et omnes carnes, cum capite et pedibus et intestinis et fimo, </text:span></text:span><text:span text:style-name="Default_20_Paragraph_20_Font"><text:span text:style-name="T1">12</text:span></text:span><text:span text:style-name="Default_20_Paragraph_20_Font"><text:span text:style-name="T2"> et reliquo corpore, efferet extra castra in locum mundum, ubi cineres effundi solent: incendetque ea super lignorum struem, quæ in loco effusorum cinerum cremabuntur.</text:span></text:span></text:p>
        <text:p text:style-name="P3"><text:span text:style-name="Default_20_Paragraph_20_Font"><text:span text:style-name="T1">13</text:span></text:span><text:span text:style-name="Default_20_Paragraph_20_Font"><text:span text:style-name="T2"> Quod si omnis turba Israël ignoraverit, et per imperitiam fecerit quod contra mandatum Domini est, </text:span></text:span><text:span text:style-name="Default_20_Paragraph_20_Font"><text:span text:style-name="T1">14</text:span></text:span><text:span text:style-name="Default_20_Paragraph_20_Font"><text:span text:style-name="T2"> et postea intellexerit peccatum suum, offeret pro peccato suo vitulum, adducetque eum ad ostium tabernaculi. </text:span></text:span><text:span text:style-name="Default_20_Paragraph_20_Font"><text:span text:style-name="T1">15</text:span></text:span><text:span text:style-name="Default_20_Paragraph_20_Font"><text:span text:style-name="T2"> Et ponent seniores populi manus super caput ejus coram Domino. Immolatoque vitulo in conspectu Domini, </text:span></text:span><text:span text:style-name="Default_20_Paragraph_20_Font"><text:span text:style-name="T1">16</text:span></text:span><text:span text:style-name="Default_20_Paragraph_20_Font"><text:span text:style-name="T2"> inferet sacerdos, qui unctus est, de sanguine ejus in tabernaculum testimonii, </text:span></text:span><text:span text:style-name="Default_20_Paragraph_20_Font"><text:span text:style-name="T1">17</text:span></text:span><text:span text:style-name="Default_20_Paragraph_20_Font"><text:span text:style-name="T2"> tincto digito aspergens septies contra velum. </text:span></text:span><text:span text:style-name="Default_20_Paragraph_20_Font"><text:span text:style-name="T1">18</text:span></text:span><text:span text:style-name="Default_20_Paragraph_20_Font"><text:span text:style-name="T2"> Ponetque de eodem sanguine in cornibus altaris, quod est coram Domino in tabernaculo testimonii: reliquum autem sanguinem fundet juxta basim altaris holocaustorum, quod est in ostio tabernaculi testimonii. </text:span></text:span><text:span text:style-name="Default_20_Paragraph_20_Font"><text:span text:style-name="T1">19</text:span></text:span><text:span text:style-name="Default_20_Paragraph_20_Font"><text:span text:style-name="T2"> Omnemque ejus adipem tollet, et adolebit super altare: </text:span></text:span><text:span text:style-name="Default_20_Paragraph_20_Font"><text:span text:style-name="T1">20</text:span></text:span><text:span text:style-name="Default_20_Paragraph_20_Font"><text:span text:style-name="T2"> sic faciens et de hoc vitulo quomodo fecit et prius: et rogante pro eis sacerdote, propitius erit eis Dominus. </text:span></text:span><text:span text:style-name="Default_20_Paragraph_20_Font"><text:span text:style-name="T1">21</text:span></text:span><text:span text:style-name="Default_20_Paragraph_20_Font"><text:span text:style-name="T2"> Ipsum autem vitulum efferet extra castra, atque comburet sicut et priorem vitulum: quia est pro peccato multitudinis.</text:span></text:span></text:p>
        <text:p text:style-name="P3"><text:span text:style-name="Default_20_Paragraph_20_Font"><text:span text:style-name="T1">22</text:span></text:span><text:span text:style-name="Default_20_Paragraph_20_Font"><text:span text:style-name="T2"> Si peccaverit princeps, et fecerit unum e pluribus per ignorantiam, quod Domini lege prohibetur: </text:span></text:span><text:span text:style-name="Default_20_Paragraph_20_Font"><text:span text:style-name="T1">23</text:span></text:span><text:span text:style-name="Default_20_Paragraph_20_Font"><text:span text:style-name="T2"> et postea intellexerit peccatum suum, offeret hostiam Domino, hircum de capris immaculatum. </text:span></text:span><text:span text:style-name="Default_20_Paragraph_20_Font"><text:span text:style-name="T1">24</text:span></text:span><text:span text:style-name="Default_20_Paragraph_20_Font"><text:span text:style-name="T2"> Ponetque manum suam super caput ejus: cumque immolaverit eum loco ubi solet mactari holocaustum coram Domino, quia pro peccato est, </text:span></text:span><text:span text:style-name="Default_20_Paragraph_20_Font"><text:span text:style-name="T1">25</text:span></text:span><text:span text:style-name="Default_20_Paragraph_20_Font"><text:span text:style-name="T2"> tinget sacerdos digitum in sanguine hostiæ pro peccato, tangens cornua altaris holocausti, et reliquum fundens ad basim ejus. </text:span></text:span><text:span text:style-name="Default_20_Paragraph_20_Font"><text:span text:style-name="T1">26</text:span></text:span><text:span text:style-name="Default_20_Paragraph_20_Font"><text:span text:style-name="T2"> Adipem vero adolebit supra, sicut in victimis pacificorum fieri solet: rogabitque pro eo sacerdos, et pro peccato ejus, et dimittetur ei.</text:span></text:span></text:p>
        <text:p text:style-name="P3"><text:soft-page-break/><text:span text:style-name="Default_20_Paragraph_20_Font"><text:span text:style-name="T1">27</text:span></text:span><text:span text:style-name="Default_20_Paragraph_20_Font"><text:span text:style-name="T2"> Quod si peccaverit anima per ignorantiam, de populo terræ, ut faciat quidquam de his, quæ Domini lege prohibentur, atque delinquat, </text:span></text:span><text:span text:style-name="Default_20_Paragraph_20_Font"><text:span text:style-name="T1">28</text:span></text:span><text:span text:style-name="Default_20_Paragraph_20_Font"><text:span text:style-name="T2"> et cognoverit peccatum suum, offeret capram immaculatam. </text:span></text:span><text:span text:style-name="Default_20_Paragraph_20_Font"><text:span text:style-name="T1">29</text:span></text:span><text:span text:style-name="Default_20_Paragraph_20_Font"><text:span text:style-name="T2"> Ponetque manum super caput hostiæ quæ pro peccato est, et immolabit eam in loco holocausti. </text:span></text:span><text:span text:style-name="Default_20_Paragraph_20_Font"><text:span text:style-name="T1">30</text:span></text:span><text:span text:style-name="Default_20_Paragraph_20_Font"><text:span text:style-name="T2"> Tolletque sacerdos de sanguine in digito suo: et tangens cornua altaris holocausti, reliquum fundet ad basim ejus. </text:span></text:span><text:span text:style-name="Default_20_Paragraph_20_Font"><text:span text:style-name="T1">31</text:span></text:span><text:span text:style-name="Default_20_Paragraph_20_Font"><text:span text:style-name="T2"> Omnem autem adipem auferens, sicut auferri solet de victimis pacificorum, adolebit super altare in odorem suavitatis Domino: rogabitque pro eo, et dimittetur ei. </text:span></text:span><text:span text:style-name="Default_20_Paragraph_20_Font"><text:span text:style-name="T1">32</text:span></text:span><text:span text:style-name="Default_20_Paragraph_20_Font"><text:span text:style-name="T2"> Sin autem de pecoribus obtulerit victimam pro peccato, ovem scilicet immaculatam: </text:span></text:span><text:span text:style-name="Default_20_Paragraph_20_Font"><text:span text:style-name="T1">33</text:span></text:span><text:span text:style-name="Default_20_Paragraph_20_Font"><text:span text:style-name="T2"> ponet manum super caput ejus, et immolabit eam in loco ubi solent cædi holocaustorum hostiæ. </text:span></text:span><text:span text:style-name="Default_20_Paragraph_20_Font"><text:span text:style-name="T1">34</text:span></text:span><text:span text:style-name="Default_20_Paragraph_20_Font"><text:span text:style-name="T2"> Sumetque sacerdos de sanguine ejus digito suo, et tangens cornua altaris holocausti, reliquum fundet ad basim ejus. </text:span></text:span><text:span text:style-name="Default_20_Paragraph_20_Font"><text:span text:style-name="T1">35</text:span></text:span><text:span text:style-name="Default_20_Paragraph_20_Font"><text:span text:style-name="T2"> Omnem quoque adipem auferens, sicut auferri solet adeps arietis, qui immolatur pro pacificis, cremabit super altare in incensum Domini: rogabitque pro eo, et pro peccato ejus, et dimittetur ei. </text:span></text:span></text:p>
      </text:section>
      <text:section text:style-name="Sect1" text:name="Sect5">
        <text:p text:style-name="P2">Leviticus V</text:p>
        <text:p text:style-name="P3"><text:span text:style-name="Default_20_Paragraph_20_Font"><text:span text:style-name="T1">1</text:span></text:span><text:span text:style-name="Default_20_Paragraph_20_Font"><text:span text:style-name="T2"> Si peccaverit anima, et audierit vocem jurantis, testisque fuerit quod aut ipse vidit, aut conscius est: nisi indicaverit, portabit iniquitatem suam. </text:span></text:span><text:span text:style-name="Default_20_Paragraph_20_Font"><text:span text:style-name="T1">2</text:span></text:span><text:span text:style-name="Default_20_Paragraph_20_Font"><text:span text:style-name="T2"> Anima quæ tetigerit aliquid immundum, sive quod occisum a bestia est, aut per se mortuum, aut quodlibet aliud reptile: et oblita fuerit immunditiæ suæ, rea est, et deliquit: </text:span></text:span><text:span text:style-name="Default_20_Paragraph_20_Font"><text:span text:style-name="T1">3</text:span></text:span><text:span text:style-name="Default_20_Paragraph_20_Font"><text:span text:style-name="T2"> et si tetigerit quidquam de immunditia hominis juxta omnem impuritatem, qua pollui solet, oblitaque cognoverit postea, subjacebit delicto.</text:span></text:span></text:p>
        <text:p text:style-name="P3"><text:span text:style-name="Default_20_Paragraph_20_Font"><text:span text:style-name="T1">4</text:span></text:span><text:span text:style-name="Default_20_Paragraph_20_Font"><text:span text:style-name="T2"> Anima, quæ juraverit, et protulerit labiis suis, ut vel male quid faceret, vel bene, et idipsum juramento et sermone firmaverit, oblitaque postea intellexerit delictum suum, </text:span></text:span><text:span text:style-name="Default_20_Paragraph_20_Font"><text:span text:style-name="T1">5</text:span></text:span><text:span text:style-name="Default_20_Paragraph_20_Font"><text:span text:style-name="T2"> agat pœnitentiam pro peccato, </text:span></text:span><text:span text:style-name="Default_20_Paragraph_20_Font"><text:span text:style-name="T1">6</text:span></text:span><text:span text:style-name="Default_20_Paragraph_20_Font"><text:span text:style-name="T2"> et offerat de gregibus agnam sive capram, orabitque pro ea sacerdos et pro peccato ejus. </text:span></text:span><text:span text:style-name="Default_20_Paragraph_20_Font"><text:span text:style-name="T1">7</text:span></text:span><text:span text:style-name="Default_20_Paragraph_20_Font"><text:span text:style-name="T2"> Sin autem non potuerit offerre pecus, offerat duos turtures, vel duos pullos columbarum Domino, unum pro peccato, et alterum in holocaustum, </text:span></text:span><text:span text:style-name="Default_20_Paragraph_20_Font"><text:span text:style-name="T1">8</text:span></text:span><text:span text:style-name="Default_20_Paragraph_20_Font"><text:span text:style-name="T2"> dabitque eos sacerdoti: qui primum offerens pro peccato, retorquebit caput ejus ad pennulas, ita ut collo hæreat, et non penitus abrumpatur. </text:span></text:span><text:span text:style-name="Default_20_Paragraph_20_Font"><text:span text:style-name="T1">9</text:span></text:span><text:span text:style-name="Default_20_Paragraph_20_Font"><text:span text:style-name="T2"> Et asperget de sanguine ejus parietem altaris; quidquid autem reliquum fuerit, faciet distillare ad fundamentum ejus, quia pro peccato est. </text:span></text:span><text:span text:style-name="Default_20_Paragraph_20_Font"><text:span text:style-name="T1">10</text:span></text:span><text:span text:style-name="Default_20_Paragraph_20_Font"><text:span text:style-name="T2"> Alterum vero adolebit in holocaustum, ut fieri solet: rogabitque pro eo sacerdos et pro peccato ejus, et dimittetur ei. </text:span></text:span><text:span text:style-name="Default_20_Paragraph_20_Font"><text:span text:style-name="T1">11</text:span></text:span><text:span text:style-name="Default_20_Paragraph_20_Font"><text:span text:style-name="T2"> Quod si non quiverit manus ejus duos offerre turtures, aut duos pullos columbarum, offeret pro peccato suo similæ partem ephi decimam: non mittet in eam oleum, nec thuris aliquid imponet, quia pro peccato est. </text:span></text:span><text:span text:style-name="Default_20_Paragraph_20_Font"><text:span text:style-name="T1">12</text:span></text:span><text:span text:style-name="Default_20_Paragraph_20_Font"><text:span text:style-name="T2"> Tradetque eam sacerdoti: qui plenum ex ea pugillum hauriens, cremabit super altare in monimentum ejus qui obtulerit, </text:span></text:span><text:span text:style-name="Default_20_Paragraph_20_Font"><text:span text:style-name="T1">13</text:span></text:span><text:span text:style-name="Default_20_Paragraph_20_Font"><text:span text:style-name="T2"> rogans pro illo et expians: reliquam vero partem ipse habebit in munere.</text:span></text:span></text:p>
        <text:p text:style-name="P3"><text:soft-page-break/><text:span text:style-name="Default_20_Paragraph_20_Font"><text:span text:style-name="T1">14</text:span></text:span><text:span text:style-name="Default_20_Paragraph_20_Font"><text:span text:style-name="T2"> Locutusque est Dominus ad Moysen, dicens: </text:span></text:span><text:span text:style-name="Default_20_Paragraph_20_Font"><text:span text:style-name="T1">15</text:span></text:span><text:span text:style-name="Default_20_Paragraph_20_Font"><text:span text:style-name="T2"> Anima si prævaricans cæremonias, per errorem, in his quæ Domino sunt sanctificata, peccaverit, offeret pro delicto suo arietem immaculatum de gregibus, qui emi potest duobus siclis, juxta pondus sanctuarii: </text:span></text:span><text:span text:style-name="Default_20_Paragraph_20_Font"><text:span text:style-name="T1">16</text:span></text:span><text:span text:style-name="Default_20_Paragraph_20_Font"><text:span text:style-name="T2"> ipsumque quod intulit damni restituet, et quintam partem ponet supra, tradens sacerdoti, qui rogabit pro eo offerens arietem, et dimittetur ei. </text:span></text:span><text:span text:style-name="Default_20_Paragraph_20_Font"><text:span text:style-name="T1">17</text:span></text:span><text:span text:style-name="Default_20_Paragraph_20_Font"><text:span text:style-name="T2"> Anima si peccaverit per ignorantiam, feceritque unum ex his quæ Domini lege prohibentur, et peccati rea intellexerit iniquitatem suam, </text:span></text:span><text:span text:style-name="Default_20_Paragraph_20_Font"><text:span text:style-name="T1">18</text:span></text:span><text:span text:style-name="Default_20_Paragraph_20_Font"><text:span text:style-name="T2"> offeret arietem immaculatum de gregibus sacerdoti, juxta mensuram æstimationemque peccati: qui orabit pro eo, quia nesciens fecerit: et dimittetur ei, </text:span></text:span><text:span text:style-name="Default_20_Paragraph_20_Font"><text:span text:style-name="T1">19</text:span></text:span><text:span text:style-name="Default_20_Paragraph_20_Font"><text:span text:style-name="T2"> quia per errorem deliquit in Dominum. </text:span></text:span></text:p>
      </text:section>
      <text:section text:style-name="Sect1" text:name="Sect6">
        <text:p text:style-name="P2">Leviticus VI</text:p>
        <text:p text:style-name="P3"><text:span text:style-name="Default_20_Paragraph_20_Font"><text:span text:style-name="T1">1</text:span></text:span><text:span text:style-name="Default_20_Paragraph_20_Font"><text:span text:style-name="T2"> Locutus est Dominus ad Moysen, dicens: </text:span></text:span><text:span text:style-name="Default_20_Paragraph_20_Font"><text:span text:style-name="T1">2</text:span></text:span><text:span text:style-name="Default_20_Paragraph_20_Font"><text:span text:style-name="T2"> Anima quæ peccaverit, et contempto Domino, negaverit proximo suo depositum quod fidei ejus creditum fuerat, vel vi aliquid extorserit, aut calumniam fecerit, </text:span></text:span><text:span text:style-name="Default_20_Paragraph_20_Font"><text:span text:style-name="T1">3</text:span></text:span><text:span text:style-name="Default_20_Paragraph_20_Font"><text:span text:style-name="T2"> sive rem perditam invenerit, et inficians insuper pejeraverit, et quodlibet aliud ex pluribus fecerit, in quibus solent peccare homines, </text:span></text:span><text:span text:style-name="Default_20_Paragraph_20_Font"><text:span text:style-name="T1">4</text:span></text:span><text:span text:style-name="Default_20_Paragraph_20_Font"><text:span text:style-name="T2"> convicta delicti, </text:span></text:span><text:span text:style-name="Default_20_Paragraph_20_Font"><text:span text:style-name="T1">5</text:span></text:span><text:span text:style-name="Default_20_Paragraph_20_Font"><text:span text:style-name="T2"> reddet omnia, quæ per fraudem voluit obtinere, integra, et quintam insuper partem domino cui damnum intulerat. </text:span></text:span><text:span text:style-name="Default_20_Paragraph_20_Font"><text:span text:style-name="T1">6</text:span></text:span><text:span text:style-name="Default_20_Paragraph_20_Font"><text:span text:style-name="T2"> Pro peccato autem suo offeret arietem immaculatum de grege, et dabit eum sacerdoti, juxta æstimationem mensuramque delicti: </text:span></text:span><text:span text:style-name="Default_20_Paragraph_20_Font"><text:span text:style-name="T1">7</text:span></text:span><text:span text:style-name="Default_20_Paragraph_20_Font"><text:span text:style-name="T2"> qui rogabit pro eo coram Domino, et dimittetur illi pro singulis quæ faciendo peccavit.</text:span></text:span></text:p>
        <text:p text:style-name="P3"><text:span text:style-name="Default_20_Paragraph_20_Font"><text:span text:style-name="T1">8</text:span></text:span><text:span text:style-name="Default_20_Paragraph_20_Font"><text:span text:style-name="T2"> Locutusque est Dominus ad Moysen, dicens: </text:span></text:span><text:span text:style-name="Default_20_Paragraph_20_Font"><text:span text:style-name="T1">9</text:span></text:span><text:span text:style-name="Default_20_Paragraph_20_Font"><text:span text:style-name="T2"> Præcipe Aaron et filiis ejus: Hæc est lex holocausti: cremabitur in altari tota nocte usque mane: ignis ex eodem altari erit. </text:span></text:span><text:span text:style-name="Default_20_Paragraph_20_Font"><text:span text:style-name="T1">10</text:span></text:span><text:span text:style-name="Default_20_Paragraph_20_Font"><text:span text:style-name="T2"> Vestietur tunica sacerdos et feminalibus lineis: tolletque cineres, quos vorans ignis exussit, et ponens juxta altare, </text:span></text:span><text:span text:style-name="Default_20_Paragraph_20_Font"><text:span text:style-name="T1">11</text:span></text:span><text:span text:style-name="Default_20_Paragraph_20_Font"><text:span text:style-name="T2"> spoliabitur prioribus vestimentis, indutusque aliis, efferret eos extra castra, et in loco mundissimo usque ad favillam consumi faciet. </text:span></text:span><text:span text:style-name="Default_20_Paragraph_20_Font"><text:span text:style-name="T1">12</text:span></text:span><text:span text:style-name="Default_20_Paragraph_20_Font"><text:span text:style-name="T2"> Ignis autem in altari semper ardebit, quem nutriet sacerdos subjiciens ligna mane per singulos dies, et imposito holocausto, desuper adolebit adipes pacificorum. </text:span></text:span><text:span text:style-name="Default_20_Paragraph_20_Font"><text:span text:style-name="T1">13</text:span></text:span><text:span text:style-name="Default_20_Paragraph_20_Font"><text:span text:style-name="T2"> Ignis est iste perpetuus, qui numquam deficiet in altari. </text:span></text:span><text:span text:style-name="Default_20_Paragraph_20_Font"><text:span text:style-name="T1">14</text:span></text:span><text:span text:style-name="Default_20_Paragraph_20_Font"><text:span text:style-name="T2"> Hæc est lex sacrificii et libamentorum, quæ offerent filii Aaron coram Domino, et coram altari. </text:span></text:span><text:span text:style-name="Default_20_Paragraph_20_Font"><text:span text:style-name="T1">15</text:span></text:span><text:span text:style-name="Default_20_Paragraph_20_Font"><text:span text:style-name="T2"> Tollet sacerdos pugillum similæ, quæ conspersa est oleo, et totum thus, quod super similam positum est: adolebitque illud in altari in monimentum odoris suavissimi Domino: </text:span></text:span><text:span text:style-name="Default_20_Paragraph_20_Font"><text:span text:style-name="T1">16</text:span></text:span><text:span text:style-name="Default_20_Paragraph_20_Font"><text:span text:style-name="T2"> reliquam autem partem similæ comedet Aaron cum filiis suis, absque fermento: et comedet in loco sancto atrii tabernaculi. </text:span></text:span><text:span text:style-name="Default_20_Paragraph_20_Font"><text:span text:style-name="T1">17</text:span></text:span><text:span text:style-name="Default_20_Paragraph_20_Font"><text:span text:style-name="T2"> Ideo autem non fermentabitur, quia pars ejus in Domini offertur incensum. Sanctum sanctorum erit, sicut pro peccato atque delicto. </text:span></text:span><text:span text:style-name="Default_20_Paragraph_20_Font"><text:span text:style-name="T1">18</text:span></text:span><text:span text:style-name="Default_20_Paragraph_20_Font"><text:span text:style-name="T2"> Mares tantum stirpis Aaron comedent illud. Legitimum ac sempiternum erit in generationibus vestris de sacrificiis Domini: omnis qui tetigerit illa, sanctificabitur. </text:span></text:span><text:span text:style-name="Default_20_Paragraph_20_Font"><text:span text:style-name="T1">19</text:span></text:span><text:span text:style-name="Default_20_Paragraph_20_Font"><text:span text:style-name="T2"> Locutusque est Dominus ad Moysen, dicens: </text:span></text:span><text:span text:style-name="Default_20_Paragraph_20_Font"><text:span text:style-name="T1">20</text:span></text:span><text:span text:style-name="Default_20_Paragraph_20_Font"><text:span text:style-name="T2"> Hæc est oblatio Aaron, et filiorum ejus, quam offerre debent Domino in die unctionis suæ. Decimam partem ephi offerent similæ in sacrificio sempiterno, medium ejus mane, et medium ejus vespere: </text:span></text:span><text:span text:style-name="Default_20_Paragraph_20_Font"><text:span text:style-name="T1">21</text:span></text:span><text:span text:style-name="Default_20_Paragraph_20_Font"><text:span text:style-name="T2"> quæ in sartagine oleo conspersa frigetur. Offeret autem eam </text:span></text:span><text:soft-page-break/><text:span text:style-name="Default_20_Paragraph_20_Font"><text:span text:style-name="T2">calidam in odorem suavissimum Domino </text:span></text:span><text:span text:style-name="Default_20_Paragraph_20_Font"><text:span text:style-name="T1">22</text:span></text:span><text:span text:style-name="Default_20_Paragraph_20_Font"><text:span text:style-name="T2"> sacerdos, qui jure patri successerit, et tota cremabitur in altari. </text:span></text:span><text:span text:style-name="Default_20_Paragraph_20_Font"><text:span text:style-name="T1">23</text:span></text:span><text:span text:style-name="Default_20_Paragraph_20_Font"><text:span text:style-name="T2"> Omne enim sacrificium sacerdotum igne consumetur, nec quisquam comedet ex eo.</text:span></text:span></text:p>
        <text:p text:style-name="P3"><text:span text:style-name="Default_20_Paragraph_20_Font"><text:span text:style-name="T1">24</text:span></text:span><text:span text:style-name="Default_20_Paragraph_20_Font"><text:span text:style-name="T2"> Locutus est autem Dominus ad Moysen, dicens: </text:span></text:span><text:span text:style-name="Default_20_Paragraph_20_Font"><text:span text:style-name="T1">25</text:span></text:span><text:span text:style-name="Default_20_Paragraph_20_Font"><text:span text:style-name="T2"> Loquere Aaron et filiis ejus: Ista est lex hostiæ pro peccato: in loco ubi offertur holocaustum, immolabitur coram Domino. Sanctum sanctorum est. </text:span></text:span><text:span text:style-name="Default_20_Paragraph_20_Font"><text:span text:style-name="T1">26</text:span></text:span><text:span text:style-name="Default_20_Paragraph_20_Font"><text:span text:style-name="T2"> Sacerdos, qui offert, comedet eam in loco sancto, in atrio tabernaculi. </text:span></text:span><text:span text:style-name="Default_20_Paragraph_20_Font"><text:span text:style-name="T1">27</text:span></text:span><text:span text:style-name="Default_20_Paragraph_20_Font"><text:span text:style-name="T2"> Quidquid tetigerit carnes ejus, sanctificabitur. Si de sanguine illius vestis fuerit aspersa, lavabitur in loco sancto. </text:span></text:span><text:span text:style-name="Default_20_Paragraph_20_Font"><text:span text:style-name="T1">28</text:span></text:span><text:span text:style-name="Default_20_Paragraph_20_Font"><text:span text:style-name="T2"> Vas autem fictile, in quo cocta est, confringetur; quod si vas æneum fuerit, defricabitur, et lavabitur aqua. </text:span></text:span><text:span text:style-name="Default_20_Paragraph_20_Font"><text:span text:style-name="T1">29</text:span></text:span><text:span text:style-name="Default_20_Paragraph_20_Font"><text:span text:style-name="T2"> Omnis masculus de genere sacerdotali vescetur de carnibus ejus, quia Sanctum sanctorum est. </text:span></text:span><text:span text:style-name="Default_20_Paragraph_20_Font"><text:span text:style-name="T1">30</text:span></text:span><text:span text:style-name="Default_20_Paragraph_20_Font"><text:span text:style-name="T2"> Hostia enim quæ cæditur pro peccato, cujus sanguis infertur in tabernaculum testimonii ad expiandum in sanctuario, non comedetur, sed comburetur igni. </text:span></text:span></text:p>
      </text:section>
      <text:section text:style-name="Sect1" text:name="Sect7">
        <text:p text:style-name="P2">Leviticus VII</text:p>
        <text:p text:style-name="P3"><text:span text:style-name="Default_20_Paragraph_20_Font"><text:span text:style-name="T1">1</text:span></text:span><text:span text:style-name="Default_20_Paragraph_20_Font"><text:span text:style-name="T2"> Hæc quoque lex hostiæ pro delicto, Sancta sanctorum est: </text:span></text:span><text:span text:style-name="Default_20_Paragraph_20_Font"><text:span text:style-name="T1">2</text:span></text:span><text:span text:style-name="Default_20_Paragraph_20_Font"><text:span text:style-name="T2"> idcirco ubi immolabitur holocaustum, mactabitur et victima pro delicto: sanguis ejus per gyrum altaris fundetur. </text:span></text:span><text:span text:style-name="Default_20_Paragraph_20_Font"><text:span text:style-name="T1">3</text:span></text:span><text:span text:style-name="Default_20_Paragraph_20_Font"><text:span text:style-name="T2"> Offerent ex ea caudam et adipem qui operit vitalia: </text:span></text:span><text:span text:style-name="Default_20_Paragraph_20_Font"><text:span text:style-name="T1">4</text:span></text:span><text:span text:style-name="Default_20_Paragraph_20_Font"><text:span text:style-name="T2"> duos renunculos, et pinguedinem quæ juxta ilia est, reticulumque jecoris cum renunculis. </text:span></text:span><text:span text:style-name="Default_20_Paragraph_20_Font"><text:span text:style-name="T1">5</text:span></text:span><text:span text:style-name="Default_20_Paragraph_20_Font"><text:span text:style-name="T2"> Et adolebit ea sacerdos super altare: incensum est Domini pro delicto. </text:span></text:span><text:span text:style-name="Default_20_Paragraph_20_Font"><text:span text:style-name="T1">6</text:span></text:span><text:span text:style-name="Default_20_Paragraph_20_Font"><text:span text:style-name="T2"> Omnis masculus de sacerdotali genere, in loco sancto vescetur his carnibus, quia Sanctum sanctorum est. </text:span></text:span><text:span text:style-name="Default_20_Paragraph_20_Font"><text:span text:style-name="T1">7</text:span></text:span><text:span text:style-name="Default_20_Paragraph_20_Font"><text:span text:style-name="T2"> Sicut pro peccato offertur hostia, ita et pro delicto: utriusque hostiæ lex una erit: ad sacerdotem, qui eam obtulerit, pertinebit. </text:span></text:span><text:span text:style-name="Default_20_Paragraph_20_Font"><text:span text:style-name="T1">8</text:span></text:span><text:span text:style-name="Default_20_Paragraph_20_Font"><text:span text:style-name="T2"> Sacerdos qui offert holocausti victimam, habebit pellem ejus. </text:span></text:span><text:span text:style-name="Default_20_Paragraph_20_Font"><text:span text:style-name="T1">9</text:span></text:span><text:span text:style-name="Default_20_Paragraph_20_Font"><text:span text:style-name="T2"> Et omne sacrificium similæ, quod coquitur in clibano, et quidquid in craticula, vel in sartagine præparatur, ejus erit sacerdotis a quo offertur: </text:span></text:span><text:span text:style-name="Default_20_Paragraph_20_Font"><text:span text:style-name="T1">10</text:span></text:span><text:span text:style-name="Default_20_Paragraph_20_Font"><text:span text:style-name="T2"> sive oleo conspersa, sive arida fuerint, cunctis filiis Aaron mensura æqua per singulos dividetur.</text:span></text:span></text:p>
        <text:p text:style-name="P3"><text:span text:style-name="Default_20_Paragraph_20_Font"><text:span text:style-name="T1">11</text:span></text:span><text:span text:style-name="Default_20_Paragraph_20_Font"><text:span text:style-name="T2"> Hæc est lex hostiæ pacificorum quæ offertur Domino. </text:span></text:span><text:span text:style-name="Default_20_Paragraph_20_Font"><text:span text:style-name="T1">12</text:span></text:span><text:span text:style-name="Default_20_Paragraph_20_Font"><text:span text:style-name="T2"> Si pro gratiarum actione oblatio fuerit, offerent panes absque fermento conspersos oleo, et lagana azyma uncta oleo, coctamque similam, et collyridas olei admistione conspersas: </text:span></text:span><text:span text:style-name="Default_20_Paragraph_20_Font"><text:span text:style-name="T1">13</text:span></text:span><text:span text:style-name="Default_20_Paragraph_20_Font"><text:span text:style-name="T2"> panes quoque fermentatos cum hostia gratiarum, quæ immolatur pro pacificis: </text:span></text:span><text:span text:style-name="Default_20_Paragraph_20_Font"><text:span text:style-name="T1">14</text:span></text:span><text:span text:style-name="Default_20_Paragraph_20_Font"><text:span text:style-name="T2"> ex quibus unus pro primitiis offeretur Domino, et erit sacerdotis qui fundet hostiæ sanguinem, </text:span></text:span><text:span text:style-name="Default_20_Paragraph_20_Font"><text:span text:style-name="T1">15</text:span></text:span><text:span text:style-name="Default_20_Paragraph_20_Font"><text:span text:style-name="T2"> cujus carnes eadem comedentur die, nec remanebit ex eis quidquam usque mane. </text:span></text:span><text:span text:style-name="Default_20_Paragraph_20_Font"><text:span text:style-name="T1">16</text:span></text:span><text:span text:style-name="Default_20_Paragraph_20_Font"><text:span text:style-name="T2"> Si voto, vel sponte quispiam obtulerit hostiam, eadem similiter edetur die: sed et si quid in crastinum remanserit, vesci licitum est: </text:span></text:span><text:span text:style-name="Default_20_Paragraph_20_Font"><text:span text:style-name="T1">17</text:span></text:span><text:span text:style-name="Default_20_Paragraph_20_Font"><text:span text:style-name="T2"> quidquid autem tertius invenerit dies, ignis absumet. </text:span></text:span><text:span text:style-name="Default_20_Paragraph_20_Font"><text:span text:style-name="T1">18</text:span></text:span><text:span text:style-name="Default_20_Paragraph_20_Font"><text:span text:style-name="T2"> Si quis de carnibus victimæ pacificorum die tertio comederit, irrita fiet oblatio, nec proderit offerenti: quin potius quæcumque anima tali se edulio contaminaverit, prævaricationis rea erit. </text:span></text:span><text:span text:style-name="Default_20_Paragraph_20_Font"><text:span text:style-name="T1">19</text:span></text:span><text:span text:style-name="Default_20_Paragraph_20_Font"><text:span text:style-name="T2"> Caro, quæ aliquid tetigerit immundum, non comedetur, sed comburetur igni: qui fuerit mundus, vescetur ex ea. </text:span></text:span><text:span text:style-name="Default_20_Paragraph_20_Font"><text:span text:style-name="T1">20</text:span></text:span><text:span text:style-name="Default_20_Paragraph_20_Font"><text:span text:style-name="T2"> Anima polluta quæ ederit de </text:span></text:span><text:soft-page-break/><text:span text:style-name="Default_20_Paragraph_20_Font"><text:span text:style-name="T2">carnibus hostiæ pacificorum, quæ oblata est Domino, peribit de populis suis. </text:span></text:span><text:span text:style-name="Default_20_Paragraph_20_Font"><text:span text:style-name="T1">21</text:span></text:span><text:span text:style-name="Default_20_Paragraph_20_Font"><text:span text:style-name="T2"> Et quæ tetigerit immunditiam hominis, vel jumenti, sive omnis rei quæ polluere potest, et comederit de hujuscemodi carnibus, interibit de populis suis.</text:span></text:span></text:p>
        <text:p text:style-name="P3"><text:span text:style-name="Default_20_Paragraph_20_Font"><text:span text:style-name="T1">22</text:span></text:span><text:span text:style-name="Default_20_Paragraph_20_Font"><text:span text:style-name="T2"> Locutusque est Dominus ad Moysen, dicens: </text:span></text:span><text:span text:style-name="Default_20_Paragraph_20_Font"><text:span text:style-name="T1">23</text:span></text:span><text:span text:style-name="Default_20_Paragraph_20_Font"><text:span text:style-name="T2"> Loquere filiis Israël: Adipem ovis, et bovis, et capræ non comedetis. </text:span></text:span><text:span text:style-name="Default_20_Paragraph_20_Font"><text:span text:style-name="T1">24</text:span></text:span><text:span text:style-name="Default_20_Paragraph_20_Font"><text:span text:style-name="T2"> Adipem cadaveris morticini, et ejus animalis, quod a bestia captum est, habebitis in varios usus. </text:span></text:span><text:span text:style-name="Default_20_Paragraph_20_Font"><text:span text:style-name="T1">25</text:span></text:span><text:span text:style-name="Default_20_Paragraph_20_Font"><text:span text:style-name="T2"> Si quis adipem, qui offerri debet in incensum Domini, comederit, peribit de populo suo. </text:span></text:span><text:span text:style-name="Default_20_Paragraph_20_Font"><text:span text:style-name="T1">26</text:span></text:span><text:span text:style-name="Default_20_Paragraph_20_Font"><text:span text:style-name="T2"> Sanguinem quoque omnis animalis non sumetis in cibo, tam de avibus quam de pecoribus. </text:span></text:span><text:span text:style-name="Default_20_Paragraph_20_Font"><text:span text:style-name="T1">27</text:span></text:span><text:span text:style-name="Default_20_Paragraph_20_Font"><text:span text:style-name="T2"> Omnis anima, quæ ederit sanguinem, peribit de populis suis.</text:span></text:span></text:p>
        <text:p text:style-name="P3"><text:span text:style-name="Default_20_Paragraph_20_Font"><text:span text:style-name="T1">28</text:span></text:span><text:span text:style-name="Default_20_Paragraph_20_Font"><text:span text:style-name="T2"> Locutusque est Dominus ad Moysen, dicens: </text:span></text:span><text:span text:style-name="Default_20_Paragraph_20_Font"><text:span text:style-name="T1">29</text:span></text:span><text:span text:style-name="Default_20_Paragraph_20_Font"><text:span text:style-name="T2"> Loquere filiis Israël, dicens: Qui offert victimam pacificorum Domino, offerat simul et sacrificium, id est, libamenta ejus. </text:span></text:span><text:span text:style-name="Default_20_Paragraph_20_Font"><text:span text:style-name="T1">30</text:span></text:span><text:span text:style-name="Default_20_Paragraph_20_Font"><text:span text:style-name="T2"> Tenebit manibus adipem hostiæ, et pectusculum: cumque ambo oblata Domino consecraverit, tradet sacerdoti, </text:span></text:span><text:span text:style-name="Default_20_Paragraph_20_Font"><text:span text:style-name="T1">31</text:span></text:span><text:span text:style-name="Default_20_Paragraph_20_Font"><text:span text:style-name="T2"> qui adolebit adipem super altare, pectusculum autem erit Aaron et filiorum ejus. </text:span></text:span><text:span text:style-name="Default_20_Paragraph_20_Font"><text:span text:style-name="T1">32</text:span></text:span><text:span text:style-name="Default_20_Paragraph_20_Font"><text:span text:style-name="T2"> Armus quoque dexter de pacificorum hostiis cedet in primitias sacerdotis. </text:span></text:span><text:span text:style-name="Default_20_Paragraph_20_Font"><text:span text:style-name="T1">33</text:span></text:span><text:span text:style-name="Default_20_Paragraph_20_Font"><text:span text:style-name="T2"> Qui obtulerit sanguinem et adipem filiorum Aaron, ipse habebit et armum dextrum in portione sua. </text:span></text:span><text:span text:style-name="Default_20_Paragraph_20_Font"><text:span text:style-name="T1">34</text:span></text:span><text:span text:style-name="Default_20_Paragraph_20_Font"><text:span text:style-name="T2"> Pectusculum enim elevationis, et armum separationis, tuli a filiis Israël de hostiis eorum pacificis, et dedi Aaron sacerdoti, et filiis ejus, lege perpetua, ab omni populo Israël. </text:span></text:span><text:span text:style-name="Default_20_Paragraph_20_Font"><text:span text:style-name="T1">35</text:span></text:span><text:span text:style-name="Default_20_Paragraph_20_Font"><text:span text:style-name="T2"> Hæc est unctio Aaron et filiorum ejus in cæremoniis Domini die qua obtulit eos Moyses, ut sacerdotio fungerentur, </text:span></text:span><text:span text:style-name="Default_20_Paragraph_20_Font"><text:span text:style-name="T1">36</text:span></text:span><text:span text:style-name="Default_20_Paragraph_20_Font"><text:span text:style-name="T2"> et quæ præcepit eis dari Dominus a filiis Israël religione perpetua in generationibus suis. </text:span></text:span><text:span text:style-name="Default_20_Paragraph_20_Font"><text:span text:style-name="T1">37</text:span></text:span><text:span text:style-name="Default_20_Paragraph_20_Font"><text:span text:style-name="T2"> Ista est lex holocausti, et sacrificii pro peccato atque delicto, et pro consecratione et pacificorum victimis, </text:span></text:span><text:span text:style-name="Default_20_Paragraph_20_Font"><text:span text:style-name="T1">38</text:span></text:span><text:span text:style-name="Default_20_Paragraph_20_Font"><text:span text:style-name="T2"> quam constituit Dominus Moysi in monte Sinai, quando mandabit filiis Israël ut offerrent oblationes suas Domino in deserto Sinai. </text:span></text:span></text:p>
      </text:section>
      <text:section text:style-name="Sect1" text:name="Sect8">
        <text:p text:style-name="P2">Leviticus VI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Tolle Aaron cum filiis suis, vestes eorum, et unctionis oleum, vitulum pro peccato, duos arietes, canistrum cum azymis: </text:span></text:span><text:span text:style-name="Default_20_Paragraph_20_Font"><text:span text:style-name="T1">3</text:span></text:span><text:span text:style-name="Default_20_Paragraph_20_Font"><text:span text:style-name="T2"> et congregabis omnem cœtum ad ostium tabernaculi. </text:span></text:span><text:span text:style-name="Default_20_Paragraph_20_Font"><text:span text:style-name="T1">4</text:span></text:span><text:span text:style-name="Default_20_Paragraph_20_Font"><text:span text:style-name="T2"> Fecit Moyses ut Dominus imperaverat. Congregataque omni turba ante fores tabernaculi, </text:span></text:span><text:span text:style-name="Default_20_Paragraph_20_Font"><text:span text:style-name="T1">5</text:span></text:span><text:span text:style-name="Default_20_Paragraph_20_Font"><text:span text:style-name="T2"> ait: Iste est sermo, quem jussit Dominus fieri. </text:span></text:span><text:span text:style-name="Default_20_Paragraph_20_Font"><text:span text:style-name="T1">6</text:span></text:span><text:span text:style-name="Default_20_Paragraph_20_Font"><text:span text:style-name="T2"> Statimque obtulit Aaron et filios ejus. Cumque lavisset eos, </text:span></text:span><text:span text:style-name="Default_20_Paragraph_20_Font"><text:span text:style-name="T1">7</text:span></text:span><text:span text:style-name="Default_20_Paragraph_20_Font"><text:span text:style-name="T2"> vestivit pontificem subucula linea, accingens eum balteo, et induens eum tunica hyacinthina, et desuper humerale imposuit, </text:span></text:span><text:span text:style-name="Default_20_Paragraph_20_Font"><text:span text:style-name="T1">8</text:span></text:span><text:span text:style-name="Default_20_Paragraph_20_Font"><text:span text:style-name="T2"> quod astringens cingulo aptavit rationali, in quo erat Doctrina et Veritas. </text:span></text:span><text:span text:style-name="Default_20_Paragraph_20_Font"><text:span text:style-name="T1">9</text:span></text:span><text:span text:style-name="Default_20_Paragraph_20_Font"><text:span text:style-name="T2"> Cidari quoque texit caput: et super eam, contra frontem, posuit laminam auream consecratam in sanctificatione, sicut præceperat ei Dominus. </text:span></text:span><text:span text:style-name="Default_20_Paragraph_20_Font"><text:span text:style-name="T1">10</text:span></text:span><text:span text:style-name="Default_20_Paragraph_20_Font"><text:span text:style-name="T2"> Tulit et unctionis oleum, quo linivit tabernaculum cum omni supellectili sua. </text:span></text:span><text:span text:style-name="Default_20_Paragraph_20_Font"><text:span text:style-name="T1">11</text:span></text:span><text:span text:style-name="Default_20_Paragraph_20_Font"><text:span text:style-name="T2"> Cumque sanctificans aspersisset altare septem vicibus, unxit illud, et omnia vasa ejus, labrumque cum basi sua sanctificavit oleo. </text:span></text:span><text:span text:style-name="Default_20_Paragraph_20_Font"><text:span text:style-name="T1">12</text:span></text:span><text:span text:style-name="Default_20_Paragraph_20_Font"><text:span text:style-name="T2"> Quod fundens super caput </text:span></text:span><text:soft-page-break/><text:span text:style-name="Default_20_Paragraph_20_Font"><text:span text:style-name="T2">Aaron, unxit eum, et consecravit: </text:span></text:span><text:span text:style-name="Default_20_Paragraph_20_Font"><text:span text:style-name="T1">13</text:span></text:span><text:span text:style-name="Default_20_Paragraph_20_Font"><text:span text:style-name="T2"> filios quoque ejus oblatos vestivit tunicis lineis, et cinxit balteis, imposuitque mitras, ut jusserat Dominus.</text:span></text:span></text:p>
        <text:p text:style-name="P3"><text:span text:style-name="Default_20_Paragraph_20_Font"><text:span text:style-name="T1">14</text:span></text:span><text:span text:style-name="Default_20_Paragraph_20_Font"><text:span text:style-name="T2"> Obtulit et vitulum pro peccato: cumque super caput ejus posuisset Aaron et filii ejus manus suas, </text:span></text:span><text:span text:style-name="Default_20_Paragraph_20_Font"><text:span text:style-name="T1">15</text:span></text:span><text:span text:style-name="Default_20_Paragraph_20_Font"><text:span text:style-name="T2"> immolavit eum, hauriens sanguinem, et tincto digito, tetigit cornua altaris per gyrum: quo expiato et sanctificato, fudit reliquum sanguinem ad fundamenta ejus. </text:span></text:span><text:span text:style-name="Default_20_Paragraph_20_Font"><text:span text:style-name="T1">16</text:span></text:span><text:span text:style-name="Default_20_Paragraph_20_Font"><text:span text:style-name="T2"> Adipem vero qui erat super vitalia, et reticulum jecoris, duosque renunculos, cum arvinulis suis, adolevit super altare: </text:span></text:span><text:span text:style-name="Default_20_Paragraph_20_Font"><text:span text:style-name="T1">17</text:span></text:span><text:span text:style-name="Default_20_Paragraph_20_Font"><text:span text:style-name="T2"> vitulum cum pelle, et carnibus, et fimo, cremans extra castra, sicut præceperat Dominus. </text:span></text:span><text:span text:style-name="Default_20_Paragraph_20_Font"><text:span text:style-name="T1">18</text:span></text:span><text:span text:style-name="Default_20_Paragraph_20_Font"><text:span text:style-name="T2"> Obtulit et arietem in holocaustum: super cujus caput cum imposuissent Aaron et filii ejus manus suas, </text:span></text:span><text:span text:style-name="Default_20_Paragraph_20_Font"><text:span text:style-name="T1">19</text:span></text:span><text:span text:style-name="Default_20_Paragraph_20_Font"><text:span text:style-name="T2"> immolavit eum, et fudit sanguinem ejus per circuitum altaris. </text:span></text:span><text:span text:style-name="Default_20_Paragraph_20_Font"><text:span text:style-name="T1">20</text:span></text:span><text:span text:style-name="Default_20_Paragraph_20_Font"><text:span text:style-name="T2"> Ipsumque arietem in frusta concidens, caput ejus, et artus, et adipem adolevit igni, </text:span></text:span><text:span text:style-name="Default_20_Paragraph_20_Font"><text:span text:style-name="T1">21</text:span></text:span><text:span text:style-name="Default_20_Paragraph_20_Font"><text:span text:style-name="T2"> lotis prius intestinis et pedibus: totumque simul arietem incendit super altare, eo quod esset holocaustum suavissimi odoris Domino, sicut præceperat ei. </text:span></text:span><text:span text:style-name="Default_20_Paragraph_20_Font"><text:span text:style-name="T1">22</text:span></text:span><text:span text:style-name="Default_20_Paragraph_20_Font"><text:span text:style-name="T2"> Obtulit et arietem secundum in consecratione sacerdotum, posueruntque super caput ejus Aaron et filii ejus manus suas: </text:span></text:span><text:span text:style-name="Default_20_Paragraph_20_Font"><text:span text:style-name="T1">23</text:span></text:span><text:span text:style-name="Default_20_Paragraph_20_Font"><text:span text:style-name="T2"> quem cum immolasset Moyses, sumens de sanguine ejus, tetigit extremum auriculæ dextræ Aaron, et pollicem manus ejus dextræ, similiter et pedis. </text:span></text:span><text:span text:style-name="Default_20_Paragraph_20_Font"><text:span text:style-name="T1">24</text:span></text:span><text:span text:style-name="Default_20_Paragraph_20_Font"><text:span text:style-name="T2"> Obtulit et filios Aaron: cumque de sanguine arietis immolati tetigisset extremum auriculæ singulorum dextræ, et pollices manus ac pedis dextri, reliquum fudit super altare per circuitum: </text:span></text:span><text:span text:style-name="Default_20_Paragraph_20_Font"><text:span text:style-name="T1">25</text:span></text:span><text:span text:style-name="Default_20_Paragraph_20_Font"><text:span text:style-name="T2"> adipem vero, et caudam, omnemque pinguedinem quæ operit intestina, reticulumque jecoris, et duos renes cum adipibus suis et armo dextro separavit.</text:span></text:span></text:p>
        <text:p text:style-name="P3"><text:span text:style-name="Default_20_Paragraph_20_Font"><text:span text:style-name="T1">26</text:span></text:span><text:span text:style-name="Default_20_Paragraph_20_Font"><text:span text:style-name="T2"> Tollens autem de canistro azymorum, quod erat coram Domino, panem absque fermento, et collyridam conspersam oleo, laganumque, posuit super adipes, et armum dextrum, </text:span></text:span><text:span text:style-name="Default_20_Paragraph_20_Font"><text:span text:style-name="T1">27</text:span></text:span><text:span text:style-name="Default_20_Paragraph_20_Font"><text:span text:style-name="T2"> tradens simul omnia Aaron et filiis ejus. Qui postquam levaverunt ea coram Domino, </text:span></text:span><text:span text:style-name="Default_20_Paragraph_20_Font"><text:span text:style-name="T1">28</text:span></text:span><text:span text:style-name="Default_20_Paragraph_20_Font"><text:span text:style-name="T2"> rursum suscepta de manibus eorum, adolevit super altare holocausti, eo quod consecrationis esset oblatio, in odorem suavitatis, sacrificii Domino. </text:span></text:span><text:span text:style-name="Default_20_Paragraph_20_Font"><text:span text:style-name="T1">29</text:span></text:span><text:span text:style-name="Default_20_Paragraph_20_Font"><text:span text:style-name="T2"> Tulitque pectusculum, elevans illud coram Domino, de ariete consecrationis in partem suam, sicut præceperat ei Dominus.</text:span></text:span></text:p>
        <text:p text:style-name="P3"><text:span text:style-name="Default_20_Paragraph_20_Font"><text:span text:style-name="T1">30</text:span></text:span><text:span text:style-name="Default_20_Paragraph_20_Font"><text:span text:style-name="T2"> Assumensque unguentum, et sanguinem qui erat in altari, aspersit super Aaron et vestimenta ejus, et super filios illius ac vestes eorum. </text:span></text:span><text:span text:style-name="Default_20_Paragraph_20_Font"><text:span text:style-name="T1">31</text:span></text:span><text:span text:style-name="Default_20_Paragraph_20_Font"><text:span text:style-name="T2"> Cumque sanctificasset eos in vestitu suo, præcepit eis, dicens: Coquite carnes ante fores tabernaculi, et ibi comedite eas; panes quoque consecrationis edite, qui positi sunt in canistro, sicut præcepit mihi Dominus, dicens: Aaron et filii ejus comedent eos: </text:span></text:span><text:span text:style-name="Default_20_Paragraph_20_Font"><text:span text:style-name="T1">32</text:span></text:span><text:span text:style-name="Default_20_Paragraph_20_Font"><text:span text:style-name="T2"> quidquid autem reliquum fuerit de carne et panibus, ignis absumet. </text:span></text:span><text:span text:style-name="Default_20_Paragraph_20_Font"><text:span text:style-name="T1">33</text:span></text:span><text:span text:style-name="Default_20_Paragraph_20_Font"><text:span text:style-name="T2"> De ostio quoque tabernaculi non exibitis septem diebus, usque ad diem quo complebitur tempus consecrationis vestræ; septem enim diebus finitur consecratio: </text:span></text:span><text:span text:style-name="Default_20_Paragraph_20_Font"><text:span text:style-name="T1">34</text:span></text:span><text:span text:style-name="Default_20_Paragraph_20_Font"><text:span text:style-name="T2"> sicut et impræsentiarum factum est, ut ritus sacrificii compleretur. </text:span></text:span><text:span text:style-name="Default_20_Paragraph_20_Font"><text:span text:style-name="T1">35</text:span></text:span><text:span text:style-name="Default_20_Paragraph_20_Font"><text:span text:style-name="T2"> Die ac nocte manebitis in tabernaculo observantes custodias Domini, ne moriamini: sic enim mihi præceptum est. </text:span></text:span><text:span text:style-name="Default_20_Paragraph_20_Font"><text:span text:style-name="T1">36</text:span></text:span><text:span text:style-name="Default_20_Paragraph_20_Font"><text:span text:style-name="T2"> Feceruntque Aaron et filii ejus cuncta quæ locutus est Dominus per manum Moysi. </text:span></text:span></text:p>
      </text:section>
      <text:section text:style-name="Sect1" text:name="Sect9">
        <text:p text:style-name="P2"><text:soft-page-break/>Leviticus IX</text:p>
        <text:p text:style-name="P3"><text:span text:style-name="Default_20_Paragraph_20_Font"><text:span text:style-name="T1">1</text:span></text:span><text:span text:style-name="Default_20_Paragraph_20_Font"><text:span text:style-name="T2"> Facto autem octavo die, vocavit Moyses Aaron, et filios ejus, ac majores natu Israël, dixitque ad Aaron: </text:span></text:span><text:span text:style-name="Default_20_Paragraph_20_Font"><text:span text:style-name="T1">2</text:span></text:span><text:span text:style-name="Default_20_Paragraph_20_Font"><text:span text:style-name="T2"> Tolle de armento vitulum pro peccato, et arietem in holocaustum, utrumque immaculatum, et offer illos coram Domino. </text:span></text:span><text:span text:style-name="Default_20_Paragraph_20_Font"><text:span text:style-name="T1">3</text:span></text:span><text:span text:style-name="Default_20_Paragraph_20_Font"><text:span text:style-name="T2"> Et ad filios Israël loqueris: Tollite hircum pro peccato, et vitulum, atque agnum, anniculos, et sine macula in holocaustum, </text:span></text:span><text:span text:style-name="Default_20_Paragraph_20_Font"><text:span text:style-name="T1">4</text:span></text:span><text:span text:style-name="Default_20_Paragraph_20_Font"><text:span text:style-name="T2"> bovem et arietem pro pacificis: et immolate eos coram Domino, in sacrificio singulorum similam conspersam oleo offerentes: hodie enim Dominus apparebit vobis. </text:span></text:span><text:span text:style-name="Default_20_Paragraph_20_Font"><text:span text:style-name="T1">5</text:span></text:span><text:span text:style-name="Default_20_Paragraph_20_Font"><text:span text:style-name="T2"> Tulerunt ergo cuncta quæ jusserat Moyses ad ostium tabernaculi: ubi cum omnis multitudo astaret, </text:span></text:span><text:span text:style-name="Default_20_Paragraph_20_Font"><text:span text:style-name="T1">6</text:span></text:span><text:span text:style-name="Default_20_Paragraph_20_Font"><text:span text:style-name="T2"> ait Moyses: Iste est sermo, quem præcepit Dominus: facite, et apparebit vobis gloria ejus. </text:span></text:span><text:span text:style-name="Default_20_Paragraph_20_Font"><text:span text:style-name="T1">7</text:span></text:span><text:span text:style-name="Default_20_Paragraph_20_Font"><text:span text:style-name="T2"> Et dixit ad Aaron: Accede ad altare, et immola pro peccato tuo: offer holocaustum, et deprecare pro te et pro populo: cumque mactaveris hostiam populi, ora pro eo, sicut præcepit Dominus.</text:span></text:span></text:p>
        <text:p text:style-name="P3"><text:span text:style-name="Default_20_Paragraph_20_Font"><text:span text:style-name="T1">8</text:span></text:span><text:span text:style-name="Default_20_Paragraph_20_Font"><text:span text:style-name="T2"> Statimque Aaron accedens ad altare, immolavit vitulum pro peccato suo: </text:span></text:span><text:span text:style-name="Default_20_Paragraph_20_Font"><text:span text:style-name="T1">9</text:span></text:span><text:span text:style-name="Default_20_Paragraph_20_Font"><text:span text:style-name="T2"> cujus sanguinem obtulerunt ei filii sui: in quo tingens digitum, tetigit cornua altaris, et fudit residuum ad basim ejus. </text:span></text:span><text:span text:style-name="Default_20_Paragraph_20_Font"><text:span text:style-name="T1">10</text:span></text:span><text:span text:style-name="Default_20_Paragraph_20_Font"><text:span text:style-name="T2"> Adipemque, et renunculos, ac reticulum jecoris, quæ sunt pro peccato, adolevit super altare, sicut præceperat Dominus Moysi: </text:span></text:span><text:span text:style-name="Default_20_Paragraph_20_Font"><text:span text:style-name="T1">11</text:span></text:span><text:span text:style-name="Default_20_Paragraph_20_Font"><text:span text:style-name="T2"> carnes vero et pellem ejus extra castra combussit igni. </text:span></text:span><text:span text:style-name="Default_20_Paragraph_20_Font"><text:span text:style-name="T1">12</text:span></text:span><text:span text:style-name="Default_20_Paragraph_20_Font"><text:span text:style-name="T2"> Immolavit et holocausti victimam: obtuleruntque ei filii sui sanguinem ejus, quem fudit per altaris circuitum. </text:span></text:span><text:span text:style-name="Default_20_Paragraph_20_Font"><text:span text:style-name="T1">13</text:span></text:span><text:span text:style-name="Default_20_Paragraph_20_Font"><text:span text:style-name="T2"> Ipsam etiam hostiam in frusta concisam, cum capite et membris singulis obtulerunt; quæ omnia super altare cremavit igni, </text:span></text:span><text:span text:style-name="Default_20_Paragraph_20_Font"><text:span text:style-name="T1">14</text:span></text:span><text:span text:style-name="Default_20_Paragraph_20_Font"><text:span text:style-name="T2"> lotis aqua prius intestinis et pedibus.</text:span></text:span></text:p>
        <text:p text:style-name="P3"><text:span text:style-name="Default_20_Paragraph_20_Font"><text:span text:style-name="T1">15</text:span></text:span><text:span text:style-name="Default_20_Paragraph_20_Font"><text:span text:style-name="T2"> Et pro peccato populi offerens, mactavit hircum: expiatoque altari, </text:span></text:span><text:span text:style-name="Default_20_Paragraph_20_Font"><text:span text:style-name="T1">16</text:span></text:span><text:span text:style-name="Default_20_Paragraph_20_Font"><text:span text:style-name="T2"> fecit holocaustum, </text:span></text:span><text:span text:style-name="Default_20_Paragraph_20_Font"><text:span text:style-name="T1">17</text:span></text:span><text:span text:style-name="Default_20_Paragraph_20_Font"><text:span text:style-name="T2"> addens in sacrificio libamenta, quæ pariter offeruntur, et adolens ea super altare, absque cæremoniis holocausti matutini. </text:span></text:span><text:span text:style-name="Default_20_Paragraph_20_Font"><text:span text:style-name="T1">18</text:span></text:span><text:span text:style-name="Default_20_Paragraph_20_Font"><text:span text:style-name="T2"> Immolavit et bovem atque arietem, hostias pacificas populi: obtuleruntque ei filii sui sanguinem, quem fudit super altare in circuitum. </text:span></text:span><text:span text:style-name="Default_20_Paragraph_20_Font"><text:span text:style-name="T1">19</text:span></text:span><text:span text:style-name="Default_20_Paragraph_20_Font"><text:span text:style-name="T2"> Adipem autem bovis, et caudam arietis, renunculosque cum adipibus suis, et reticulum jecoris, </text:span></text:span><text:span text:style-name="Default_20_Paragraph_20_Font"><text:span text:style-name="T1">20</text:span></text:span><text:span text:style-name="Default_20_Paragraph_20_Font"><text:span text:style-name="T2"> posuerunt super pectora: cumque cremati essent adipes super altare, </text:span></text:span><text:span text:style-name="Default_20_Paragraph_20_Font"><text:span text:style-name="T1">21</text:span></text:span><text:span text:style-name="Default_20_Paragraph_20_Font"><text:span text:style-name="T2"> pectora eorum, et armos dextros separavit Aaron, elevans coram Domino, sicut præceperat Moyses.</text:span></text:span></text:p>
        <text:p text:style-name="P3"><text:span text:style-name="Default_20_Paragraph_20_Font"><text:span text:style-name="T1">22</text:span></text:span><text:span text:style-name="Default_20_Paragraph_20_Font"><text:span text:style-name="T2"> Et extendens manus ad populum, benedixit ei. Sicque completis hostiis pro peccato, et holocaustis, et pacificis, descendit. </text:span></text:span><text:span text:style-name="Default_20_Paragraph_20_Font"><text:span text:style-name="T1">23</text:span></text:span><text:span text:style-name="Default_20_Paragraph_20_Font"><text:span text:style-name="T2"> Ingressi autem Moyses et Aaron in tabernaculum testimonii, et deinceps egressi, benedixerunt populo. Apparuitque gloria Domini omni multitudini: </text:span></text:span><text:span text:style-name="Default_20_Paragraph_20_Font"><text:span text:style-name="T1">24</text:span></text:span><text:span text:style-name="Default_20_Paragraph_20_Font"><text:span text:style-name="T2"> et ecce egressus ignis a Domino, devoravit holocaustum, et adipes qui erant super altare. Quod cum vidissent turbæ, laudaverunt Dominum, ruentes in facies suas. </text:span></text:span></text:p>
      </text:section>
      <text:section text:style-name="Sect1" text:name="Sect10">
        <text:p text:style-name="P2"><text:soft-page-break/>Leviticus X</text:p>
        <text:p text:style-name="P3"><text:span text:style-name="Default_20_Paragraph_20_Font"><text:span text:style-name="T1">1</text:span></text:span><text:span text:style-name="Default_20_Paragraph_20_Font"><text:span text:style-name="T2"> Arreptisque Nadab et Abiu filii Aaron thuribulis, posuerunt ignem, et incensum desuper, offerentes coram Domino ignem alienum: quod eis præceptum non erat. </text:span></text:span><text:span text:style-name="Default_20_Paragraph_20_Font"><text:span text:style-name="T1">2</text:span></text:span><text:span text:style-name="Default_20_Paragraph_20_Font"><text:span text:style-name="T2"> Egressusque ignis a Domino, devoravit eos, et mortui sunt coram Domino. </text:span></text:span><text:span text:style-name="Default_20_Paragraph_20_Font"><text:span text:style-name="T1">3</text:span></text:span><text:span text:style-name="Default_20_Paragraph_20_Font"><text:span text:style-name="T2"> Dixitque Moyses ad Aaron: Hoc est quod locutus est Dominus: Sanctificabor in iis qui appropinquant mihi, et in conspectu omnis populi glorificabor. Quod audiens tacuit Aaron. </text:span></text:span><text:span text:style-name="Default_20_Paragraph_20_Font"><text:span text:style-name="T1">4</text:span></text:span><text:span text:style-name="Default_20_Paragraph_20_Font"><text:span text:style-name="T2"> Vocatis autem Moyses Misaële et Elisaphan filiis Oziel, patrui Aaron, ait ad eos: Ite, et tollite fratres vestros de conspectu sanctuarii, et asportate extra castra. </text:span></text:span><text:span text:style-name="Default_20_Paragraph_20_Font"><text:span text:style-name="T1">5</text:span></text:span><text:span text:style-name="Default_20_Paragraph_20_Font"><text:span text:style-name="T2"> Confestimque pergentes, tulerunt eos sicut jacebant, vestitos lineis tunicis, et ejecerunt foras, ut sibi fuerat imperatum. </text:span></text:span><text:span text:style-name="Default_20_Paragraph_20_Font"><text:span text:style-name="T1">6</text:span></text:span><text:span text:style-name="Default_20_Paragraph_20_Font"><text:span text:style-name="T2"> Locutusque est Moyses ad Aaron, et ad Eleazar, et Ithamar, filios ejus: Capita vestra nolite nudare, et vestimenta nolite scindere, ne forte moriamini, et super omnem cœtum oriatur indignatio. Fratres vestri, et omnis domus Israël, plangant incendium quod Dominus suscitavit: </text:span></text:span><text:span text:style-name="Default_20_Paragraph_20_Font"><text:span text:style-name="T1">7</text:span></text:span><text:span text:style-name="Default_20_Paragraph_20_Font"><text:span text:style-name="T2"> vos autem non egrediemini fores tabernaculi, alioquin peribitis: oleum quippe sanctæ unctionis est super vos. Qui fecerunt omnia juxta præceptum Moysi. </text:span></text:span><text:span text:style-name="Default_20_Paragraph_20_Font"><text:span text:style-name="T1">8</text:span></text:span><text:span text:style-name="Default_20_Paragraph_20_Font"><text:span text:style-name="T2"> Dixit quoque Dominus ad Aaron: </text:span></text:span><text:span text:style-name="Default_20_Paragraph_20_Font"><text:span text:style-name="T1">9</text:span></text:span><text:span text:style-name="Default_20_Paragraph_20_Font"><text:span text:style-name="T2"> Vinum, et omne quod inebriare potest, non bibetis tu et filii tui, quando intratis in tabernaculum testimonii, ne moriamini: quia præceptum sempiternum est in generationes vestras: </text:span></text:span><text:span text:style-name="Default_20_Paragraph_20_Font"><text:span text:style-name="T1">10</text:span></text:span><text:span text:style-name="Default_20_Paragraph_20_Font"><text:span text:style-name="T2"> et ut habeatis scientiam discernendi inter sanctum et profanum, inter pollutum et mundum; </text:span></text:span><text:span text:style-name="Default_20_Paragraph_20_Font"><text:span text:style-name="T1">11</text:span></text:span><text:span text:style-name="Default_20_Paragraph_20_Font"><text:span text:style-name="T2"> doceatisque filios Israël omnia legitima mea quæ locutus est Dominus ad eos per manum Moysi.</text:span></text:span></text:p>
        <text:p text:style-name="P3"><text:span text:style-name="Default_20_Paragraph_20_Font"><text:span text:style-name="T1">12</text:span></text:span><text:span text:style-name="Default_20_Paragraph_20_Font"><text:span text:style-name="T2"> Locutusque est Moyses ad Aaron, et ad Eleazar, et Ithamar, filios ejus, qui erant residui: Tollite sacrificium, quod remansit de oblatione Domini, et comedite illud absque fermento juxta altare, quia Sanctum sanctorum est. </text:span></text:span><text:span text:style-name="Default_20_Paragraph_20_Font"><text:span text:style-name="T1">13</text:span></text:span><text:span text:style-name="Default_20_Paragraph_20_Font"><text:span text:style-name="T2"> Comedetis autem in loco sancto: quod datum est tibi et filiis tuis de oblationibus Domini, sicut præceptum est mihi. </text:span></text:span><text:span text:style-name="Default_20_Paragraph_20_Font"><text:span text:style-name="T1">14</text:span></text:span><text:span text:style-name="Default_20_Paragraph_20_Font"><text:span text:style-name="T2"> Pectusculum quoque quod oblatum est, et armum qui separatus est, edetis in loco mundissimo tu et filii tui, et filiæ tuæ tecum: tibi enim ac liberis tuis reposita sunt de hostiis salutaribus filiorum Israël: </text:span></text:span><text:span text:style-name="Default_20_Paragraph_20_Font"><text:span text:style-name="T1">15</text:span></text:span><text:span text:style-name="Default_20_Paragraph_20_Font"><text:span text:style-name="T2"> eo quod armum et pectus, et adipes qui cremantur in altari, elevaverunt coram Domino, et pertineant ad te, et ad filios tuos, lege perpetua, sicut præcepit Dominus. </text:span></text:span><text:span text:style-name="Default_20_Paragraph_20_Font"><text:span text:style-name="T1">16</text:span></text:span><text:span text:style-name="Default_20_Paragraph_20_Font"><text:span text:style-name="T2"> Inter hæc, hircum, qui oblatus fuerat pro peccato, cum quæreret Moyses, exustum reperit: iratusque contra Eleazar et Ithamar filios Aaron, qui remanserant, ait: </text:span></text:span><text:span text:style-name="Default_20_Paragraph_20_Font"><text:span text:style-name="T1">17</text:span></text:span><text:span text:style-name="Default_20_Paragraph_20_Font"><text:span text:style-name="T2"> Cur non comedistis hostiam pro peccato in loco sancto, quæ Sancta sanctorum est, et data vobis ut portetis iniquitatem multitudinis, et rogetis pro ea in conspectu Domini, </text:span></text:span><text:span text:style-name="Default_20_Paragraph_20_Font"><text:span text:style-name="T1">18</text:span></text:span><text:span text:style-name="Default_20_Paragraph_20_Font"><text:span text:style-name="T2"> præsertim cum de sanguine illius non sit illatum intra sancta, et comedere debueritis eam in Sanctuario, sicut præceptum est mihi? </text:span></text:span><text:span text:style-name="Default_20_Paragraph_20_Font"><text:span text:style-name="T1">19</text:span></text:span><text:span text:style-name="Default_20_Paragraph_20_Font"><text:span text:style-name="T2"> Respondit Aaron: Oblata est hodie victima pro peccato, et holocaustum coram Domino: mihi autem accidit quod vides; quomodo potui comedere eam, aut placere Domino in cæremoniis mente lugubri? </text:span></text:span><text:span text:style-name="Default_20_Paragraph_20_Font"><text:span text:style-name="T1">20</text:span></text:span><text:span text:style-name="Default_20_Paragraph_20_Font"><text:span text:style-name="T2"> Quod cum audisset Moyses, recepit satisfactionem. </text:span></text:span></text:p>
      </text:section>
      <text:section text:style-name="Sect1" text:name="Sect11">
        <text:p text:style-name="P2"><text:soft-page-break/>Leviticus XI</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Dicite filiis Israël: Hæc sunt animalia quæ comedere debetis de cunctis animantibus terræ: </text:span></text:span><text:span text:style-name="Default_20_Paragraph_20_Font"><text:span text:style-name="T1">3</text:span></text:span><text:span text:style-name="Default_20_Paragraph_20_Font"><text:span text:style-name="T2"> omne quod habet divisam ungulam, et ruminat in pecoribus, comedetis. </text:span></text:span><text:span text:style-name="Default_20_Paragraph_20_Font"><text:span text:style-name="T1">4</text:span></text:span><text:span text:style-name="Default_20_Paragraph_20_Font"><text:span text:style-name="T2"> Quidquid autem ruminat quidem, et habet ungulam, sed non dividit eam, sicut camelus et cetera, non comedetis illud, et inter immunda reputabitis. </text:span></text:span><text:span text:style-name="Default_20_Paragraph_20_Font"><text:span text:style-name="T1">5</text:span></text:span><text:span text:style-name="Default_20_Paragraph_20_Font"><text:span text:style-name="T2"> Chœrogryllus qui ruminat, ungulamque non dividit, immundus est. </text:span></text:span><text:span text:style-name="Default_20_Paragraph_20_Font"><text:span text:style-name="T1">6</text:span></text:span><text:span text:style-name="Default_20_Paragraph_20_Font"><text:span text:style-name="T2"> Lepus quoque: nam et ipse ruminat, sed ungulam non dividit. </text:span></text:span><text:span text:style-name="Default_20_Paragraph_20_Font"><text:span text:style-name="T1">7</text:span></text:span><text:span text:style-name="Default_20_Paragraph_20_Font"><text:span text:style-name="T2"> Et sus: qui cum ungulam dividat, non ruminat. </text:span></text:span><text:span text:style-name="Default_20_Paragraph_20_Font"><text:span text:style-name="T1">8</text:span></text:span><text:span text:style-name="Default_20_Paragraph_20_Font"><text:span text:style-name="T2"> Horum carnibus non vescemini, nec cadavera contingetis, quia immunda sunt vobis.</text:span></text:span></text:p>
        <text:p text:style-name="P3"><text:span text:style-name="Default_20_Paragraph_20_Font"><text:span text:style-name="T1">9</text:span></text:span><text:span text:style-name="Default_20_Paragraph_20_Font"><text:span text:style-name="T2"> Hæc sunt quæ gignuntur in aquis, et vesci licitum est: omne quod habet pinnulas et squamas, tam in mari quam in fluminibus et stagnis, comedetis. </text:span></text:span><text:span text:style-name="Default_20_Paragraph_20_Font"><text:span text:style-name="T1">10</text:span></text:span><text:span text:style-name="Default_20_Paragraph_20_Font"><text:span text:style-name="T2"> Quidquid autem pinnulas et squamas non habet, eorum quæ in aquis moventur et vivunt, abominabile vobis, </text:span></text:span><text:span text:style-name="Default_20_Paragraph_20_Font"><text:span text:style-name="T1">11</text:span></text:span><text:span text:style-name="Default_20_Paragraph_20_Font"><text:span text:style-name="T2"> execrandumque erit: carnes eorum non comedetis, et morticina vitabitis. </text:span></text:span><text:span text:style-name="Default_20_Paragraph_20_Font"><text:span text:style-name="T1">12</text:span></text:span><text:span text:style-name="Default_20_Paragraph_20_Font"><text:span text:style-name="T2"> Cuncta quæ non habent pinnulas et squamas in aquis, polluta erunt.</text:span></text:span></text:p>
        <text:p text:style-name="P3"><text:span text:style-name="Default_20_Paragraph_20_Font"><text:span text:style-name="T1">13</text:span></text:span><text:span text:style-name="Default_20_Paragraph_20_Font"><text:span text:style-name="T2"> Hæc sunt quæ de avibus comedere non debetis, et vitanda sunt vobis: aquilam, et gryphem, et haliæetum, </text:span></text:span><text:span text:style-name="Default_20_Paragraph_20_Font"><text:span text:style-name="T1">14</text:span></text:span><text:span text:style-name="Default_20_Paragraph_20_Font"><text:span text:style-name="T2"> et milvum ac vulturem juxta genus suum, </text:span></text:span><text:span text:style-name="Default_20_Paragraph_20_Font"><text:span text:style-name="T1">15</text:span></text:span><text:span text:style-name="Default_20_Paragraph_20_Font"><text:span text:style-name="T2"> et omne corvini generis in similitudinem suam, </text:span></text:span><text:span text:style-name="Default_20_Paragraph_20_Font"><text:span text:style-name="T1">16</text:span></text:span><text:span text:style-name="Default_20_Paragraph_20_Font"><text:span text:style-name="T2"> struthionem, et noctuam, et larum, et accipitrem juxta genus suum: </text:span></text:span><text:span text:style-name="Default_20_Paragraph_20_Font"><text:span text:style-name="T1">17</text:span></text:span><text:span text:style-name="Default_20_Paragraph_20_Font"><text:span text:style-name="T2"> bubonem, et mergulum, et ibin, </text:span></text:span><text:span text:style-name="Default_20_Paragraph_20_Font"><text:span text:style-name="T1">18</text:span></text:span><text:span text:style-name="Default_20_Paragraph_20_Font"><text:span text:style-name="T2"> et cygnum, et onocrotalum, et porphyrionem, </text:span></text:span><text:span text:style-name="Default_20_Paragraph_20_Font"><text:span text:style-name="T1">19</text:span></text:span><text:span text:style-name="Default_20_Paragraph_20_Font"><text:span text:style-name="T2"> herodionem, et charadrion juxta genus suum, upupam quoque, et vespertilionem.</text:span></text:span></text:p>
        <text:p text:style-name="P3"><text:span text:style-name="Default_20_Paragraph_20_Font"><text:span text:style-name="T1">20</text:span></text:span><text:span text:style-name="Default_20_Paragraph_20_Font"><text:span text:style-name="T2"> Omne de volucribus quod graditur super quatuor pedes, abominabile erit vobis. </text:span></text:span><text:span text:style-name="Default_20_Paragraph_20_Font"><text:span text:style-name="T1">21</text:span></text:span><text:span text:style-name="Default_20_Paragraph_20_Font"><text:span text:style-name="T2"> Quidquid autem ambulat quidem super quatuor pedes, sed habet longiora retro crura, per quæ salit super terram, </text:span></text:span><text:span text:style-name="Default_20_Paragraph_20_Font"><text:span text:style-name="T1">22</text:span></text:span><text:span text:style-name="Default_20_Paragraph_20_Font"><text:span text:style-name="T2"> comedere debetis, ut est bruchus in genere suo, et attacus atque ophiomachus, ac locusta, singula juxta genus suum. </text:span></text:span><text:span text:style-name="Default_20_Paragraph_20_Font"><text:span text:style-name="T1">23</text:span></text:span><text:span text:style-name="Default_20_Paragraph_20_Font"><text:span text:style-name="T2"> Quidquid autem ex volucribus quatuor tantum habet pedes, execrabile erit vobis: </text:span></text:span><text:span text:style-name="Default_20_Paragraph_20_Font"><text:span text:style-name="T1">24</text:span></text:span><text:span text:style-name="Default_20_Paragraph_20_Font"><text:span text:style-name="T2"> et quicumque morticina eorum tetigerit, polluetur, et erit immundus usque ad vesperum: </text:span></text:span><text:span text:style-name="Default_20_Paragraph_20_Font"><text:span text:style-name="T1">25</text:span></text:span><text:span text:style-name="Default_20_Paragraph_20_Font"><text:span text:style-name="T2"> et si necesse fuerit ut portet quippiam horum mortuum, lavabit vestimenta sua, et immundus erit usque ad occasum solis. </text:span></text:span><text:span text:style-name="Default_20_Paragraph_20_Font"><text:span text:style-name="T1">26</text:span></text:span><text:span text:style-name="Default_20_Paragraph_20_Font"><text:span text:style-name="T2"> Omne animal quod habet quidem ungulam, sed non dividit eam, nec ruminat, immundum erit: et qui tetigerit illud, contaminabitur. </text:span></text:span><text:span text:style-name="Default_20_Paragraph_20_Font"><text:span text:style-name="T1">27</text:span></text:span><text:span text:style-name="Default_20_Paragraph_20_Font"><text:span text:style-name="T2"> Quod ambulat super manus ex cunctis animantibus, quæ incedunt quadrupedia, immundum erit: qui tetigerit morticina eorum, polluetur usque ad vesperum. </text:span></text:span><text:span text:style-name="Default_20_Paragraph_20_Font"><text:span text:style-name="T1">28</text:span></text:span><text:span text:style-name="Default_20_Paragraph_20_Font"><text:span text:style-name="T2"> Et qui portaverit hujuscemodi cadavera, lavabit vestimenta sua, et immundus erit usque ad vesperum: quia omnia hæc immunda sunt vobis. </text:span></text:span><text:span text:style-name="Default_20_Paragraph_20_Font"><text:span text:style-name="T1">29</text:span></text:span><text:span text:style-name="Default_20_Paragraph_20_Font"><text:span text:style-name="T2"> Hæc quoque inter polluta reputabuntur de his quæ moventur in terra, mustela et mus et crocodilus, singula juxta genus suum, </text:span></text:span><text:span text:style-name="Default_20_Paragraph_20_Font"><text:span text:style-name="T1">30</text:span></text:span><text:span text:style-name="Default_20_Paragraph_20_Font"><text:span text:style-name="T2"> mygale, et chamæleon, et stellio, et lacerta, et talpa.</text:span></text:span></text:p>
        <text:p text:style-name="P3"><text:soft-page-break/><text:span text:style-name="Default_20_Paragraph_20_Font"><text:span text:style-name="T1">31</text:span></text:span><text:span text:style-name="Default_20_Paragraph_20_Font"><text:span text:style-name="T2"> Omnia hæc immunda sunt. Qui tetigerit morticina eorum, immundus erit usque ad vesperum: </text:span></text:span><text:span text:style-name="Default_20_Paragraph_20_Font"><text:span text:style-name="T1">32</text:span></text:span><text:span text:style-name="Default_20_Paragraph_20_Font"><text:span text:style-name="T2"> et super quod ceciderit quidquam de morticinis eorum, polluetur, tam vas ligneum et vestimentum, quam pelles et cilicia: et in quocumque fit opus, tingentur aqua, et polluta erunt usque ad vesperum, et sic postea mundabuntur. </text:span></text:span><text:span text:style-name="Default_20_Paragraph_20_Font"><text:span text:style-name="T1">33</text:span></text:span><text:span text:style-name="Default_20_Paragraph_20_Font"><text:span text:style-name="T2"> Vas autem fictile, in quod horum quidquam intro cecidit, polluetur, et idcirco frangendum est. </text:span></text:span><text:span text:style-name="Default_20_Paragraph_20_Font"><text:span text:style-name="T1">34</text:span></text:span><text:span text:style-name="Default_20_Paragraph_20_Font"><text:span text:style-name="T2"> Omnis cibus, quem comedetis, si fusa fuerit super eum aqua, immundus erit: et omne liquens quod bibitur de universo vase, immundum erit. </text:span></text:span><text:span text:style-name="Default_20_Paragraph_20_Font"><text:span text:style-name="T1">35</text:span></text:span><text:span text:style-name="Default_20_Paragraph_20_Font"><text:span text:style-name="T2"> Et quidquid de morticinis hujuscemodi ceciderit super illud, immundum erit: sive clibani, sive chytropodes, destruentur, et immundi erunt. </text:span></text:span><text:span text:style-name="Default_20_Paragraph_20_Font"><text:span text:style-name="T1">36</text:span></text:span><text:span text:style-name="Default_20_Paragraph_20_Font"><text:span text:style-name="T2"> Fontes vero et cisternæ, et omnis aquarum congregatio munda erit. Qui morticinum eorum tetigerit, polluetur. </text:span></text:span><text:span text:style-name="Default_20_Paragraph_20_Font"><text:span text:style-name="T1">37</text:span></text:span><text:span text:style-name="Default_20_Paragraph_20_Font"><text:span text:style-name="T2"> Si ceciderit super sementem, non polluet eam. </text:span></text:span><text:span text:style-name="Default_20_Paragraph_20_Font"><text:span text:style-name="T1">38</text:span></text:span><text:span text:style-name="Default_20_Paragraph_20_Font"><text:span text:style-name="T2"> Si autem quispiam aqua sementem perfuderit, et postea morticinis tacta fuerit, illico polluetur. </text:span></text:span><text:span text:style-name="Default_20_Paragraph_20_Font"><text:span text:style-name="T1">39</text:span></text:span><text:span text:style-name="Default_20_Paragraph_20_Font"><text:span text:style-name="T2"> Si mortuum fuerit animal, quod licet vobis comedere, qui cadaver ejus tetigerit, immundus erit usque ad vesperum: </text:span></text:span><text:span text:style-name="Default_20_Paragraph_20_Font"><text:span text:style-name="T1">40</text:span></text:span><text:span text:style-name="Default_20_Paragraph_20_Font"><text:span text:style-name="T2"> et qui comederit ex eo quippiam, sive portaverit, lavabit vestimenta sua, et immundus erit usque ad vesperum. </text:span></text:span><text:span text:style-name="Default_20_Paragraph_20_Font"><text:span text:style-name="T1">41</text:span></text:span><text:span text:style-name="Default_20_Paragraph_20_Font"><text:span text:style-name="T2"> Omne quod reptat super terram, abominabile erit, nec assumetur in cibum. </text:span></text:span><text:span text:style-name="Default_20_Paragraph_20_Font"><text:span text:style-name="T1">42</text:span></text:span><text:span text:style-name="Default_20_Paragraph_20_Font"><text:span text:style-name="T2"> Quidquid super pectus quadrupes graditur, et multos habet pedes, sive per humum trahitur, non comedetis, quia abominabile est. </text:span></text:span><text:span text:style-name="Default_20_Paragraph_20_Font"><text:span text:style-name="T1">43</text:span></text:span><text:span text:style-name="Default_20_Paragraph_20_Font"><text:span text:style-name="T2"> Nolite contaminare animas vestras, nec tangatis quidquam eorum, ne immundi sitis. </text:span></text:span><text:span text:style-name="Default_20_Paragraph_20_Font"><text:span text:style-name="T1">44</text:span></text:span><text:span text:style-name="Default_20_Paragraph_20_Font"><text:span text:style-name="T2"> Ego enim sum Dominus Deus vester: sancti estote, quia ego sanctus sum. Ne polluatis animas vestras in omni reptili quod movetur super terram. </text:span></text:span><text:span text:style-name="Default_20_Paragraph_20_Font"><text:span text:style-name="T1">45</text:span></text:span><text:span text:style-name="Default_20_Paragraph_20_Font"><text:span text:style-name="T2"> Ego enim sum Dominus, qui eduxi vos de terra Ægypti, ut essem vobis in Deum. Sancti eritis, quia ego sanctus sum. </text:span></text:span><text:span text:style-name="Default_20_Paragraph_20_Font"><text:span text:style-name="T1">46</text:span></text:span><text:span text:style-name="Default_20_Paragraph_20_Font"><text:span text:style-name="T2"> Ista est lex animantium ac volucrum, et omnis animæ viventis, quæ movetur in aqua, et reptat in terra, </text:span></text:span><text:span text:style-name="Default_20_Paragraph_20_Font"><text:span text:style-name="T1">47</text:span></text:span><text:span text:style-name="Default_20_Paragraph_20_Font"><text:span text:style-name="T2"> ut differentias noveritis mundi et immundi, et sciatis quid comedere et quid respuere debeatis. </text:span></text:span></text:p>
      </text:section>
      <text:section text:style-name="Sect1" text:name="Sect12">
        <text:p text:style-name="P2">Leviticus X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filiis Israël, et dices ad eos: Mulier, si suscepto semine pepererit masculum, immunda erit septem diebus juxta dies separationis menstruæ. </text:span></text:span><text:span text:style-name="Default_20_Paragraph_20_Font"><text:span text:style-name="T1">3</text:span></text:span><text:span text:style-name="Default_20_Paragraph_20_Font"><text:span text:style-name="T2"> Et die octavo circumcidetur infantulus: </text:span></text:span><text:span text:style-name="Default_20_Paragraph_20_Font"><text:span text:style-name="T1">4</text:span></text:span><text:span text:style-name="Default_20_Paragraph_20_Font"><text:span text:style-name="T2"> ipsa vero triginta tribus diebus manebit in sanguine purificationis suæ. Omne sanctum non tanget, nec ingredietur in sanctuarium, donec impleantur dies purificationis suæ. </text:span></text:span><text:span text:style-name="Default_20_Paragraph_20_Font"><text:span text:style-name="T1">5</text:span></text:span><text:span text:style-name="Default_20_Paragraph_20_Font"><text:span text:style-name="T2"> Sin autem feminam pepererit, immunda erit duabus hebdomadibus juxta ritum fluxus menstrui, et sexaginta sex diebus manebit in sanguine purificationis suæ. </text:span></text:span><text:span text:style-name="Default_20_Paragraph_20_Font"><text:span text:style-name="T1">6</text:span></text:span><text:span text:style-name="Default_20_Paragraph_20_Font"><text:span text:style-name="T2"> Cumque expleti fuerint dies purificationis suæ, pro filio sive pro filia, deferet agnum anniculum in holocaustum, et pullum columbæ sive turturem pro peccato, ad ostium tabernaculi testimonii, et tradet sacerdoti, </text:span></text:span><text:span text:style-name="Default_20_Paragraph_20_Font"><text:span text:style-name="T1">7</text:span></text:span><text:span text:style-name="Default_20_Paragraph_20_Font"><text:span text:style-name="T2"> qui offeret illa coram Domino, et orabit pro ea, et sic mundabitur a profluvio sanguinis sui: ista est lex parientis masculum aut feminam. </text:span></text:span><text:span text:style-name="Default_20_Paragraph_20_Font"><text:span text:style-name="T1">8</text:span></text:span><text:span text:style-name="Default_20_Paragraph_20_Font"><text:span text:style-name="T2"> Quod si non invenerit manus ejus, nec potuerit offerre agnum, sumet duos turtures vel duos pullos columbarum, unum in holocaustum, et alterum pro peccato: orabitque pro ea sacerdos, et sic mundabitur. </text:span></text:span></text:p>
      </text:section>
      <text:section text:style-name="Sect1" text:name="Sect13">
        <text:p text:style-name="P2"><text:soft-page-break/>Leviticus XIII</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Homo, in cujus cute et carne ortus fuerit diversus color, sive pustula, aut quasi lucens quippiam, id est, plaga lepræ, adducetur ad Aaron sacerdotem, vel ad unum quemlibet filiorum ejus. </text:span></text:span><text:span text:style-name="Default_20_Paragraph_20_Font"><text:span text:style-name="T1">3</text:span></text:span><text:span text:style-name="Default_20_Paragraph_20_Font"><text:span text:style-name="T2"> Qui cum viderit lepram in cute, et pilos in album mutatos colorem, ipsamque speciem lepræ humiliorem cute et carne reliqua: plaga lepræ est, et ad arbitrium ejus separabitur.</text:span></text:span></text:p>
        <text:p text:style-name="P3"><text:span text:style-name="Default_20_Paragraph_20_Font"><text:span text:style-name="T1">4</text:span></text:span><text:span text:style-name="Default_20_Paragraph_20_Font"><text:span text:style-name="T2"> Sin autem lucens candor fuerit in cute, nec humilior carne reliqua, et pili coloris pristini, recludet eum sacerdos septem diebus: </text:span></text:span><text:span text:style-name="Default_20_Paragraph_20_Font"><text:span text:style-name="T1">5</text:span></text:span><text:span text:style-name="Default_20_Paragraph_20_Font"><text:span text:style-name="T2"> et considerabit die septimo: et si quidem lepra ultra non creverit, nec transierit in cute priores terminos, rursum recludet eum septem diebus aliis. </text:span></text:span><text:span text:style-name="Default_20_Paragraph_20_Font"><text:span text:style-name="T1">6</text:span></text:span><text:span text:style-name="Default_20_Paragraph_20_Font"><text:span text:style-name="T2"> Et die septimo contemplabitur: si obscurior fuerit lepra, et non creverit in cute, mundabit eum, quia scabies est: lavabitque homo vestimenta sua, et mundus erit. </text:span></text:span><text:span text:style-name="Default_20_Paragraph_20_Font"><text:span text:style-name="T1">7</text:span></text:span><text:span text:style-name="Default_20_Paragraph_20_Font"><text:span text:style-name="T2"> Quod si postquam a sacerdote visus est, et redditus munditiæ, iterum lepra creverit: adducetur ad eum, </text:span></text:span><text:span text:style-name="Default_20_Paragraph_20_Font"><text:span text:style-name="T1">8</text:span></text:span><text:span text:style-name="Default_20_Paragraph_20_Font"><text:span text:style-name="T2"> et immunditiæ condemnabitur.</text:span></text:span></text:p>
        <text:p text:style-name="P3"><text:span text:style-name="Default_20_Paragraph_20_Font"><text:span text:style-name="T1">9</text:span></text:span><text:span text:style-name="Default_20_Paragraph_20_Font"><text:span text:style-name="T2"> Plaga lepræ si fuerit in homine, adducetur ad sacerdotem, </text:span></text:span><text:span text:style-name="Default_20_Paragraph_20_Font"><text:span text:style-name="T1">10</text:span></text:span><text:span text:style-name="Default_20_Paragraph_20_Font"><text:span text:style-name="T2"> et videbit eum. Cumque color albus in cute fuerit, et capillorum mutaverit aspectum, ipsa quoque caro viva apparuerit: </text:span></text:span><text:span text:style-name="Default_20_Paragraph_20_Font"><text:span text:style-name="T1">11</text:span></text:span><text:span text:style-name="Default_20_Paragraph_20_Font"><text:span text:style-name="T2"> lepra vetustissima judicabitur, atque inolita cuti. Contaminabit itaque eum sacerdos, et non recludet, quia perspicuæ immunditiæ est. </text:span></text:span><text:span text:style-name="Default_20_Paragraph_20_Font"><text:span text:style-name="T1">12</text:span></text:span><text:span text:style-name="Default_20_Paragraph_20_Font"><text:span text:style-name="T2"> Sin autem effloruerit discurrens lepra in cute, et operuerit omnem cutem a capite usque ad pedes, quidquid sub aspectum oculorum cadit, </text:span></text:span><text:span text:style-name="Default_20_Paragraph_20_Font"><text:span text:style-name="T1">13</text:span></text:span><text:span text:style-name="Default_20_Paragraph_20_Font"><text:span text:style-name="T2"> considerabit eum sacerdos, et teneri lepra mundissima judicabit: eo quod omnis in candorem versa sit, et idcirco homo mundus erit. </text:span></text:span><text:span text:style-name="Default_20_Paragraph_20_Font"><text:span text:style-name="T1">14</text:span></text:span><text:span text:style-name="Default_20_Paragraph_20_Font"><text:span text:style-name="T2"> Quando vero caro vivens in eo apparuerit, </text:span></text:span><text:span text:style-name="Default_20_Paragraph_20_Font"><text:span text:style-name="T1">15</text:span></text:span><text:span text:style-name="Default_20_Paragraph_20_Font"><text:span text:style-name="T2"> tunc sacerdotis judicio polluetur, et inter immundos reputabitur: caro enim viva, si lepra aspergitur, immunda est. </text:span></text:span><text:span text:style-name="Default_20_Paragraph_20_Font"><text:span text:style-name="T1">16</text:span></text:span><text:span text:style-name="Default_20_Paragraph_20_Font"><text:span text:style-name="T2"> Quod si rursum versa fuerit in alborem, et totum hominem operuerit, </text:span></text:span><text:span text:style-name="Default_20_Paragraph_20_Font"><text:span text:style-name="T1">17</text:span></text:span><text:span text:style-name="Default_20_Paragraph_20_Font"><text:span text:style-name="T2"> considerabit eum sacerdos, et mundum esse decernet.</text:span></text:span></text:p>
        <text:p text:style-name="P3"><text:span text:style-name="Default_20_Paragraph_20_Font"><text:span text:style-name="T1">18</text:span></text:span><text:span text:style-name="Default_20_Paragraph_20_Font"><text:span text:style-name="T2"> Caro autem et cutis in qua ulcus natum est, et sanatum, </text:span></text:span><text:span text:style-name="Default_20_Paragraph_20_Font"><text:span text:style-name="T1">19</text:span></text:span><text:span text:style-name="Default_20_Paragraph_20_Font"><text:span text:style-name="T2"> et in loco ulceris cicatrix alba apparuerit, sive subrufa, adducetur homo ad sacerdotem. </text:span></text:span><text:span text:style-name="Default_20_Paragraph_20_Font"><text:span text:style-name="T1">20</text:span></text:span><text:span text:style-name="Default_20_Paragraph_20_Font"><text:span text:style-name="T2"> Qui cum viderit locum lepræ humiliorem carne reliqua, et pilos versos in candorem, contaminabit eum: plaga enim lepræ orta est in ulcere. </text:span></text:span><text:span text:style-name="Default_20_Paragraph_20_Font"><text:span text:style-name="T1">21</text:span></text:span><text:span text:style-name="Default_20_Paragraph_20_Font"><text:span text:style-name="T2"> Quod si pilus coloris est pristini, et cicatrix subobscura, et vicina carne non est humilior, recludet eum septem diebus: </text:span></text:span><text:span text:style-name="Default_20_Paragraph_20_Font"><text:span text:style-name="T1">22</text:span></text:span><text:span text:style-name="Default_20_Paragraph_20_Font"><text:span text:style-name="T2"> et si quidem creverit, adjudicabit eum lepræ; </text:span></text:span><text:span text:style-name="Default_20_Paragraph_20_Font"><text:span text:style-name="T1">23</text:span></text:span><text:span text:style-name="Default_20_Paragraph_20_Font"><text:span text:style-name="T2"> sin autem steterit in loco suo, ulceris est cicatrix, et homo mundus erit.</text:span></text:span></text:p>
        <text:p text:style-name="P3"><text:span text:style-name="Default_20_Paragraph_20_Font"><text:span text:style-name="T1">24</text:span></text:span><text:span text:style-name="Default_20_Paragraph_20_Font"><text:span text:style-name="T2"> Caro autem et cutis, quam ignis exusserit, et sanata albam sive rufam habuerit cicatricem, </text:span></text:span><text:span text:style-name="Default_20_Paragraph_20_Font"><text:span text:style-name="T1">25</text:span></text:span><text:span text:style-name="Default_20_Paragraph_20_Font"><text:span text:style-name="T2"> considerabit eam sacerdos: et ecce versa est in alborem, et locus ejus reliqua cute est humilior, contaminabit eum, quia plaga lepræ in cicatrice orta est. </text:span></text:span><text:span text:style-name="Default_20_Paragraph_20_Font"><text:span text:style-name="T1">26</text:span></text:span><text:span text:style-name="Default_20_Paragraph_20_Font"><text:span text:style-name="T2"> Quod si </text:span></text:span><text:soft-page-break/><text:span text:style-name="Default_20_Paragraph_20_Font"><text:span text:style-name="T2">pilorum color non fuerit immutatus, nec humilior plaga carne reliqua, et ipsa lepræ species fuerit subobscura, recludet eum septem diebus, </text:span></text:span><text:span text:style-name="Default_20_Paragraph_20_Font"><text:span text:style-name="T1">27</text:span></text:span><text:span text:style-name="Default_20_Paragraph_20_Font"><text:span text:style-name="T2"> et die septimo contemplabitur: si creverit in cute lepra, contaminabit eum. </text:span></text:span><text:span text:style-name="Default_20_Paragraph_20_Font"><text:span text:style-name="T1">28</text:span></text:span><text:span text:style-name="Default_20_Paragraph_20_Font"><text:span text:style-name="T2"> Sin autem in loco suo candor steterit non satis clarus, plaga combustionis est, et idcirco mundabitur, quia cicatrix est combusturæ.</text:span></text:span></text:p>
        <text:p text:style-name="P3"><text:span text:style-name="Default_20_Paragraph_20_Font"><text:span text:style-name="T1">29</text:span></text:span><text:span text:style-name="Default_20_Paragraph_20_Font"><text:span text:style-name="T2"> Vir, sive mulier, in cujus capite vel barba germinaverit lepra, videbit eos sacerdos. </text:span></text:span><text:span text:style-name="Default_20_Paragraph_20_Font"><text:span text:style-name="T1">30</text:span></text:span><text:span text:style-name="Default_20_Paragraph_20_Font"><text:span text:style-name="T2"> Et si quidem humilior fuerit locus carne reliqua, et capillus flavus, solitoque subtilior, contaminabit eos, quia lepra capitis ac barbæ est. </text:span></text:span><text:span text:style-name="Default_20_Paragraph_20_Font"><text:span text:style-name="T1">31</text:span></text:span><text:span text:style-name="Default_20_Paragraph_20_Font"><text:span text:style-name="T2"> Sin autem viderit locum maculæ æqualem vicinæ carni, et capillum nigrum: recludet eum septem diebus, </text:span></text:span><text:span text:style-name="Default_20_Paragraph_20_Font"><text:span text:style-name="T1">32</text:span></text:span><text:span text:style-name="Default_20_Paragraph_20_Font"><text:span text:style-name="T2"> et die septimo intuebitur. Si non creverit macula, et capillus sui coloris est, et locus plagæ carni reliquæ æqualis: </text:span></text:span><text:span text:style-name="Default_20_Paragraph_20_Font"><text:span text:style-name="T1">33</text:span></text:span><text:span text:style-name="Default_20_Paragraph_20_Font"><text:span text:style-name="T2"> radetur homo absque loco maculæ, et includetur septem diebus aliis. </text:span></text:span><text:span text:style-name="Default_20_Paragraph_20_Font"><text:span text:style-name="T1">34</text:span></text:span><text:span text:style-name="Default_20_Paragraph_20_Font"><text:span text:style-name="T2"> Si die septimo visa fuerit stetisse plaga in loco suo, nec humilior carne reliqua, mundabit eum: lotisque vestibus suis, mundus erit. </text:span></text:span><text:span text:style-name="Default_20_Paragraph_20_Font"><text:span text:style-name="T1">35</text:span></text:span><text:span text:style-name="Default_20_Paragraph_20_Font"><text:span text:style-name="T2"> Sin autem post emundationem rursus creverit macula in cute, </text:span></text:span><text:span text:style-name="Default_20_Paragraph_20_Font"><text:span text:style-name="T1">36</text:span></text:span><text:span text:style-name="Default_20_Paragraph_20_Font"><text:span text:style-name="T2"> non quæret amplius utrum capillus in flavum colorem sit immutatus, quia aperte immundus est. </text:span></text:span><text:span text:style-name="Default_20_Paragraph_20_Font"><text:span text:style-name="T1">37</text:span></text:span><text:span text:style-name="Default_20_Paragraph_20_Font"><text:span text:style-name="T2"> Porro si steterit macula, et capilli nigri fuerint, noverit hominem sanatum esse, et confidenter eum pronuntiet mundum.</text:span></text:span></text:p>
        <text:p text:style-name="P3"><text:span text:style-name="Default_20_Paragraph_20_Font"><text:span text:style-name="T1">38</text:span></text:span><text:span text:style-name="Default_20_Paragraph_20_Font"><text:span text:style-name="T2"> Vir, sive mulier, in cujus cute candor apparuerit, </text:span></text:span><text:span text:style-name="Default_20_Paragraph_20_Font"><text:span text:style-name="T1">39</text:span></text:span><text:span text:style-name="Default_20_Paragraph_20_Font"><text:span text:style-name="T2"> intuebitur eos sacerdos. Si deprehenderit subobscurum alborem lucere in cute, sciat non esse lepram, sed maculam coloris candidi, et hominem mundum.</text:span></text:span></text:p>
        <text:p text:style-name="P3"><text:span text:style-name="Default_20_Paragraph_20_Font"><text:span text:style-name="T1">40</text:span></text:span><text:span text:style-name="Default_20_Paragraph_20_Font"><text:span text:style-name="T2"> Vir, de cujus capite capilli fluunt, calvus et mundus est: </text:span></text:span><text:span text:style-name="Default_20_Paragraph_20_Font"><text:span text:style-name="T1">41</text:span></text:span><text:span text:style-name="Default_20_Paragraph_20_Font"><text:span text:style-name="T2"> et si a fronte ceciderint pili, recalvaster et mundus est. </text:span></text:span><text:span text:style-name="Default_20_Paragraph_20_Font"><text:span text:style-name="T1">42</text:span></text:span><text:span text:style-name="Default_20_Paragraph_20_Font"><text:span text:style-name="T2"> Sin autem in calvitio sive in recalvatione albus vel rufus color fuerit exortus, </text:span></text:span><text:span text:style-name="Default_20_Paragraph_20_Font"><text:span text:style-name="T1">43</text:span></text:span><text:span text:style-name="Default_20_Paragraph_20_Font"><text:span text:style-name="T2"> et hoc sacerdos viderit, condemnabit eum haud dubiæ lepræ, quæ orta est in calvitio. </text:span></text:span><text:span text:style-name="Default_20_Paragraph_20_Font"><text:span text:style-name="T1">44</text:span></text:span><text:span text:style-name="Default_20_Paragraph_20_Font"><text:span text:style-name="T2"> Quicumque ergo maculatus fuerit lepra, et separatus est ad arbitrium sacerdotis, </text:span></text:span><text:span text:style-name="Default_20_Paragraph_20_Font"><text:span text:style-name="T1">45</text:span></text:span><text:span text:style-name="Default_20_Paragraph_20_Font"><text:span text:style-name="T2"> habebit vestimenta dissuta, caput nudum, os veste contectum, contaminatum ac sordidum se clamabit. </text:span></text:span><text:span text:style-name="Default_20_Paragraph_20_Font"><text:span text:style-name="T1">46</text:span></text:span><text:span text:style-name="Default_20_Paragraph_20_Font"><text:span text:style-name="T2"> Omni tempore quo leprosus est et immundus, solus habitabit extra castra.</text:span></text:span></text:p>
        <text:p text:style-name="P3"><text:span text:style-name="Default_20_Paragraph_20_Font"><text:span text:style-name="T1">47</text:span></text:span><text:span text:style-name="Default_20_Paragraph_20_Font"><text:span text:style-name="T2"> Vestis lanea sive linea, quæ lepram habuerit, </text:span></text:span><text:span text:style-name="Default_20_Paragraph_20_Font"><text:span text:style-name="T1">48</text:span></text:span><text:span text:style-name="Default_20_Paragraph_20_Font"><text:span text:style-name="T2"> in stamine atque subtegmine, aut certe pellis, vel quidquid ex pelle confectum est, </text:span></text:span><text:span text:style-name="Default_20_Paragraph_20_Font"><text:span text:style-name="T1">49</text:span></text:span><text:span text:style-name="Default_20_Paragraph_20_Font"><text:span text:style-name="T2"> si alba vel rufa macula fuerit infecta, lepra reputabitur, ostendeturque sacerdoti: </text:span></text:span><text:span text:style-name="Default_20_Paragraph_20_Font"><text:span text:style-name="T1">50</text:span></text:span><text:span text:style-name="Default_20_Paragraph_20_Font"><text:span text:style-name="T2"> qui consideratam recludet septem diebus: </text:span></text:span><text:span text:style-name="Default_20_Paragraph_20_Font"><text:span text:style-name="T1">51</text:span></text:span><text:span text:style-name="Default_20_Paragraph_20_Font"><text:span text:style-name="T2"> et die septimo rursus aspiciens, si deprehenderit crevisse, lepra perseverans est: pollutum judicabit vestimentum, et omne in quo fuerit inventa: </text:span></text:span><text:span text:style-name="Default_20_Paragraph_20_Font"><text:span text:style-name="T1">52</text:span></text:span><text:span text:style-name="Default_20_Paragraph_20_Font"><text:span text:style-name="T2"> et idcirco comburetur flammis. </text:span></text:span><text:span text:style-name="Default_20_Paragraph_20_Font"><text:span text:style-name="T1">53</text:span></text:span><text:span text:style-name="Default_20_Paragraph_20_Font"><text:span text:style-name="T2"> Quod si eam viderit non crevisse, </text:span></text:span><text:span text:style-name="Default_20_Paragraph_20_Font"><text:span text:style-name="T1">54</text:span></text:span><text:span text:style-name="Default_20_Paragraph_20_Font"><text:span text:style-name="T2"> præcipiet, et lavabunt id in quo lepra est, recludetque illud septem diebus aliis. </text:span></text:span><text:span text:style-name="Default_20_Paragraph_20_Font"><text:span text:style-name="T1">55</text:span></text:span><text:span text:style-name="Default_20_Paragraph_20_Font"><text:span text:style-name="T2"> Et cum viderit faciem quidem pristinam non reversam, nec tamen crevisse lepram, immundum judicabit, et igne comburet, eo quod infusa sit in superficie vestimenti, vel per totum, lepra. </text:span></text:span><text:span text:style-name="Default_20_Paragraph_20_Font"><text:span text:style-name="T1">56</text:span></text:span><text:span text:style-name="Default_20_Paragraph_20_Font"><text:span text:style-name="T2"> Sin autem obscurior fuerit locus lepræ, postquam vestis est lota, abrumpet eum, et a solido dividet. </text:span></text:span><text:span text:style-name="Default_20_Paragraph_20_Font"><text:span text:style-name="T1">57</text:span></text:span><text:span text:style-name="Default_20_Paragraph_20_Font"><text:span text:style-name="T2"> Quod si ultra apparuerit in his locis, quæ prius immaculata erant, lepra volatilis et vaga, debet igne comburi. </text:span></text:span><text:span text:style-name="Default_20_Paragraph_20_Font"><text:span text:style-name="T1">58</text:span></text:span><text:span text:style-name="Default_20_Paragraph_20_Font"><text:span text:style-name="T2"> Si cessaverit, lavabit aqua ea, quæ pura sunt, secundo, </text:span></text:span><text:soft-page-break/><text:span text:style-name="Default_20_Paragraph_20_Font"><text:span text:style-name="T2">et munda erunt. </text:span></text:span><text:span text:style-name="Default_20_Paragraph_20_Font"><text:span text:style-name="T1">59</text:span></text:span><text:span text:style-name="Default_20_Paragraph_20_Font"><text:span text:style-name="T2"> Ista est lex lepræ vestimenti lanei et linei, staminis, atque subtegminis, omnisque supellectilis pelliceæ, quomodo mundari debeat, vel contaminari. </text:span></text:span></text:p>
      </text:section>
      <text:section text:style-name="Sect1" text:name="Sect14">
        <text:p text:style-name="P2">Leviticus XIV</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Hic est ritus leprosi, quando mundandus est. Adducetur ad sacerdotem: </text:span></text:span><text:span text:style-name="Default_20_Paragraph_20_Font"><text:span text:style-name="T1">3</text:span></text:span><text:span text:style-name="Default_20_Paragraph_20_Font"><text:span text:style-name="T2"> qui egressus de castris, cum invenerit lepram esse mundatam, </text:span></text:span><text:span text:style-name="Default_20_Paragraph_20_Font"><text:span text:style-name="T1">4</text:span></text:span><text:span text:style-name="Default_20_Paragraph_20_Font"><text:span text:style-name="T2"> præcipiet ei, qui purificatur, ut offerat duos passeres vivos pro se, quibus vesci licitum est, et lignum cedrinum, vermiculumque et hyssopum. </text:span></text:span><text:span text:style-name="Default_20_Paragraph_20_Font"><text:span text:style-name="T1">5</text:span></text:span><text:span text:style-name="Default_20_Paragraph_20_Font"><text:span text:style-name="T2"> Et unum ex passeribus immolari jubebit in vase fictili super aquas viventes: </text:span></text:span><text:span text:style-name="Default_20_Paragraph_20_Font"><text:span text:style-name="T1">6</text:span></text:span><text:span text:style-name="Default_20_Paragraph_20_Font"><text:span text:style-name="T2"> alium autem vivum cum ligno cedrino, et cocco et hyssopo, tinget in sanguine passeris immolati, </text:span></text:span><text:span text:style-name="Default_20_Paragraph_20_Font"><text:span text:style-name="T1">7</text:span></text:span><text:span text:style-name="Default_20_Paragraph_20_Font"><text:span text:style-name="T2"> quo asperget illum, qui mundandus est, septies, ut jure purgetur: et dimittet passerem vivum, ut in agrum avolet. </text:span></text:span><text:span text:style-name="Default_20_Paragraph_20_Font"><text:span text:style-name="T1">8</text:span></text:span><text:span text:style-name="Default_20_Paragraph_20_Font"><text:span text:style-name="T2"> Cumque laverit homo vestimenta sua, radet omnes pilos corporis, et lavabitur aqua: purificatusque ingredietur castra, ita dumtaxat ut maneat extra tabernaculum suum septem diebus, </text:span></text:span><text:span text:style-name="Default_20_Paragraph_20_Font"><text:span text:style-name="T1">9</text:span></text:span><text:span text:style-name="Default_20_Paragraph_20_Font"><text:span text:style-name="T2"> et die septimo radet capillos capitis, barbamque et supercilia, ac totius corporis pilos. Et lotis rursum vestibus et corpore, </text:span></text:span><text:span text:style-name="Default_20_Paragraph_20_Font"><text:span text:style-name="T1">10</text:span></text:span><text:span text:style-name="Default_20_Paragraph_20_Font"><text:span text:style-name="T2"> die octavo assumet duos agnos immaculatos, et ovem anniculam absque macula, et tres decimas similæ in sacrificium, quæ conspersa sit oleo, et seorsum olei sextarium. </text:span></text:span><text:span text:style-name="Default_20_Paragraph_20_Font"><text:span text:style-name="T1">11</text:span></text:span><text:span text:style-name="Default_20_Paragraph_20_Font"><text:span text:style-name="T2"> Cumque sacerdos purificans hominem, statuerit eum, et hæc omnia coram Domino in ostio tabernaculi testimonii, </text:span></text:span><text:span text:style-name="Default_20_Paragraph_20_Font"><text:span text:style-name="T1">12</text:span></text:span><text:span text:style-name="Default_20_Paragraph_20_Font"><text:span text:style-name="T2"> tollet agnum et offeret eum pro delicto, oleique sextarium: et oblatis ante Dominum omnibus, </text:span></text:span><text:span text:style-name="Default_20_Paragraph_20_Font"><text:span text:style-name="T1">13</text:span></text:span><text:span text:style-name="Default_20_Paragraph_20_Font"><text:span text:style-name="T2"> immolabit agnum, ubi solet immolari hostia pro peccato, et holocaustum, id est, in loco sancto. Sicut enim pro peccato, ita et pro delicto ad sacerdotem pertinet hostia: Sancta sanctorum est. </text:span></text:span><text:span text:style-name="Default_20_Paragraph_20_Font"><text:span text:style-name="T1">14</text:span></text:span><text:span text:style-name="Default_20_Paragraph_20_Font"><text:span text:style-name="T2"> Assumensque sacerdos de sanguine hostiæ, quæ immolata est pro delicto, ponet super extremum auriculæ dextræ ejus qui mundatur, et super pollices manus dextræ et pedis: </text:span></text:span><text:span text:style-name="Default_20_Paragraph_20_Font"><text:span text:style-name="T1">15</text:span></text:span><text:span text:style-name="Default_20_Paragraph_20_Font"><text:span text:style-name="T2"> et de olei sextario mittet in manum suam sinistram, </text:span></text:span><text:span text:style-name="Default_20_Paragraph_20_Font"><text:span text:style-name="T1">16</text:span></text:span><text:span text:style-name="Default_20_Paragraph_20_Font"><text:span text:style-name="T2"> tingetque digitum dextrum in eo, et asperget coram Domino septies. </text:span></text:span><text:span text:style-name="Default_20_Paragraph_20_Font"><text:span text:style-name="T1">17</text:span></text:span><text:span text:style-name="Default_20_Paragraph_20_Font"><text:span text:style-name="T2"> Quod autem reliquum est olei in læva manu, fundet super extremum auriculæ dextræ ejus qui mundatur, et super pollices manus ac pedis dextri, et super sanguinem qui effusus est pro delicto, </text:span></text:span><text:span text:style-name="Default_20_Paragraph_20_Font"><text:span text:style-name="T1">18</text:span></text:span><text:span text:style-name="Default_20_Paragraph_20_Font"><text:span text:style-name="T2"> et super caput ejus. </text:span></text:span><text:span text:style-name="Default_20_Paragraph_20_Font"><text:span text:style-name="T1">19</text:span></text:span><text:span text:style-name="Default_20_Paragraph_20_Font"><text:span text:style-name="T2"> Rogabitque pro eo coram Domino, et faciet sacrificium pro peccato: tunc immolabit holocaustum, </text:span></text:span><text:span text:style-name="Default_20_Paragraph_20_Font"><text:span text:style-name="T1">20</text:span></text:span><text:span text:style-name="Default_20_Paragraph_20_Font"><text:span text:style-name="T2"> et ponet illud in altari cum libamentis suis, et homo rite mundabitur.</text:span></text:span></text:p>
        <text:p text:style-name="P3"><text:span text:style-name="Default_20_Paragraph_20_Font"><text:span text:style-name="T1">21</text:span></text:span><text:span text:style-name="Default_20_Paragraph_20_Font"><text:span text:style-name="T2"> Quod si pauper est, et non potest manus ejus invenire quæ dicta sunt pro delicto, assumet agnum ad oblationem, ut roget pro eo sacerdos, decimamque partem similæ conspersæ oleo in sacrificium, et olei sextarium, </text:span></text:span><text:span text:style-name="Default_20_Paragraph_20_Font"><text:span text:style-name="T1">22</text:span></text:span><text:span text:style-name="Default_20_Paragraph_20_Font"><text:span text:style-name="T2"> duosque turtures sive duos pullos columbæ, quorum unus sit pro peccato, et alter in holocaustum: </text:span></text:span><text:span text:style-name="Default_20_Paragraph_20_Font"><text:span text:style-name="T1">23</text:span></text:span><text:span text:style-name="Default_20_Paragraph_20_Font"><text:span text:style-name="T2"> offeretque ea die octavo purificationis suæ sacerdoti, ad ostium tabernaculi testimonii coram Domino. </text:span></text:span><text:span text:style-name="Default_20_Paragraph_20_Font"><text:span text:style-name="T1">24</text:span></text:span><text:span text:style-name="Default_20_Paragraph_20_Font"><text:span text:style-name="T2"> Qui suscipiens agnum pro delicto et sextarium olei, levabit simul: </text:span></text:span><text:span text:style-name="Default_20_Paragraph_20_Font"><text:span text:style-name="T1">25</text:span></text:span><text:span text:style-name="Default_20_Paragraph_20_Font"><text:span text:style-name="T2"> immolatoque agno, de sanguine ejus ponet super extremum auriculæ dextræ illius qui mundatur, et super pollices manus ejus ac pedis dextri: </text:span></text:span><text:span text:style-name="Default_20_Paragraph_20_Font"><text:span text:style-name="T1">26</text:span></text:span><text:span text:style-name="Default_20_Paragraph_20_Font"><text:span text:style-name="T2"> olei vero partem </text:span></text:span><text:soft-page-break/><text:span text:style-name="Default_20_Paragraph_20_Font"><text:span text:style-name="T2">mittet in manum suam sinistram, </text:span></text:span><text:span text:style-name="Default_20_Paragraph_20_Font"><text:span text:style-name="T1">27</text:span></text:span><text:span text:style-name="Default_20_Paragraph_20_Font"><text:span text:style-name="T2"> in quo tingens digitum dextræ manus asperget septies coram Domino: </text:span></text:span><text:span text:style-name="Default_20_Paragraph_20_Font"><text:span text:style-name="T1">28</text:span></text:span><text:span text:style-name="Default_20_Paragraph_20_Font"><text:span text:style-name="T2"> tangetque extremum dextræ auriculæ illius qui mundatur, et pollices manus ac pedis dextri, in loco sanguinis qui effusus est pro delicto: </text:span></text:span><text:span text:style-name="Default_20_Paragraph_20_Font"><text:span text:style-name="T1">29</text:span></text:span><text:span text:style-name="Default_20_Paragraph_20_Font"><text:span text:style-name="T2"> reliquam autem partem olei, quæ est in sinistra manu, mittet super caput purificati, ut placet pro eo Dominum: </text:span></text:span><text:span text:style-name="Default_20_Paragraph_20_Font"><text:span text:style-name="T1">30</text:span></text:span><text:span text:style-name="Default_20_Paragraph_20_Font"><text:span text:style-name="T2"> et turturem sive pullum columbæ offeret, </text:span></text:span><text:span text:style-name="Default_20_Paragraph_20_Font"><text:span text:style-name="T1">31</text:span></text:span><text:span text:style-name="Default_20_Paragraph_20_Font"><text:span text:style-name="T2"> unum pro delicto, et alterum in holocaustum cum libamentis suis. </text:span></text:span><text:span text:style-name="Default_20_Paragraph_20_Font"><text:span text:style-name="T1">32</text:span></text:span><text:span text:style-name="Default_20_Paragraph_20_Font"><text:span text:style-name="T2"> Hoc est sacrificium leprosi, qui habere non potest omnia in emundationem sui.</text:span></text:span></text:p>
        <text:p text:style-name="P3"><text:span text:style-name="Default_20_Paragraph_20_Font"><text:span text:style-name="T1">33</text:span></text:span><text:span text:style-name="Default_20_Paragraph_20_Font"><text:span text:style-name="T2"> Locutusque est Dominus ad Moysen et Aaron, dicens: </text:span></text:span><text:span text:style-name="Default_20_Paragraph_20_Font"><text:span text:style-name="T1">34</text:span></text:span><text:span text:style-name="Default_20_Paragraph_20_Font"><text:span text:style-name="T2"> Cum ingressi fueritis terram Chanaan, quam ego dabo vobis in possessionem, si fuerit plaga lepræ in ædibus, </text:span></text:span><text:span text:style-name="Default_20_Paragraph_20_Font"><text:span text:style-name="T1">35</text:span></text:span><text:span text:style-name="Default_20_Paragraph_20_Font"><text:span text:style-name="T2"> ibit cujus est domus, nuntians sacerdoti, et dicet: Quasi plaga lepræ videtur mihi esse in domo mea. </text:span></text:span><text:span text:style-name="Default_20_Paragraph_20_Font"><text:span text:style-name="T1">36</text:span></text:span><text:span text:style-name="Default_20_Paragraph_20_Font"><text:span text:style-name="T2"> At ille præcipiet ut efferant universa de domo, priusquam ingrediatur eam, et videat utrum leprosa sit, ne immunda fiant omnia quæ in domo sunt. Intrabitque postea ut consideret lepram domus: </text:span></text:span><text:span text:style-name="Default_20_Paragraph_20_Font"><text:span text:style-name="T1">37</text:span></text:span><text:span text:style-name="Default_20_Paragraph_20_Font"><text:span text:style-name="T2"> et cum viderit in parietibus illius quasi valliculas pallore sive rubore deformes, et humiliores superficie reliqua, </text:span></text:span><text:span text:style-name="Default_20_Paragraph_20_Font"><text:span text:style-name="T1">38</text:span></text:span><text:span text:style-name="Default_20_Paragraph_20_Font"><text:span text:style-name="T2"> egredietur ostium domus, et statim claudet illam septem diebus. </text:span></text:span><text:span text:style-name="Default_20_Paragraph_20_Font"><text:span text:style-name="T1">39</text:span></text:span><text:span text:style-name="Default_20_Paragraph_20_Font"><text:span text:style-name="T2"> Reversusque die septimo, considerabit eam: si invenerit crevisse lepram, </text:span></text:span><text:span text:style-name="Default_20_Paragraph_20_Font"><text:span text:style-name="T1">40</text:span></text:span><text:span text:style-name="Default_20_Paragraph_20_Font"><text:span text:style-name="T2"> jubebit erui lapides in quibus lepra est, et projici eos extra civitatem in locum immundum: </text:span></text:span><text:span text:style-name="Default_20_Paragraph_20_Font"><text:span text:style-name="T1">41</text:span></text:span><text:span text:style-name="Default_20_Paragraph_20_Font"><text:span text:style-name="T2"> domum autem ipsam radi intrinsecus per circuitum, et spargi pulverem rasuræ extra urbem in locum immundum, </text:span></text:span><text:span text:style-name="Default_20_Paragraph_20_Font"><text:span text:style-name="T1">42</text:span></text:span><text:span text:style-name="Default_20_Paragraph_20_Font"><text:span text:style-name="T2"> lapidesque alios reponi pro his qui ablati fuerint, et luto alio liniri domum. </text:span></text:span><text:span text:style-name="Default_20_Paragraph_20_Font"><text:span text:style-name="T1">43</text:span></text:span><text:span text:style-name="Default_20_Paragraph_20_Font"><text:span text:style-name="T2"> Sin autem postquam eruti sunt lapides, et pulvis erasus, et alia terra lita, </text:span></text:span><text:span text:style-name="Default_20_Paragraph_20_Font"><text:span text:style-name="T1">44</text:span></text:span><text:span text:style-name="Default_20_Paragraph_20_Font"><text:span text:style-name="T2"> ingressus sacerdos viderit reversam lepram, et parietes respersos maculis, lepra est perseverans, et immunda domus: </text:span></text:span><text:span text:style-name="Default_20_Paragraph_20_Font"><text:span text:style-name="T1">45</text:span></text:span><text:span text:style-name="Default_20_Paragraph_20_Font"><text:span text:style-name="T2"> quam statim destruent, et lapides ejus ac ligna, atque universum pulverem projicient extra oppidum in locum immundum. </text:span></text:span><text:span text:style-name="Default_20_Paragraph_20_Font"><text:span text:style-name="T1">46</text:span></text:span><text:span text:style-name="Default_20_Paragraph_20_Font"><text:span text:style-name="T2"> Qui intraverit domum quando clausa est, immundus erit usque ad vesperum: </text:span></text:span><text:span text:style-name="Default_20_Paragraph_20_Font"><text:span text:style-name="T1">47</text:span></text:span><text:span text:style-name="Default_20_Paragraph_20_Font"><text:span text:style-name="T2"> et qui dormierit in ea, et comederit quippiam, lavabit vestimenta sua.</text:span></text:span></text:p>
        <text:p text:style-name="P3"><text:span text:style-name="Default_20_Paragraph_20_Font"><text:span text:style-name="T1">48</text:span></text:span><text:span text:style-name="Default_20_Paragraph_20_Font"><text:span text:style-name="T2"> Quod si introiens sacerdos viderit lepram non crevisse in domo, postquam denuo lita fuerit, purificabit eam reddita sanitate: </text:span></text:span><text:span text:style-name="Default_20_Paragraph_20_Font"><text:span text:style-name="T1">49</text:span></text:span><text:span text:style-name="Default_20_Paragraph_20_Font"><text:span text:style-name="T2"> et in purificationem ejus sumet duos passeres, lignumque cedrinum, et vermiculum atque hyssopum: </text:span></text:span><text:span text:style-name="Default_20_Paragraph_20_Font"><text:span text:style-name="T1">50</text:span></text:span><text:span text:style-name="Default_20_Paragraph_20_Font"><text:span text:style-name="T2"> et immolato uno passere in vase fictili super aquas vivas, </text:span></text:span><text:span text:style-name="Default_20_Paragraph_20_Font"><text:span text:style-name="T1">51</text:span></text:span><text:span text:style-name="Default_20_Paragraph_20_Font"><text:span text:style-name="T2"> tollet lignum cedrinum, et hyssopum, et coccum, et passerem vivum, et tinget omnia in sanguine passeris immolati, atque in aquis viventibus, et asperget domum septies, </text:span></text:span><text:span text:style-name="Default_20_Paragraph_20_Font"><text:span text:style-name="T1">52</text:span></text:span><text:span text:style-name="Default_20_Paragraph_20_Font"><text:span text:style-name="T2"> purificabitque eam tam in sanguine passeris quam in aquis viventibus, et in passere vivo, lignoque cedrino et hyssopo atque vermiculo. </text:span></text:span><text:span text:style-name="Default_20_Paragraph_20_Font"><text:span text:style-name="T1">53</text:span></text:span><text:span text:style-name="Default_20_Paragraph_20_Font"><text:span text:style-name="T2"> Cumque dimiserit passerem avolare in agrum libere, orabit pro domo, et jure mundabitur. </text:span></text:span><text:span text:style-name="Default_20_Paragraph_20_Font"><text:span text:style-name="T1">54</text:span></text:span><text:span text:style-name="Default_20_Paragraph_20_Font"><text:span text:style-name="T2"> Ista est lex omnis lepræ et percussuræ, </text:span></text:span><text:span text:style-name="Default_20_Paragraph_20_Font"><text:span text:style-name="T1">55</text:span></text:span><text:span text:style-name="Default_20_Paragraph_20_Font"><text:span text:style-name="T2"> lepræ vestium et domorum, </text:span></text:span><text:span text:style-name="Default_20_Paragraph_20_Font"><text:span text:style-name="T1">56</text:span></text:span><text:span text:style-name="Default_20_Paragraph_20_Font"><text:span text:style-name="T2"> cicatricis et erumpentium papularum, lucentis maculæ, et in varias species, coloribus immutatis, </text:span></text:span><text:span text:style-name="Default_20_Paragraph_20_Font"><text:span text:style-name="T1">57</text:span></text:span><text:span text:style-name="Default_20_Paragraph_20_Font"><text:span text:style-name="T2"> ut possit sciri quo tempore mundum quid, vel immundum sit. </text:span></text:span></text:p>
      </text:section>
      <text:section text:style-name="Sect1" text:name="Sect15">
        <text:p text:style-name="P2"><text:soft-page-break/>Leviticus XV</text:p>
        <text:p text:style-name="P3"><text:span text:style-name="Default_20_Paragraph_20_Font"><text:span text:style-name="T1">1</text:span></text:span><text:span text:style-name="Default_20_Paragraph_20_Font"><text:span text:style-name="T2"> Locutusque est Dominus ad Moysen et Aaron, dicens: </text:span></text:span><text:span text:style-name="Default_20_Paragraph_20_Font"><text:span text:style-name="T1">2</text:span></text:span><text:span text:style-name="Default_20_Paragraph_20_Font"><text:span text:style-name="T2"> Loquimini filiis Israël, et dicite eis: Vir, qui patitur fluxum seminis, immundus erit. </text:span></text:span><text:span text:style-name="Default_20_Paragraph_20_Font"><text:span text:style-name="T1">3</text:span></text:span><text:span text:style-name="Default_20_Paragraph_20_Font"><text:span text:style-name="T2"> Et tunc judicabitur huic vitio subjacere, cum per singula momenta adhæserit carni ejus, atque concreverit fœdus humor. </text:span></text:span><text:span text:style-name="Default_20_Paragraph_20_Font"><text:span text:style-name="T1">4</text:span></text:span><text:span text:style-name="Default_20_Paragraph_20_Font"><text:span text:style-name="T2"> Omne stratum, in quo dormierit, immundum erit, et ubicumque sederit. </text:span></text:span><text:span text:style-name="Default_20_Paragraph_20_Font"><text:span text:style-name="T1">5</text:span></text:span><text:span text:style-name="Default_20_Paragraph_20_Font"><text:span text:style-name="T2"> Si quis hominum tetigerit lectum ejus, lavabit vestimenta sua, et ipse lotus aqua, immundus erit usque ad vesperum. </text:span></text:span><text:span text:style-name="Default_20_Paragraph_20_Font"><text:span text:style-name="T1">6</text:span></text:span><text:span text:style-name="Default_20_Paragraph_20_Font"><text:span text:style-name="T2"> Si sederit ubi ille sederat, et ipse lavabit vestimenta sua: et lotus aqua, immundus erit usque ad vesperum. </text:span></text:span><text:span text:style-name="Default_20_Paragraph_20_Font"><text:span text:style-name="T1">7</text:span></text:span><text:span text:style-name="Default_20_Paragraph_20_Font"><text:span text:style-name="T2"> Qui tetigerit carnem ejus, lavabit vestimenta sua: et ipse lotus aqua, immundus erit usque ad vesperum. </text:span></text:span><text:span text:style-name="Default_20_Paragraph_20_Font"><text:span text:style-name="T1">8</text:span></text:span><text:span text:style-name="Default_20_Paragraph_20_Font"><text:span text:style-name="T2"> Si salivam hujuscemodi homo jecerit super eum qui mundus est, lavabit vestimenta sua: et lotus aqua, immundus erit usque ad vesperum. </text:span></text:span><text:span text:style-name="Default_20_Paragraph_20_Font"><text:span text:style-name="T1">9</text:span></text:span><text:span text:style-name="Default_20_Paragraph_20_Font"><text:span text:style-name="T2"> Sagma, super quo sederit, immundum erit: </text:span></text:span><text:span text:style-name="Default_20_Paragraph_20_Font"><text:span text:style-name="T1">10</text:span></text:span><text:span text:style-name="Default_20_Paragraph_20_Font"><text:span text:style-name="T2"> et quidquid sub eo fuerit, qui fluxum seminis patitur, pollutum erit usque ad vesperum. Qui portaverit horum aliquid, lavabit vestimenta sua: et ipse lotus aqua, immundus erit usque ad vesperum. </text:span></text:span><text:span text:style-name="Default_20_Paragraph_20_Font"><text:span text:style-name="T1">11</text:span></text:span><text:span text:style-name="Default_20_Paragraph_20_Font"><text:span text:style-name="T2"> Omnis, quem tetigerit qui talis est, non lotis ante manibus, lavabit vestimenta sua, et lotus aqua, immundus erit usque ad vesperum. </text:span></text:span><text:span text:style-name="Default_20_Paragraph_20_Font"><text:span text:style-name="T1">12</text:span></text:span><text:span text:style-name="Default_20_Paragraph_20_Font"><text:span text:style-name="T2"> Vas fictile quod tetigerit confringetur: vas autem ligneum lavabitur aqua.</text:span></text:span></text:p>
        <text:p text:style-name="P3"><text:span text:style-name="Default_20_Paragraph_20_Font"><text:span text:style-name="T1">13</text:span></text:span><text:span text:style-name="Default_20_Paragraph_20_Font"><text:span text:style-name="T2"> Si sanatus fuerit qui hujuscemodi sustinet passionem, numerabit septem dies post emundationem sui, et lotis vestibus et toto corpore in aquis viventibus, erit mundus. </text:span></text:span><text:span text:style-name="Default_20_Paragraph_20_Font"><text:span text:style-name="T1">14</text:span></text:span><text:span text:style-name="Default_20_Paragraph_20_Font"><text:span text:style-name="T2"> Die autem octavo sumet duos turtures, aut duos pullos columbæ, et veniet in conspectum Domini ad ostium tabernaculi testimonii, dabitque eos sacerdoti: </text:span></text:span><text:span text:style-name="Default_20_Paragraph_20_Font"><text:span text:style-name="T1">15</text:span></text:span><text:span text:style-name="Default_20_Paragraph_20_Font"><text:span text:style-name="T2"> qui faciet unum pro peccato et alterum in holocaustum: rogabitque pro eo coram Domino, ut emundetur a fluxi seminis sui. </text:span></text:span><text:span text:style-name="Default_20_Paragraph_20_Font"><text:span text:style-name="T1">16</text:span></text:span><text:span text:style-name="Default_20_Paragraph_20_Font"><text:span text:style-name="T2"> Vir de quo egreditur semen coitus, lavabit aqua omne corpus suum: et immundus erit usque ad vesperum. </text:span></text:span><text:span text:style-name="Default_20_Paragraph_20_Font"><text:span text:style-name="T1">17</text:span></text:span><text:span text:style-name="Default_20_Paragraph_20_Font"><text:span text:style-name="T2"> Vestem et pellem, quam habuerit, lavabit aqua, et immunda erit usque ad vesperum. </text:span></text:span><text:span text:style-name="Default_20_Paragraph_20_Font"><text:span text:style-name="T1">18</text:span></text:span><text:span text:style-name="Default_20_Paragraph_20_Font"><text:span text:style-name="T2"> Mulier, cum qua coierit, lavabitur aqua, et immunda erit usque ad vesperum.</text:span></text:span></text:p>
        <text:p text:style-name="P3"><text:span text:style-name="Default_20_Paragraph_20_Font"><text:span text:style-name="T1">19</text:span></text:span><text:span text:style-name="Default_20_Paragraph_20_Font"><text:span text:style-name="T2"> Mulier, quæ redeunte mense patitur fluxum sanguinis, septem diebus separabitur. </text:span></text:span><text:span text:style-name="Default_20_Paragraph_20_Font"><text:span text:style-name="T1">20</text:span></text:span><text:span text:style-name="Default_20_Paragraph_20_Font"><text:span text:style-name="T2"> Omnis qui tetigerit eam, immundus erit usque ad vesperum: </text:span></text:span><text:span text:style-name="Default_20_Paragraph_20_Font"><text:span text:style-name="T1">21</text:span></text:span><text:span text:style-name="Default_20_Paragraph_20_Font"><text:span text:style-name="T2"> et in quo dormierit vel sederit diebus separationis suæ, polluetur. </text:span></text:span><text:span text:style-name="Default_20_Paragraph_20_Font"><text:span text:style-name="T1">22</text:span></text:span><text:span text:style-name="Default_20_Paragraph_20_Font"><text:span text:style-name="T2"> Qui tetigerit lectum ejus, lavabit vestimenta sua: et ipse lotus aqua, immundus erit usque ad vesperum. </text:span></text:span><text:span text:style-name="Default_20_Paragraph_20_Font"><text:span text:style-name="T1">23</text:span></text:span><text:span text:style-name="Default_20_Paragraph_20_Font"><text:span text:style-name="T2"> Omne vas, super quo illa sederit, quisquis attigerit, lavabit vestimenta sua: et ipse lotus aqua, pollutus erit usque ad vesperum. </text:span></text:span><text:span text:style-name="Default_20_Paragraph_20_Font"><text:span text:style-name="T1">24</text:span></text:span><text:span text:style-name="Default_20_Paragraph_20_Font"><text:span text:style-name="T2"> Si coierit cum ea vir tempore sanguinis menstrualis, immundus erit septem diebus: et omne stratum, in quo dormierit, polluetur. </text:span></text:span><text:span text:style-name="Default_20_Paragraph_20_Font"><text:span text:style-name="T1">25</text:span></text:span><text:span text:style-name="Default_20_Paragraph_20_Font"><text:span text:style-name="T2"> Mulier, quæ patitur multis diebus fluxum sanguinis non in tempore menstruali, vel quæ post menstruum sanguinem fluere non cessat, quamdiu subjacet huic passioni, immunda erit quasi sit in tempore menstruo. </text:span></text:span><text:span text:style-name="Default_20_Paragraph_20_Font"><text:span text:style-name="T1">26</text:span></text:span><text:span text:style-name="Default_20_Paragraph_20_Font"><text:span text:style-name="T2"> Omne stratum, in quo dormierit, et vas in quo sederit, pollutum erit. </text:span></text:span><text:span text:style-name="Default_20_Paragraph_20_Font"><text:span text:style-name="T1">27</text:span></text:span><text:span text:style-name="Default_20_Paragraph_20_Font"><text:span text:style-name="T2"> Quicumque tetigerit ea, lavabit vestimenta sua: et ipse lotus aqua, immundus erit usque ad vesperam. </text:span></text:span><text:span text:style-name="Default_20_Paragraph_20_Font"><text:span text:style-name="T1">28</text:span></text:span><text:span text:style-name="Default_20_Paragraph_20_Font"><text:span text:style-name="T2"> Si steterit sanguis, et fluere cessaverit, numerabit septem dies purificationis suæ: </text:span></text:span><text:span text:style-name="Default_20_Paragraph_20_Font"><text:span text:style-name="T1">29</text:span></text:span><text:span text:style-name="Default_20_Paragraph_20_Font"><text:span text:style-name="T2"> et die octavo offeret pro se sacerdoti duos turtures, aut duos pullos columbarum, ad ostium </text:span></text:span><text:soft-page-break/><text:span text:style-name="Default_20_Paragraph_20_Font"><text:span text:style-name="T2">tabernaculi testimonii: </text:span></text:span><text:span text:style-name="Default_20_Paragraph_20_Font"><text:span text:style-name="T1">30</text:span></text:span><text:span text:style-name="Default_20_Paragraph_20_Font"><text:span text:style-name="T2"> qui unum faciet pro peccato, et alterum in holocaustum, rogabitque pro ea coram Domino, et pro fluxu immunditiæ ejus. </text:span></text:span><text:span text:style-name="Default_20_Paragraph_20_Font"><text:span text:style-name="T1">31</text:span></text:span><text:span text:style-name="Default_20_Paragraph_20_Font"><text:span text:style-name="T2"> Docebitis ergo filios Israël ut caveant immunditiam, et non moriantur in sordibus suis, cum polluerint tabernaculum meum quod est inter eos. </text:span></text:span><text:span text:style-name="Default_20_Paragraph_20_Font"><text:span text:style-name="T1">32</text:span></text:span><text:span text:style-name="Default_20_Paragraph_20_Font"><text:span text:style-name="T2"> Ista est lex ejus, qui patitur fluxum seminis, et qui polluitur coitu, </text:span></text:span><text:span text:style-name="Default_20_Paragraph_20_Font"><text:span text:style-name="T1">33</text:span></text:span><text:span text:style-name="Default_20_Paragraph_20_Font"><text:span text:style-name="T2"> et quæ menstruis temporibus separatur, vel quæ jugi fluit sanguine, et hominis qui dormierit cum ea. </text:span></text:span></text:p>
      </text:section>
      <text:section text:style-name="Sect1" text:name="Sect16">
        <text:p text:style-name="P2">Leviticus XVI</text:p>
        <text:p text:style-name="P3"><text:span text:style-name="Default_20_Paragraph_20_Font"><text:span text:style-name="T1">1</text:span></text:span><text:span text:style-name="Default_20_Paragraph_20_Font"><text:span text:style-name="T2"> Locutusque est Dominus ad Moysen post mortem duorum filiorum Aaron, quando offerentes ignem alienum interfecti sunt: </text:span></text:span><text:span text:style-name="Default_20_Paragraph_20_Font"><text:span text:style-name="T1">2</text:span></text:span><text:span text:style-name="Default_20_Paragraph_20_Font"><text:span text:style-name="T2"> et præcepit ei, dicens: Loquere ad Aaron fratrem tuum, ne omni tempore ingrediatur sanctuarium, quod est intra velum coram propitiatorio quo tegitur arca, ut non moriatur (quia in nube apparebo super oraculum), </text:span></text:span><text:span text:style-name="Default_20_Paragraph_20_Font"><text:span text:style-name="T1">3</text:span></text:span><text:span text:style-name="Default_20_Paragraph_20_Font"><text:span text:style-name="T2"> nisi hæc ante fecerit: vitulum pro peccato offeret, et arietem in holocaustum. </text:span></text:span><text:span text:style-name="Default_20_Paragraph_20_Font"><text:span text:style-name="T1">4</text:span></text:span><text:span text:style-name="Default_20_Paragraph_20_Font"><text:span text:style-name="T2"> Tunica linea vestietur, feminalibus lineis verenda celabit: accingetur zona linea, cidarim lineam imponet capiti: hæc enim vestimenta sunt sancta: quibus cunctis, cum lotus fuerit, induetur. </text:span></text:span><text:span text:style-name="Default_20_Paragraph_20_Font"><text:span text:style-name="T1">5</text:span></text:span><text:span text:style-name="Default_20_Paragraph_20_Font"><text:span text:style-name="T2"> Suscipietque ab universa multitudine filiorum Israël duos hircos pro peccato, et unum arietem in holocaustum. </text:span></text:span><text:span text:style-name="Default_20_Paragraph_20_Font"><text:span text:style-name="T1">6</text:span></text:span><text:span text:style-name="Default_20_Paragraph_20_Font"><text:span text:style-name="T2"> Cumque obtulerit vitulum, et oraverit pro se et pro domo sua, </text:span></text:span><text:span text:style-name="Default_20_Paragraph_20_Font"><text:span text:style-name="T1">7</text:span></text:span><text:span text:style-name="Default_20_Paragraph_20_Font"><text:span text:style-name="T2"> duos hircos stare faciet coram Domino in ostio tabernaculi testimonii: </text:span></text:span><text:span text:style-name="Default_20_Paragraph_20_Font"><text:span text:style-name="T1">8</text:span></text:span><text:span text:style-name="Default_20_Paragraph_20_Font"><text:span text:style-name="T2"> mittensque super utrumque sortem, unam Domino, alteram capro emissario: </text:span></text:span><text:span text:style-name="Default_20_Paragraph_20_Font"><text:span text:style-name="T1">9</text:span></text:span><text:span text:style-name="Default_20_Paragraph_20_Font"><text:span text:style-name="T2"> cujus exierit sors Domino, offeret illum pro peccato: </text:span></text:span><text:span text:style-name="Default_20_Paragraph_20_Font"><text:span text:style-name="T1">10</text:span></text:span><text:span text:style-name="Default_20_Paragraph_20_Font"><text:span text:style-name="T2"> cujus autem in caprum emissarium, statuet eum vivum coram Domino, ut fundat preces super eo, et emittat eum in solitudinem.</text:span></text:span></text:p>
        <text:p text:style-name="P3"><text:span text:style-name="Default_20_Paragraph_20_Font"><text:span text:style-name="T1">11</text:span></text:span><text:span text:style-name="Default_20_Paragraph_20_Font"><text:span text:style-name="T2"> His rite celebratis, offeret vitulum, et rogans pro se, et pro domo sua, immolabit eum: </text:span></text:span><text:span text:style-name="Default_20_Paragraph_20_Font"><text:span text:style-name="T1">12</text:span></text:span><text:span text:style-name="Default_20_Paragraph_20_Font"><text:span text:style-name="T2"> assumptoque thuribulo, quod de prunis altaris impleverit, et hauriens manu compositum thymiama in incensum, ultra velum intrabit in sancta: </text:span></text:span><text:span text:style-name="Default_20_Paragraph_20_Font"><text:span text:style-name="T1">13</text:span></text:span><text:span text:style-name="Default_20_Paragraph_20_Font"><text:span text:style-name="T2"> ut, positis super ignem aromatibus, nebula eorum et vapor operiat oraculum quod est supra testimonium, et non moriatur. </text:span></text:span><text:span text:style-name="Default_20_Paragraph_20_Font"><text:span text:style-name="T1">14</text:span></text:span><text:span text:style-name="Default_20_Paragraph_20_Font"><text:span text:style-name="T2"> Tollet quoque de sanguine vituli, et asperget digito septies contra propitiatorium ad orientem.</text:span></text:span></text:p>
        <text:p text:style-name="P3"><text:span text:style-name="Default_20_Paragraph_20_Font"><text:span text:style-name="T1">15</text:span></text:span><text:span text:style-name="Default_20_Paragraph_20_Font"><text:span text:style-name="T2"> Cumque mactaverit hircum pro peccato populi, inferet sanguinem ejus intra velum, sicut præceptum est de sanguine vituli, ut aspergat e regione oraculi, </text:span></text:span><text:span text:style-name="Default_20_Paragraph_20_Font"><text:span text:style-name="T1">16</text:span></text:span><text:span text:style-name="Default_20_Paragraph_20_Font"><text:span text:style-name="T2"> et expiet sanctuarium ab immunditiis filiorum Israël, et a prævaricationibus eorum, cunctisque peccatis. Juxta hunc ritum faciet tabernaculo testimonii, quod fixum est inter eos, in medio sordium habitationis eorum. </text:span></text:span><text:span text:style-name="Default_20_Paragraph_20_Font"><text:span text:style-name="T1">17</text:span></text:span><text:span text:style-name="Default_20_Paragraph_20_Font"><text:span text:style-name="T2"> Nullus hominum sit in tabernaculo, quando pontifex sanctuarium ingreditur, ut roget pro se, et pro domo sua, et pro universo cœtu Israël, donec egrediatur. </text:span></text:span><text:span text:style-name="Default_20_Paragraph_20_Font"><text:span text:style-name="T1">18</text:span></text:span><text:span text:style-name="Default_20_Paragraph_20_Font"><text:span text:style-name="T2"> Cum autem exierit ad altare quod coram Domino est, oret pro se, et sumptum sanguinem vituli atque hirci fundat super cornua ejus per gyrum: </text:span></text:span><text:span text:style-name="Default_20_Paragraph_20_Font"><text:span text:style-name="T1">19</text:span></text:span><text:span text:style-name="Default_20_Paragraph_20_Font"><text:span text:style-name="T2"> aspergensque digito septies, expiet, et sanctificet illud ab immunditiis filiorum Israël.</text:span></text:span></text:p>
        <text:p text:style-name="P3"><text:soft-page-break/><text:span text:style-name="Default_20_Paragraph_20_Font"><text:span text:style-name="T1">20</text:span></text:span><text:span text:style-name="Default_20_Paragraph_20_Font"><text:span text:style-name="T2"> Postquam emundaverit sanctuarium, et tabernaculum, et altare, tunc offerat hircum viventem: </text:span></text:span><text:span text:style-name="Default_20_Paragraph_20_Font"><text:span text:style-name="T1">21</text:span></text:span><text:span text:style-name="Default_20_Paragraph_20_Font"><text:span text:style-name="T2"> et posita utraque manu super caput ejus, confiteatur omnes iniquitates filiorum Israël, et universa delicta atque peccata eorum: quæ imprecans capiti ejus, emittet illum per hominem paratum, in desertum. </text:span></text:span><text:span text:style-name="Default_20_Paragraph_20_Font"><text:span text:style-name="T1">22</text:span></text:span><text:span text:style-name="Default_20_Paragraph_20_Font"><text:span text:style-name="T2"> Cumque portaverit hircus omnes iniquitates eorum in terram solitariam, et dimissus fuerit in deserto, </text:span></text:span><text:span text:style-name="Default_20_Paragraph_20_Font"><text:span text:style-name="T1">23</text:span></text:span><text:span text:style-name="Default_20_Paragraph_20_Font"><text:span text:style-name="T2"> revertetur Aaron in tabernaculum testimonii, et depositis vestibus, quibus prius indutus erat, cum intraret sanctuarium, relictisque ibi, </text:span></text:span><text:span text:style-name="Default_20_Paragraph_20_Font"><text:span text:style-name="T1">24</text:span></text:span><text:span text:style-name="Default_20_Paragraph_20_Font"><text:span text:style-name="T2"> lavabit carnem suam in loco sancto, indueturque vestibus suis. Et postquam egressus obtulerit holocaustum suum, ac plebis, rogabit tam pro se quam pro populo: </text:span></text:span><text:span text:style-name="Default_20_Paragraph_20_Font"><text:span text:style-name="T1">25</text:span></text:span><text:span text:style-name="Default_20_Paragraph_20_Font"><text:span text:style-name="T2"> et adipem, qui oblatus est pro peccatis, adolebit super altare. </text:span></text:span><text:span text:style-name="Default_20_Paragraph_20_Font"><text:span text:style-name="T1">26</text:span></text:span><text:span text:style-name="Default_20_Paragraph_20_Font"><text:span text:style-name="T2"> Ille vero, qui dimiserit caprum emissarium, lavabit vestimenta sua, et corpus aqua, et sic ingredietur in castra. </text:span></text:span><text:span text:style-name="Default_20_Paragraph_20_Font"><text:span text:style-name="T1">27</text:span></text:span><text:span text:style-name="Default_20_Paragraph_20_Font"><text:span text:style-name="T2"> Vitulum autem, et hircum, qui pro peccato fuerant immolati, et quorum sanguis illatus est in sanctuarium, ut expiatio compleretur, asportabunt foras castra, et comburent igni tam pelles quam carnes eorum, ac fimum: </text:span></text:span><text:span text:style-name="Default_20_Paragraph_20_Font"><text:span text:style-name="T1">28</text:span></text:span><text:span text:style-name="Default_20_Paragraph_20_Font"><text:span text:style-name="T2"> et quicumque combusserit ea, lavabit vestimenta sua et carnem aqua, et sic ingredietur in castra.</text:span></text:span></text:p>
        <text:p text:style-name="P3"><text:span text:style-name="Default_20_Paragraph_20_Font"><text:span text:style-name="T1">29</text:span></text:span><text:span text:style-name="Default_20_Paragraph_20_Font"><text:span text:style-name="T2"> Eritque vobis hoc legitimum sempiternum: mense septimo, decima die mensis, affligetis animas vestras, nullumque opus facietis, sive indigena, sive advena qui peregrinatur inter vos. </text:span></text:span><text:span text:style-name="Default_20_Paragraph_20_Font"><text:span text:style-name="T1">30</text:span></text:span><text:span text:style-name="Default_20_Paragraph_20_Font"><text:span text:style-name="T2"> In hac die expiatio erit vestri, atque mundatio ab omnibus peccatis vestris: coram Domino mundabimini. </text:span></text:span><text:span text:style-name="Default_20_Paragraph_20_Font"><text:span text:style-name="T1">31</text:span></text:span><text:span text:style-name="Default_20_Paragraph_20_Font"><text:span text:style-name="T2"> Sabbatum enim requietionis est, et affligetis animas vestras religione perpetua. </text:span></text:span><text:span text:style-name="Default_20_Paragraph_20_Font"><text:span text:style-name="T1">32</text:span></text:span><text:span text:style-name="Default_20_Paragraph_20_Font"><text:span text:style-name="T2"> Expiabit autem sacerdos, qui unctus fuerit, et cujus manus initiatæ sunt ut sacerdotio fungatur pro patre suo: indueturque stola linea et vestibus sanctis, </text:span></text:span><text:span text:style-name="Default_20_Paragraph_20_Font"><text:span text:style-name="T1">33</text:span></text:span><text:span text:style-name="Default_20_Paragraph_20_Font"><text:span text:style-name="T2"> et expiabit sanctuarium et tabernaculum testimonii atque altare, sacerdotes quoque et universum populum. </text:span></text:span><text:span text:style-name="Default_20_Paragraph_20_Font"><text:span text:style-name="T1">34</text:span></text:span><text:span text:style-name="Default_20_Paragraph_20_Font"><text:span text:style-name="T2"> Eritque vobis hoc legitimum sempiternum, ut oretis pro filiis Israël, et pro cunctis peccatis eorum semel in anno. Fecit igitur sicut præceperat Dominus Moysi. </text:span></text:span></text:p>
      </text:section>
      <text:section text:style-name="Sect1" text:name="Sect17">
        <text:p text:style-name="P2">Leviticus XVII</text:p>
        <text:p text:style-name="P3"><text:span text:style-name="Default_20_Paragraph_20_Font"><text:span text:style-name="T1">1</text:span></text:span><text:span text:style-name="Default_20_Paragraph_20_Font"><text:span text:style-name="T2"> Et locutus est Dominus ad Moysen, dicens: </text:span></text:span><text:span text:style-name="Default_20_Paragraph_20_Font"><text:span text:style-name="T1">2</text:span></text:span><text:span text:style-name="Default_20_Paragraph_20_Font"><text:span text:style-name="T2"> Loquere Aaron et filiis ejus, et cunctis filiis Israël, dicens ad eos: Iste est sermo quem mandavit Dominus, dicens: </text:span></text:span><text:span text:style-name="Default_20_Paragraph_20_Font"><text:span text:style-name="T1">3</text:span></text:span><text:span text:style-name="Default_20_Paragraph_20_Font"><text:span text:style-name="T2"> Homo quilibet de domo Israël, si occiderit bovem aut ovem, sive capram, in castris vel extra castra, </text:span></text:span><text:span text:style-name="Default_20_Paragraph_20_Font"><text:span text:style-name="T1">4</text:span></text:span><text:span text:style-name="Default_20_Paragraph_20_Font"><text:span text:style-name="T2"> et non obtulerit ad ostium tabernaculi oblationem Domino, sanguinis reus erit: quasi si sanguinem fuderit, sic peribit de medio populi sui. </text:span></text:span><text:span text:style-name="Default_20_Paragraph_20_Font"><text:span text:style-name="T1">5</text:span></text:span><text:span text:style-name="Default_20_Paragraph_20_Font"><text:span text:style-name="T2"> Ideo sacerdoti offerre debent filii Israël hostias suas, quas occident in agro, ut sanctificentur Domino ante ostium tabernaculi testimonii, et immolent eas hostias pacificas Domino. </text:span></text:span><text:span text:style-name="Default_20_Paragraph_20_Font"><text:span text:style-name="T1">6</text:span></text:span><text:span text:style-name="Default_20_Paragraph_20_Font"><text:span text:style-name="T2"> Fundetque sacerdos sanguinem super altare Domini ad ostium tabernaculi testimonii, et adolebit adipem in odorem suavitatis Domino: </text:span></text:span><text:span text:style-name="Default_20_Paragraph_20_Font"><text:span text:style-name="T1">7</text:span></text:span><text:span text:style-name="Default_20_Paragraph_20_Font"><text:span text:style-name="T2"> et nequaquam ultra immolabunt hostias suas dæmonibus, cum quibus fornicati sunt. Legitimum sempiternum erit illis et posteris eorum. </text:span></text:span><text:span text:style-name="Default_20_Paragraph_20_Font"><text:span text:style-name="T1">8</text:span></text:span><text:span text:style-name="Default_20_Paragraph_20_Font"><text:span text:style-name="T2"> Et ad ipsos dices: Homo de domo </text:span></text:span><text:soft-page-break/><text:span text:style-name="Default_20_Paragraph_20_Font"><text:span text:style-name="T2">Israël, et de advenis qui peregrinantur apud vos, qui obtulerit holocaustum sive victimam, </text:span></text:span><text:span text:style-name="Default_20_Paragraph_20_Font"><text:span text:style-name="T1">9</text:span></text:span><text:span text:style-name="Default_20_Paragraph_20_Font"><text:span text:style-name="T2"> et ad ostium tabernaculi testimonii non adduxerit eam, ut offeratur Domino, interibit de populo suo.</text:span></text:span></text:p>
        <text:p text:style-name="P3"><text:span text:style-name="Default_20_Paragraph_20_Font"><text:span text:style-name="T1">10</text:span></text:span><text:span text:style-name="Default_20_Paragraph_20_Font"><text:span text:style-name="T2"> Homo quilibet de domo Israël et de advenis qui peregrinantur inter eos, si comederit sanguinem, obfirmabo faciem meam contra animam illius, et disperdam eam de populo suo, </text:span></text:span><text:span text:style-name="Default_20_Paragraph_20_Font"><text:span text:style-name="T1">11</text:span></text:span><text:span text:style-name="Default_20_Paragraph_20_Font"><text:span text:style-name="T2"> quia anima carnis in sanguine est: et ego dedi illum vobis, ut super altare in eo expietis pro animabus vestris, et sanguis pro animæ piaculo sit. </text:span></text:span><text:span text:style-name="Default_20_Paragraph_20_Font"><text:span text:style-name="T1">12</text:span></text:span><text:span text:style-name="Default_20_Paragraph_20_Font"><text:span text:style-name="T2"> Idcirco dixi filiis Israël: Omnis anima ex vobis non comedet sanguinem, nec ex advenis qui peregrinantur apud vos. </text:span></text:span><text:span text:style-name="Default_20_Paragraph_20_Font"><text:span text:style-name="T1">13</text:span></text:span><text:span text:style-name="Default_20_Paragraph_20_Font"><text:span text:style-name="T2"> Homo quicumque de filiis Israël, et de advenis qui peregrinantur apud vos, si venatione atque aucupio ceperit feram, vel avem, quibus vesci licitum est, fundat sanguinem ejus, et operiat illum terra. </text:span></text:span><text:span text:style-name="Default_20_Paragraph_20_Font"><text:span text:style-name="T1">14</text:span></text:span><text:span text:style-name="Default_20_Paragraph_20_Font"><text:span text:style-name="T2"> Anima enim omnis carnis in sanguine est: unde dixi filiis Israël: Sanguinem universæ carnis non comedetis, quia anima carnis in sanguine est: et quicumque comederit illum, interibit. </text:span></text:span><text:span text:style-name="Default_20_Paragraph_20_Font"><text:span text:style-name="T1">15</text:span></text:span><text:span text:style-name="Default_20_Paragraph_20_Font"><text:span text:style-name="T2"> Anima, quæ comederit morticinum, vel captum a bestia, tam de indigenis, quam de advenis, lavabit vestimenta sua et semetipsum aqua, et contaminatus erit usque ad vesperum: et hoc ordine mundus fiet. </text:span></text:span><text:span text:style-name="Default_20_Paragraph_20_Font"><text:span text:style-name="T1">16</text:span></text:span><text:span text:style-name="Default_20_Paragraph_20_Font"><text:span text:style-name="T2"> Quod si non laverit vestimenta sua et corpus, portabit iniquitatem suam. </text:span></text:span></text:p>
      </text:section>
      <text:section text:style-name="Sect1" text:name="Sect18">
        <text:p text:style-name="P2">Leviticus XVIII</text:p>
        <text:p text:style-name="P3"><text:span text:style-name="Default_20_Paragraph_20_Font"><text:span text:style-name="T1">1</text:span></text:span><text:span text:style-name="Default_20_Paragraph_20_Font"><text:span text:style-name="T2"> Locutus est Dominus ad Moysen, dicens: </text:span></text:span><text:span text:style-name="Default_20_Paragraph_20_Font"><text:span text:style-name="T1">2</text:span></text:span><text:span text:style-name="Default_20_Paragraph_20_Font"><text:span text:style-name="T2"> Loquere filiis Israël, et dices ad eos: Ego Dominus Deus vester: </text:span></text:span><text:span text:style-name="Default_20_Paragraph_20_Font"><text:span text:style-name="T1">3</text:span></text:span><text:span text:style-name="Default_20_Paragraph_20_Font"><text:span text:style-name="T2"> juxta consuetudinem terræ Ægypti, in qua habitastis, non facietis: et juxta morem regionis Chanaan, ad quam ego introducturus sum vos, non agetis, nec in legitimis eorum ambulabitis. </text:span></text:span><text:span text:style-name="Default_20_Paragraph_20_Font"><text:span text:style-name="T1">4</text:span></text:span><text:span text:style-name="Default_20_Paragraph_20_Font"><text:span text:style-name="T2"> Facietis judicia mea, et præcepta mea servabitis, et ambulabitis in eis. Ego Dominus Deus vester. </text:span></text:span><text:span text:style-name="Default_20_Paragraph_20_Font"><text:span text:style-name="T1">5</text:span></text:span><text:span text:style-name="Default_20_Paragraph_20_Font"><text:span text:style-name="T2"> Custodite leges meas atque judicia, quæ faciens homo, vivet in eis. Ego Dominus. </text:span></text:span><text:span text:style-name="Default_20_Paragraph_20_Font"><text:span text:style-name="T1">6</text:span></text:span><text:span text:style-name="Default_20_Paragraph_20_Font"><text:span text:style-name="T2"> Omnis homo ad proximam sanguinis sui non accedet, ut revelet turpitudinem ejus. Ego Dominus. </text:span></text:span><text:span text:style-name="Default_20_Paragraph_20_Font"><text:span text:style-name="T1">7</text:span></text:span><text:span text:style-name="Default_20_Paragraph_20_Font"><text:span text:style-name="T2"> Turpitudinem patris tui, turpitudinem matris tuæ non discooperies: mater tua est: non revelabis turpitudinem ejus. </text:span></text:span><text:span text:style-name="Default_20_Paragraph_20_Font"><text:span text:style-name="T1">8</text:span></text:span><text:span text:style-name="Default_20_Paragraph_20_Font"><text:span text:style-name="T2"> Turpitudinem uxoris patris tui non discooperies: turpitudo enim patris tui est. </text:span></text:span><text:span text:style-name="Default_20_Paragraph_20_Font"><text:span text:style-name="T1">9</text:span></text:span><text:span text:style-name="Default_20_Paragraph_20_Font"><text:span text:style-name="T2"> Turpitudinem sororis tuæ ex patre sive ex matre, quæ domi vel foris genita est, non revelabis. </text:span></text:span><text:span text:style-name="Default_20_Paragraph_20_Font"><text:span text:style-name="T1">10</text:span></text:span><text:span text:style-name="Default_20_Paragraph_20_Font"><text:span text:style-name="T2"> Turpitudinem filiæ filii tui vel neptis ex filia non revelabis: quia turpitudo tua est. </text:span></text:span><text:span text:style-name="Default_20_Paragraph_20_Font"><text:span text:style-name="T1">11</text:span></text:span><text:span text:style-name="Default_20_Paragraph_20_Font"><text:span text:style-name="T2"> Turpitudinem filiæ uxoris patris tui, quam peperit patri tuo, et est soror tua, non revelabis. </text:span></text:span><text:span text:style-name="Default_20_Paragraph_20_Font"><text:span text:style-name="T1">12</text:span></text:span><text:span text:style-name="Default_20_Paragraph_20_Font"><text:span text:style-name="T2"> Turpitudinem sororis patris tui non discooperies: quia caro est patris tui. </text:span></text:span><text:span text:style-name="Default_20_Paragraph_20_Font"><text:span text:style-name="T1">13</text:span></text:span><text:span text:style-name="Default_20_Paragraph_20_Font"><text:span text:style-name="T2"> Turpitudinem sororis matris tuæ non revelabis, eo quod caro sit matris tuæ. </text:span></text:span><text:span text:style-name="Default_20_Paragraph_20_Font"><text:span text:style-name="T1">14</text:span></text:span><text:span text:style-name="Default_20_Paragraph_20_Font"><text:span text:style-name="T2"> Turpitudinem patrui tui non revelabis, nec accedes ad uxorem ejus, quæ tibi affinitate conjungitur. </text:span></text:span><text:span text:style-name="Default_20_Paragraph_20_Font"><text:span text:style-name="T1">15</text:span></text:span><text:span text:style-name="Default_20_Paragraph_20_Font"><text:span text:style-name="T2"> Turpitudinem nurus tuæ non revelabis, quia uxor filii tui est: nec discooperies ignominiam ejus. </text:span></text:span><text:span text:style-name="Default_20_Paragraph_20_Font"><text:span text:style-name="T1">16</text:span></text:span><text:span text:style-name="Default_20_Paragraph_20_Font"><text:span text:style-name="T2"> Turpitudinem uxoris fratris tui non revelabis: quia turpitudo fratris tui est. </text:span></text:span><text:span text:style-name="Default_20_Paragraph_20_Font"><text:span text:style-name="T1">17</text:span></text:span><text:span text:style-name="Default_20_Paragraph_20_Font"><text:span text:style-name="T2"> Turpitudinem uxoris tuæ et filiæ ejus non revelabis. Filiam filii ejus, et filiam filiæ illius non sumes, ut reveles ignominiam ejus: quia caro illius </text:span></text:span><text:soft-page-break/><text:span text:style-name="Default_20_Paragraph_20_Font"><text:span text:style-name="T2">sunt, et talis coitus incestus est. </text:span></text:span><text:span text:style-name="Default_20_Paragraph_20_Font"><text:span text:style-name="T1">18</text:span></text:span><text:span text:style-name="Default_20_Paragraph_20_Font"><text:span text:style-name="T2"> Sororem uxoris tuæ in pellicatum illius non accipies, nec revelabis turpitudinem ejus adhuc illa vivente.</text:span></text:span></text:p>
        <text:p text:style-name="P3"><text:span text:style-name="Default_20_Paragraph_20_Font"><text:span text:style-name="T1">19</text:span></text:span><text:span text:style-name="Default_20_Paragraph_20_Font"><text:span text:style-name="T2"> Ad mulierem quæ patitur menstrua non accedes, nec revelabis fœditatem ejus. </text:span></text:span><text:span text:style-name="Default_20_Paragraph_20_Font"><text:span text:style-name="T1">20</text:span></text:span><text:span text:style-name="Default_20_Paragraph_20_Font"><text:span text:style-name="T2"> Cum uxore proximi tui non coibis, nec seminis commistione maculaberis. </text:span></text:span><text:span text:style-name="Default_20_Paragraph_20_Font"><text:span text:style-name="T1">21</text:span></text:span><text:span text:style-name="Default_20_Paragraph_20_Font"><text:span text:style-name="T2"> De semine tuo non dabis ut consecretur idolo Moloch, nec pollues nomen Dei tui. Ego Dominus. </text:span></text:span><text:span text:style-name="Default_20_Paragraph_20_Font"><text:span text:style-name="T1">22</text:span></text:span><text:span text:style-name="Default_20_Paragraph_20_Font"><text:span text:style-name="T2"> Cum masculo non commiscearis coitu femineo, quia abominatio est. </text:span></text:span><text:span text:style-name="Default_20_Paragraph_20_Font"><text:span text:style-name="T1">23</text:span></text:span><text:span text:style-name="Default_20_Paragraph_20_Font"><text:span text:style-name="T2"> Cum omni pecore non coibis, nec maculaberis cum eo. Mulier non succumbet jumento, nec miscebitur ei, quia scelus est. </text:span></text:span><text:span text:style-name="Default_20_Paragraph_20_Font"><text:span text:style-name="T1">24</text:span></text:span><text:span text:style-name="Default_20_Paragraph_20_Font"><text:span text:style-name="T2"> Nec polluamini in omnibus his quibus contaminatæ sunt universæ gentes, quas ego ejiciam ante conspectum vestrum, </text:span></text:span><text:span text:style-name="Default_20_Paragraph_20_Font"><text:span text:style-name="T1">25</text:span></text:span><text:span text:style-name="Default_20_Paragraph_20_Font"><text:span text:style-name="T2"> et quibus polluta est terra: cujus ego scelera visitabo, ut evomat habitatores suos. </text:span></text:span><text:span text:style-name="Default_20_Paragraph_20_Font"><text:span text:style-name="T1">26</text:span></text:span><text:span text:style-name="Default_20_Paragraph_20_Font"><text:span text:style-name="T2"> Custodite legitima mea atque judicia, et non faciatis ex omnibus abominationibus istis, tam indigena quam colonus qui peregrinantur apud vos. </text:span></text:span><text:span text:style-name="Default_20_Paragraph_20_Font"><text:span text:style-name="T1">27</text:span></text:span><text:span text:style-name="Default_20_Paragraph_20_Font"><text:span text:style-name="T2"> Omnes enim execrationes istas fecerunt accolæ terræ qui fuerunt ante vos, et polluerunt eam. </text:span></text:span><text:span text:style-name="Default_20_Paragraph_20_Font"><text:span text:style-name="T1">28</text:span></text:span><text:span text:style-name="Default_20_Paragraph_20_Font"><text:span text:style-name="T2"> Cavete ergo ne et vos similiter evomat, cum paria feceritis, sicut evomuit gentem, quæ fuit ante vos. </text:span></text:span><text:span text:style-name="Default_20_Paragraph_20_Font"><text:span text:style-name="T1">29</text:span></text:span><text:span text:style-name="Default_20_Paragraph_20_Font"><text:span text:style-name="T2"> Omnis anima, quæ fecerit de abominationibus his quippiam, peribit de medio populi sui. </text:span></text:span><text:span text:style-name="Default_20_Paragraph_20_Font"><text:span text:style-name="T1">30</text:span></text:span><text:span text:style-name="Default_20_Paragraph_20_Font"><text:span text:style-name="T2"> Custodite mandata mea. Nolite facere quæ fecerunt hi qui fuerunt ante vos, et ne polluamini in eis. Ego Dominus Deus vester. </text:span></text:span></text:p>
      </text:section>
      <text:section text:style-name="Sect1" text:name="Sect19">
        <text:p text:style-name="P2">Leviticus XIX</text:p>
        <text:p text:style-name="P3"><text:span text:style-name="Default_20_Paragraph_20_Font"><text:span text:style-name="T1">1</text:span></text:span><text:span text:style-name="Default_20_Paragraph_20_Font"><text:span text:style-name="T2"> Locutus est Dominus ad Moysen, dicens: </text:span></text:span><text:span text:style-name="Default_20_Paragraph_20_Font"><text:span text:style-name="T1">2</text:span></text:span><text:span text:style-name="Default_20_Paragraph_20_Font"><text:span text:style-name="T2"> Loquere ad omnem cœtum filiorum Israël, et dices ad eos: Sancti estote, quia ego sanctus sum, Dominus Deus vester. </text:span></text:span><text:span text:style-name="Default_20_Paragraph_20_Font"><text:span text:style-name="T1">3</text:span></text:span><text:span text:style-name="Default_20_Paragraph_20_Font"><text:span text:style-name="T2"> Unusquisque patrem suum, et matrem suam timeat. Sabbata mea custodite. Ego Dominus Deus vester. </text:span></text:span><text:span text:style-name="Default_20_Paragraph_20_Font"><text:span text:style-name="T1">4</text:span></text:span><text:span text:style-name="Default_20_Paragraph_20_Font"><text:span text:style-name="T2"> Nolite converti ad idola, nec deos conflatiles faciatis vobis. Ego Dominus Deus vester. </text:span></text:span><text:span text:style-name="Default_20_Paragraph_20_Font"><text:span text:style-name="T1">5</text:span></text:span><text:span text:style-name="Default_20_Paragraph_20_Font"><text:span text:style-name="T2"> Si immolaveritis hostiam pacificorum Domino, ut sit placabilis, </text:span></text:span><text:span text:style-name="Default_20_Paragraph_20_Font"><text:span text:style-name="T1">6</text:span></text:span><text:span text:style-name="Default_20_Paragraph_20_Font"><text:span text:style-name="T2"> eo die quo fuerit immolata, comedetis eam, et die altero: quidquid autem residuum fuerit in diem tertium, igne comburetis. </text:span></text:span><text:span text:style-name="Default_20_Paragraph_20_Font"><text:span text:style-name="T1">7</text:span></text:span><text:span text:style-name="Default_20_Paragraph_20_Font"><text:span text:style-name="T2"> Si quis post biduum comederit ex ea, profanus erit, et impietatis reus: </text:span></text:span><text:span text:style-name="Default_20_Paragraph_20_Font"><text:span text:style-name="T1">8</text:span></text:span><text:span text:style-name="Default_20_Paragraph_20_Font"><text:span text:style-name="T2"> portabitque iniquitatem suam, quia sanctum Domini polluit, et peribit anima illa de populo suo.</text:span></text:span></text:p>
        <text:p text:style-name="P3"><text:span text:style-name="Default_20_Paragraph_20_Font"><text:span text:style-name="T1">9</text:span></text:span><text:span text:style-name="Default_20_Paragraph_20_Font"><text:span text:style-name="T2"> Cumque messueris segetes terræ tuæ, non tondebis usque ad solum superficiem terræ, nec remanentes spicas colliges, </text:span></text:span><text:span text:style-name="Default_20_Paragraph_20_Font"><text:span text:style-name="T1">10</text:span></text:span><text:span text:style-name="Default_20_Paragraph_20_Font"><text:span text:style-name="T2"> neque in vinea tua racemos et grana decidentia congregabis: sed pauperibus et peregrinis carpenda dimittes. Ego Dominus Deus vester. </text:span></text:span><text:span text:style-name="Default_20_Paragraph_20_Font"><text:span text:style-name="T1">11</text:span></text:span><text:span text:style-name="Default_20_Paragraph_20_Font"><text:span text:style-name="T2"> Non facietis furtum. Non mentiemini, nec decipiet unusquisque proximum suum. </text:span></text:span><text:span text:style-name="Default_20_Paragraph_20_Font"><text:span text:style-name="T1">12</text:span></text:span><text:span text:style-name="Default_20_Paragraph_20_Font"><text:span text:style-name="T2"> Non perjurabis in nomine meo, nec pollues nomen Dei tui. Ego Dominus. </text:span></text:span><text:span text:style-name="Default_20_Paragraph_20_Font"><text:span text:style-name="T1">13</text:span></text:span><text:span text:style-name="Default_20_Paragraph_20_Font"><text:span text:style-name="T2"> Non facies calumniam proximo tuo nec vi opprimes eum. Non morabitur opus mercenarii tui apud te usque mane. </text:span></text:span><text:span text:style-name="Default_20_Paragraph_20_Font"><text:span text:style-name="T1">14</text:span></text:span><text:span text:style-name="Default_20_Paragraph_20_Font"><text:span text:style-name="T2"> Non maledices surdo, nec coram cæco pones offendiculum: sed timebis Dominum Deum tuum, quia ego sum Dominus. </text:span></text:span><text:span text:style-name="Default_20_Paragraph_20_Font"><text:span text:style-name="T1">15</text:span></text:span><text:span text:style-name="Default_20_Paragraph_20_Font"><text:span text:style-name="T2"> Non facies quod iniquum est, nec injuste judicabis. Non consideres personam pauperis, nec honores vultum potentis. </text:span></text:span><text:soft-page-break/><text:span text:style-name="Default_20_Paragraph_20_Font"><text:span text:style-name="T2">Juste judica proximo tuo. </text:span></text:span><text:span text:style-name="Default_20_Paragraph_20_Font"><text:span text:style-name="T1">16</text:span></text:span><text:span text:style-name="Default_20_Paragraph_20_Font"><text:span text:style-name="T2"> Non eris criminator, nec susurro in populo. Non stabis contra sanguinem proximi tui. Ego Dominus. </text:span></text:span><text:span text:style-name="Default_20_Paragraph_20_Font"><text:span text:style-name="T1">17</text:span></text:span><text:span text:style-name="Default_20_Paragraph_20_Font"><text:span text:style-name="T2"> Non oderis fratrem tuum in corde tuo, sed publice argue eum, ne habeas super illo peccatum. </text:span></text:span><text:span text:style-name="Default_20_Paragraph_20_Font"><text:span text:style-name="T1">18</text:span></text:span><text:span text:style-name="Default_20_Paragraph_20_Font"><text:span text:style-name="T2"> Non quæras ultionem, nec memor eris injuriæ civium tuorum. Diliges amicum tuum sicut teipsum. Ego Dominus.</text:span></text:span></text:p>
        <text:p text:style-name="P3"><text:span text:style-name="Default_20_Paragraph_20_Font"><text:span text:style-name="T1">19</text:span></text:span><text:span text:style-name="Default_20_Paragraph_20_Font"><text:span text:style-name="T2"> Leges meas custodite. Jumentum tuum non facies coire cum alterius generis animantibus. Agrum tuum non seres diverso semine. Veste, quæ ex duobus texta est, non indueris. </text:span></text:span><text:span text:style-name="Default_20_Paragraph_20_Font"><text:span text:style-name="T1">20</text:span></text:span><text:span text:style-name="Default_20_Paragraph_20_Font"><text:span text:style-name="T2"> Homo, si dormierit cum muliere coitu seminis, quæ sit ancilla etiam nubilis, et tamen pretio non redempta, nec libertate donata: vapulabunt ambo, et non morientur, quia non fuit libera. </text:span></text:span><text:span text:style-name="Default_20_Paragraph_20_Font"><text:span text:style-name="T1">21</text:span></text:span><text:span text:style-name="Default_20_Paragraph_20_Font"><text:span text:style-name="T2"> Pro delicto autem suo offeret Domino ad ostium tabernaculi testimonii arietem: </text:span></text:span><text:span text:style-name="Default_20_Paragraph_20_Font"><text:span text:style-name="T1">22</text:span></text:span><text:span text:style-name="Default_20_Paragraph_20_Font"><text:span text:style-name="T2"> orabitque pro eo sacerdos, et pro peccato ejus coram Domino, et repropitiabitur ei, dimitteturque peccatum. </text:span></text:span><text:span text:style-name="Default_20_Paragraph_20_Font"><text:span text:style-name="T1">23</text:span></text:span><text:span text:style-name="Default_20_Paragraph_20_Font"><text:span text:style-name="T2"> Quando ingressi fueritis terram, et plantaveritis in ea ligna pomifera, auferetis præputia eorum: poma, quæ germinant, immunda erunt vobis, nec edetis ex eis. </text:span></text:span><text:span text:style-name="Default_20_Paragraph_20_Font"><text:span text:style-name="T1">24</text:span></text:span><text:span text:style-name="Default_20_Paragraph_20_Font"><text:span text:style-name="T2"> Quarto autem anno omnis fructus eorum sanctificabitur, laudabilis Domino. </text:span></text:span><text:span text:style-name="Default_20_Paragraph_20_Font"><text:span text:style-name="T1">25</text:span></text:span><text:span text:style-name="Default_20_Paragraph_20_Font"><text:span text:style-name="T2"> Quinto autem anno comedetis fructus, congregantes poma, quæ proferunt. Ego Dominus Deus vester. </text:span></text:span><text:span text:style-name="Default_20_Paragraph_20_Font"><text:span text:style-name="T1">26</text:span></text:span><text:span text:style-name="Default_20_Paragraph_20_Font"><text:span text:style-name="T2"> Non comedetis cum sanguine. Non augurabimini, nec observabitis somnia. </text:span></text:span><text:span text:style-name="Default_20_Paragraph_20_Font"><text:span text:style-name="T1">27</text:span></text:span><text:span text:style-name="Default_20_Paragraph_20_Font"><text:span text:style-name="T2"> Neque in rotundum attondebitis comam, nec radetis barbam. </text:span></text:span><text:span text:style-name="Default_20_Paragraph_20_Font"><text:span text:style-name="T1">28</text:span></text:span><text:span text:style-name="Default_20_Paragraph_20_Font"><text:span text:style-name="T2"> Et super mortuo non incidetis carnem vestram, neque figuras aliquas aut stigmata facietis vobis. Ego Dominus. </text:span></text:span><text:span text:style-name="Default_20_Paragraph_20_Font"><text:span text:style-name="T1">29</text:span></text:span><text:span text:style-name="Default_20_Paragraph_20_Font"><text:span text:style-name="T2"> Ne prostituas filiam tuam, ne contaminetur terra et impleatur piaculo. </text:span></text:span><text:span text:style-name="Default_20_Paragraph_20_Font"><text:span text:style-name="T1">30</text:span></text:span><text:span text:style-name="Default_20_Paragraph_20_Font"><text:span text:style-name="T2"> Sabbata mea custodite, et sanctuarium meum metuite. Ego Dominus. </text:span></text:span><text:span text:style-name="Default_20_Paragraph_20_Font"><text:span text:style-name="T1">31</text:span></text:span><text:span text:style-name="Default_20_Paragraph_20_Font"><text:span text:style-name="T2"> Non declinetis ad magos, nec ab ariolis aliquid sciscitemini, ut polluamini per eos. Ego Dominus Deus vester. </text:span></text:span><text:span text:style-name="Default_20_Paragraph_20_Font"><text:span text:style-name="T1">32</text:span></text:span><text:span text:style-name="Default_20_Paragraph_20_Font"><text:span text:style-name="T2"> Coram cano capite consurge, et honora personam senis: et time Dominum Deum tuum. Ego Dominus.</text:span></text:span></text:p>
        <text:p text:style-name="P3"><text:span text:style-name="Default_20_Paragraph_20_Font"><text:span text:style-name="T1">33</text:span></text:span><text:span text:style-name="Default_20_Paragraph_20_Font"><text:span text:style-name="T2"> Si habitaverit advena in terra vestra, et moratus fuerit inter vos, non exprobretis ei: </text:span></text:span><text:span text:style-name="Default_20_Paragraph_20_Font"><text:span text:style-name="T1">34</text:span></text:span><text:span text:style-name="Default_20_Paragraph_20_Font"><text:span text:style-name="T2"> sed sit inter vos quasi indigena, et diligetis eum quasi vosmetipsos: fuistis enim et vos advenæ in terra Ægypti. Ego Dominus Deus vester.</text:span></text:span></text:p>
        <text:p text:style-name="P3"><text:span text:style-name="Default_20_Paragraph_20_Font"><text:span text:style-name="T1">35</text:span></text:span><text:span text:style-name="Default_20_Paragraph_20_Font"><text:span text:style-name="T2"> Nolite facere iniquum aliquid in judicio, in regula, in pondere, in mensura. </text:span></text:span><text:span text:style-name="Default_20_Paragraph_20_Font"><text:span text:style-name="T1">36</text:span></text:span><text:span text:style-name="Default_20_Paragraph_20_Font"><text:span text:style-name="T2"> Statera justa, et æqua sint pondera, justus modius, æquusque sextarius. Ego Dominus Deus vester, qui eduxi vos de terra Ægypti. </text:span></text:span><text:span text:style-name="Default_20_Paragraph_20_Font"><text:span text:style-name="T1">37</text:span></text:span><text:span text:style-name="Default_20_Paragraph_20_Font"><text:span text:style-name="T2"> Custodite omnia præcepta mea, et universa judicia, et facite ea. Ego Dominus. </text:span></text:span></text:p>
      </text:section>
      <text:section text:style-name="Sect1" text:name="Sect20">
        <text:p text:style-name="P2">Leviticus XX</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Hæc loqueris filiis Israël: Homo de filiis Israël, et de advenis qui habitant in Israël, si quis dederit de semine suo idolo Moloch, morte moriatur: populus terræ lapidabit eum. </text:span></text:span><text:span text:style-name="Default_20_Paragraph_20_Font"><text:span text:style-name="T1">3</text:span></text:span><text:span text:style-name="Default_20_Paragraph_20_Font"><text:span text:style-name="T2"> Et ego ponam faciem meam contra illum: succidamque eum de medio populi sui, eo quod dederit de semine suo Moloch, et contaminaverit sanctuarium meum, </text:span></text:span><text:soft-page-break/><text:span text:style-name="Default_20_Paragraph_20_Font"><text:span text:style-name="T2">ac polluerit nomen sanctum meum. </text:span></text:span><text:span text:style-name="Default_20_Paragraph_20_Font"><text:span text:style-name="T1">4</text:span></text:span><text:span text:style-name="Default_20_Paragraph_20_Font"><text:span text:style-name="T2"> Quod si negligens populus terræ, et quasi parvipendens imperium meum, dimiserit hominem qui dedit de semine suo Moloch, nec voluerit eum occidere: </text:span></text:span><text:span text:style-name="Default_20_Paragraph_20_Font"><text:span text:style-name="T1">5</text:span></text:span><text:span text:style-name="Default_20_Paragraph_20_Font"><text:span text:style-name="T2"> ponam faciem meam super hominem illum, et super cognationem ejus, succidamque et ipsum, et omnes qui consenserunt ei ut fornicarentur cum Moloch, de medio populi sui. </text:span></text:span><text:span text:style-name="Default_20_Paragraph_20_Font"><text:span text:style-name="T1">6</text:span></text:span><text:span text:style-name="Default_20_Paragraph_20_Font"><text:span text:style-name="T2"> Anima, quæ declinaverit ad magos et ariolos, et fornicata fuerit cum eis, ponam faciem meam contra eam, et interficiam illam de medio populi sui. </text:span></text:span><text:span text:style-name="Default_20_Paragraph_20_Font"><text:span text:style-name="T1">7</text:span></text:span><text:span text:style-name="Default_20_Paragraph_20_Font"><text:span text:style-name="T2"> Sanctificamini et estote sancti, quia ego sum Dominus Deus vester. </text:span></text:span><text:span text:style-name="Default_20_Paragraph_20_Font"><text:span text:style-name="T1">8</text:span></text:span><text:span text:style-name="Default_20_Paragraph_20_Font"><text:span text:style-name="T2"> Custodite præcepta mea, et facite ea: ego Dominus qui sanctifico vos. </text:span></text:span><text:span text:style-name="Default_20_Paragraph_20_Font"><text:span text:style-name="T1">9</text:span></text:span><text:span text:style-name="Default_20_Paragraph_20_Font"><text:span text:style-name="T2"> Qui maledixerit patri suo, aut matri, morte moriatur: patri matrique maledixit: sanguis ejus sit super eum.</text:span></text:span></text:p>
        <text:p text:style-name="P3"><text:span text:style-name="Default_20_Paragraph_20_Font"><text:span text:style-name="T1">10</text:span></text:span><text:span text:style-name="Default_20_Paragraph_20_Font"><text:span text:style-name="T2"> Si mœchatus quis fuerit cum uxore alterius, et adulterium perpetraverit cum conjuge proximi sui, morte moriantur et mœchus et adultera. </text:span></text:span><text:span text:style-name="Default_20_Paragraph_20_Font"><text:span text:style-name="T1">11</text:span></text:span><text:span text:style-name="Default_20_Paragraph_20_Font"><text:span text:style-name="T2"> Qui dormierit cum noverca sua, et revelaverit ignominiam patris sui, morte moriantur ambo: sanguis eorum sit super eos. </text:span></text:span><text:span text:style-name="Default_20_Paragraph_20_Font"><text:span text:style-name="T1">12</text:span></text:span><text:span text:style-name="Default_20_Paragraph_20_Font"><text:span text:style-name="T2"> Si quis dormierit cum nuru sua, uterque moriatur, quia scelus operati sunt: sanguis eorum sit super eos. </text:span></text:span><text:span text:style-name="Default_20_Paragraph_20_Font"><text:span text:style-name="T1">13</text:span></text:span><text:span text:style-name="Default_20_Paragraph_20_Font"><text:span text:style-name="T2"> Qui dormierit cum masculo coitu femineo, uterque operatus est nefas: morte moriantur: sit sanguis eorum super eos. </text:span></text:span><text:span text:style-name="Default_20_Paragraph_20_Font"><text:span text:style-name="T1">14</text:span></text:span><text:span text:style-name="Default_20_Paragraph_20_Font"><text:span text:style-name="T2"> Qui supra uxorem filiam, duxerit matrem ejus, scelus operatus est: vivus ardebit cum eis, nec permanebit tantum nefas in medio vestri. </text:span></text:span><text:span text:style-name="Default_20_Paragraph_20_Font"><text:span text:style-name="T1">15</text:span></text:span><text:span text:style-name="Default_20_Paragraph_20_Font"><text:span text:style-name="T2"> Qui cum jumento et pecore coierit, morte moriatur: pecus quoque occidite. </text:span></text:span><text:span text:style-name="Default_20_Paragraph_20_Font"><text:span text:style-name="T1">16</text:span></text:span><text:span text:style-name="Default_20_Paragraph_20_Font"><text:span text:style-name="T2"> Mulier, quæ succubuerit cuilibet jumento, simul interficietur cum eo: sanguis eorum sit super eos. </text:span></text:span><text:span text:style-name="Default_20_Paragraph_20_Font"><text:span text:style-name="T1">17</text:span></text:span><text:span text:style-name="Default_20_Paragraph_20_Font"><text:span text:style-name="T2"> Qui acceperit sororem suam filiam patris sui, vel filiam matris suæ, et viderit turpitudinem ejus, illaque conspexerit fratris ignominiam, nefariam rem operati sunt: occidentur in conspectu populi sui, eo quod turpitudinem suam mutuo revelaverint, et portabunt iniquitatem suam. </text:span></text:span><text:span text:style-name="Default_20_Paragraph_20_Font"><text:span text:style-name="T1">18</text:span></text:span><text:span text:style-name="Default_20_Paragraph_20_Font"><text:span text:style-name="T2"> Qui coierit cum muliere in fluxu menstruo, et revelaverit turpitudinem ejus, ipsaque aperuerit fontem sanguinis sui, interficientur ambo de medio populi sui. </text:span></text:span><text:span text:style-name="Default_20_Paragraph_20_Font"><text:span text:style-name="T1">19</text:span></text:span><text:span text:style-name="Default_20_Paragraph_20_Font"><text:span text:style-name="T2"> Turpitudinem materteræ et amitæ tuæ non discooperies: qui hoc fecerit, ignominiam carnis suæ nudavit; portabunt ambo iniquitatem suam. </text:span></text:span><text:span text:style-name="Default_20_Paragraph_20_Font"><text:span text:style-name="T1">20</text:span></text:span><text:span text:style-name="Default_20_Paragraph_20_Font"><text:span text:style-name="T2"> Qui coierit cum uxore patrui vel avunculi sui, et revelaverit ignominiam cognationis suæ, portabunt ambo peccatum suum: absque liberis morientur. </text:span></text:span><text:span text:style-name="Default_20_Paragraph_20_Font"><text:span text:style-name="T1">21</text:span></text:span><text:span text:style-name="Default_20_Paragraph_20_Font"><text:span text:style-name="T2"> Qui duxerit uxorem fratris sui, rem facit illicitam: turpitudinem fratris sui revelavit: absque liberis erunt.</text:span></text:span></text:p>
        <text:p text:style-name="P3"><text:span text:style-name="Default_20_Paragraph_20_Font"><text:span text:style-name="T1">22</text:span></text:span><text:span text:style-name="Default_20_Paragraph_20_Font"><text:span text:style-name="T2"> Custodite leges meas, atque judicia, et facite ea: ne et vos evomat terra quam intraturi estis et habitaturi. </text:span></text:span><text:span text:style-name="Default_20_Paragraph_20_Font"><text:span text:style-name="T1">23</text:span></text:span><text:span text:style-name="Default_20_Paragraph_20_Font"><text:span text:style-name="T2"> Nolite ambulare in legitimis nationum, quas ego expulsurus sum ante vos. Omnia enim hæc fecerunt, et abominatus sum eas. </text:span></text:span><text:span text:style-name="Default_20_Paragraph_20_Font"><text:span text:style-name="T1">24</text:span></text:span><text:span text:style-name="Default_20_Paragraph_20_Font"><text:span text:style-name="T2"> Vobis autem loquor. Possidete terram eorum, quam dabo vobis in hæreditatem, terram fluentem lacte et melle. Ego Dominus Deus vester, qui separavi vos a ceteris populis. </text:span></text:span><text:span text:style-name="Default_20_Paragraph_20_Font"><text:span text:style-name="T1">25</text:span></text:span><text:span text:style-name="Default_20_Paragraph_20_Font"><text:span text:style-name="T2"> Separate ergo et vos jumentum mundum ab immundo, et avem mundam ab immunda: ne polluatis animas vestras in pecore, et avibus, et cunctis quæ moventur in terra, et quæ vobis ostendi esse polluta. </text:span></text:span><text:span text:style-name="Default_20_Paragraph_20_Font"><text:span text:style-name="T1">26</text:span></text:span><text:span text:style-name="Default_20_Paragraph_20_Font"><text:span text:style-name="T2"> Eritis mihi sancti, quia sanctus sum ego Dominus, et separavi vos a ceteris populis, ut essetis mei. </text:span></text:span><text:span text:style-name="Default_20_Paragraph_20_Font"><text:span text:style-name="T1">27</text:span></text:span><text:span text:style-name="Default_20_Paragraph_20_Font"><text:span text:style-name="T2"> Vir, sive mulier, in quibus pythonicus, vel divinationis fuerit spiritus, morte moriantur: lapidibus obruent eos: sanguis eorum sit super illos. </text:span></text:span></text:p>
      </text:section>
      <text:section text:style-name="Sect1" text:name="Sect21">
        <text:p text:style-name="P2"><text:soft-page-break/>Leviticus XXI</text:p>
        <text:p text:style-name="P3"><text:span text:style-name="Default_20_Paragraph_20_Font"><text:span text:style-name="T1">1</text:span></text:span><text:span text:style-name="Default_20_Paragraph_20_Font"><text:span text:style-name="T2"> Dixit quoque Dominus ad Moysen: Loquere ad sacerdotes filios Aaron, et dices ad eos: Ne contaminetur sacerdos in mortibus civium suorum, </text:span></text:span><text:span text:style-name="Default_20_Paragraph_20_Font"><text:span text:style-name="T1">2</text:span></text:span><text:span text:style-name="Default_20_Paragraph_20_Font"><text:span text:style-name="T2"> nisi tantum in consanguineis, ac propinquis, id est, super patre et matre, et filio, et filia, fratre quoque, </text:span></text:span><text:span text:style-name="Default_20_Paragraph_20_Font"><text:span text:style-name="T1">3</text:span></text:span><text:span text:style-name="Default_20_Paragraph_20_Font"><text:span text:style-name="T2"> et sorore virgine quæ non est nupta viro: </text:span></text:span><text:span text:style-name="Default_20_Paragraph_20_Font"><text:span text:style-name="T1">4</text:span></text:span><text:span text:style-name="Default_20_Paragraph_20_Font"><text:span text:style-name="T2"> sed nec in principe populi sui contaminabitur. </text:span></text:span><text:span text:style-name="Default_20_Paragraph_20_Font"><text:span text:style-name="T1">5</text:span></text:span><text:span text:style-name="Default_20_Paragraph_20_Font"><text:span text:style-name="T2"> Non radent caput, nec barbam, neque in carnibus suis facient incisuras. </text:span></text:span><text:span text:style-name="Default_20_Paragraph_20_Font"><text:span text:style-name="T1">6</text:span></text:span><text:span text:style-name="Default_20_Paragraph_20_Font"><text:span text:style-name="T2"> Sancti erunt Deo suo, et non polluent nomen ejus: incensum enim Domini, et panes Dei sui offerunt, et ideo sancti erunt. </text:span></text:span><text:span text:style-name="Default_20_Paragraph_20_Font"><text:span text:style-name="T1">7</text:span></text:span><text:span text:style-name="Default_20_Paragraph_20_Font"><text:span text:style-name="T2"> Scortum et vile prostibulum non ducent uxorem, nec eam quæ repudiata est a marito: quia consecrati sunt Deo suo, </text:span></text:span><text:span text:style-name="Default_20_Paragraph_20_Font"><text:span text:style-name="T1">8</text:span></text:span><text:span text:style-name="Default_20_Paragraph_20_Font"><text:span text:style-name="T2"> et panes propositionis offerunt. Sint ergo sancti, quia et ego sanctus sum, Dominus qui sanctifico eos. </text:span></text:span><text:span text:style-name="Default_20_Paragraph_20_Font"><text:span text:style-name="T1">9</text:span></text:span><text:span text:style-name="Default_20_Paragraph_20_Font"><text:span text:style-name="T2"> Sacerdotis filia si deprehensa fuerit in stupro, et violaverit nomen patris sui, flammis exuretur.</text:span></text:span></text:p>
        <text:p text:style-name="P3"><text:span text:style-name="Default_20_Paragraph_20_Font"><text:span text:style-name="T1">10</text:span></text:span><text:span text:style-name="Default_20_Paragraph_20_Font"><text:span text:style-name="T2"> Pontifex, id est, sacerdos maximus inter fratres suos, super cujus caput fusum est unctionis oleum, et cujus manus in sacerdotio consecratæ sunt, vestitusque est sanctis vestibus, caput suum non discooperiet, vestimenta non scindet: </text:span></text:span><text:span text:style-name="Default_20_Paragraph_20_Font"><text:span text:style-name="T1">11</text:span></text:span><text:span text:style-name="Default_20_Paragraph_20_Font"><text:span text:style-name="T2"> et ad omnem mortuum non ingredietur omnino: super patre quoque suo et matre non contaminabitur. </text:span></text:span><text:span text:style-name="Default_20_Paragraph_20_Font"><text:span text:style-name="T1">12</text:span></text:span><text:span text:style-name="Default_20_Paragraph_20_Font"><text:span text:style-name="T2"> Nec egredietur de sanctis, ne polluat sanctuarium Domini, quia oleum sanctæ unctionis Dei sui super eum est. Ego Dominus. </text:span></text:span><text:span text:style-name="Default_20_Paragraph_20_Font"><text:span text:style-name="T1">13</text:span></text:span><text:span text:style-name="Default_20_Paragraph_20_Font"><text:span text:style-name="T2"> Virginem ducet uxorem: </text:span></text:span><text:span text:style-name="Default_20_Paragraph_20_Font"><text:span text:style-name="T1">14</text:span></text:span><text:span text:style-name="Default_20_Paragraph_20_Font"><text:span text:style-name="T2"> viduam autem et repudiatam, et sordidam, atque meretricem non accipiet, sed puellam de populo suo: </text:span></text:span><text:span text:style-name="Default_20_Paragraph_20_Font"><text:span text:style-name="T1">15</text:span></text:span><text:span text:style-name="Default_20_Paragraph_20_Font"><text:span text:style-name="T2"> ne commisceat stirpem generis sui vulgo gentis suæ: quia ego Dominus, qui sanctifico eum. </text:span></text:span><text:span text:style-name="Default_20_Paragraph_20_Font"><text:span text:style-name="T1">16</text:span></text:span><text:span text:style-name="Default_20_Paragraph_20_Font"><text:span text:style-name="T2"> Locutusque est Dominus ad Moysen, dicens: </text:span></text:span><text:span text:style-name="Default_20_Paragraph_20_Font"><text:span text:style-name="T1">17</text:span></text:span><text:span text:style-name="Default_20_Paragraph_20_Font"><text:span text:style-name="T2"> Loquere ad Aaron: Homo de semine tuo per familias qui habuerit maculam, non offeret panes Deo suo, </text:span></text:span><text:span text:style-name="Default_20_Paragraph_20_Font"><text:span text:style-name="T1">18</text:span></text:span><text:span text:style-name="Default_20_Paragraph_20_Font"><text:span text:style-name="T2"> nec accedet ad ministerium ejus: si cæcus fuerit, si claudus, si parvo vel grandi, vel torto naso, </text:span></text:span><text:span text:style-name="Default_20_Paragraph_20_Font"><text:span text:style-name="T1">19</text:span></text:span><text:span text:style-name="Default_20_Paragraph_20_Font"><text:span text:style-name="T2"> si fracto pede, si manu, </text:span></text:span><text:span text:style-name="Default_20_Paragraph_20_Font"><text:span text:style-name="T1">20</text:span></text:span><text:span text:style-name="Default_20_Paragraph_20_Font"><text:span text:style-name="T2"> si gibbus, si lippus, si albuginem habens in oculo, si jugem scabiem, si impetiginem in corpore, vel herniosus. </text:span></text:span><text:span text:style-name="Default_20_Paragraph_20_Font"><text:span text:style-name="T1">21</text:span></text:span><text:span text:style-name="Default_20_Paragraph_20_Font"><text:span text:style-name="T2"> Omnis qui habuerit maculam de semine Aaron sacerdotis, non accedet offerre hostias Domino, nec panes Deo suo: </text:span></text:span><text:span text:style-name="Default_20_Paragraph_20_Font"><text:span text:style-name="T1">22</text:span></text:span><text:span text:style-name="Default_20_Paragraph_20_Font"><text:span text:style-name="T2"> vescetur tamen panibus qui offeruntur in sanctuario, </text:span></text:span><text:span text:style-name="Default_20_Paragraph_20_Font"><text:span text:style-name="T1">23</text:span></text:span><text:span text:style-name="Default_20_Paragraph_20_Font"><text:span text:style-name="T2"> ita dumtaxat, ut intra velum non ingrediatur, nec accedat ad altare, quia maculam habet, et contaminare non debet sanctuarium meum. Ego Dominus qui sanctifico eos. </text:span></text:span><text:span text:style-name="Default_20_Paragraph_20_Font"><text:span text:style-name="T1">24</text:span></text:span><text:span text:style-name="Default_20_Paragraph_20_Font"><text:span text:style-name="T2"> Locutus est ergo Moyses ad Aaron, et ad filios ejus, et ad omnem Israël cuncta quæ fuerant sibi imperata. </text:span></text:span></text:p>
      </text:section>
      <text:section text:style-name="Sect1" text:name="Sect22">
        <text:p text:style-name="P2">Leviticus XXII</text:p>
        <text:p text:style-name="P3"><text:span text:style-name="Default_20_Paragraph_20_Font"><text:span text:style-name="T1">1</text:span></text:span><text:span text:style-name="Default_20_Paragraph_20_Font"><text:span text:style-name="T2"> Locutus quoque est Dominus ad Moysen, dicens: </text:span></text:span><text:span text:style-name="Default_20_Paragraph_20_Font"><text:span text:style-name="T1">2</text:span></text:span><text:span text:style-name="Default_20_Paragraph_20_Font"><text:span text:style-name="T2"> Loquere ad Aaron et ad filios ejus, ut caveant ab his quæ consecrata sunt filiorum Israël, et non contaminent nomen sanctificatorum mihi, quæ ipsi offerunt. Ego Dominus. </text:span></text:span><text:span text:style-name="Default_20_Paragraph_20_Font"><text:span text:style-name="T1">3</text:span></text:span><text:span text:style-name="Default_20_Paragraph_20_Font"><text:span text:style-name="T2"> Dic ad eos, et ad posteros eorum: Omnis homo qui accesserit de stirpe vestra ad ea quæ consecrata sunt, et quæ obtulerunt filii Israël Domino, in quo est immunditia, peribit coram Domino. Ego sum Dominus. </text:span></text:span><text:span text:style-name="Default_20_Paragraph_20_Font"><text:span text:style-name="T1">4</text:span></text:span><text:span text:style-name="Default_20_Paragraph_20_Font"><text:span text:style-name="T2"> Homo de semine Aaron, qui fuerit leprosus, aut patiens fluxum seminis, </text:span></text:span><text:soft-page-break/><text:span text:style-name="Default_20_Paragraph_20_Font"><text:span text:style-name="T2">non vescetur de his quæ sanctificata sunt mihi, donec sanetur. Qui tetigerit immundum super mortuo, et ex quo egreditur semen quasi coitus, </text:span></text:span><text:span text:style-name="Default_20_Paragraph_20_Font"><text:span text:style-name="T1">5</text:span></text:span><text:span text:style-name="Default_20_Paragraph_20_Font"><text:span text:style-name="T2"> et qui tangit reptile, et quodlibet immundum cujus tactus est sordidus, </text:span></text:span><text:span text:style-name="Default_20_Paragraph_20_Font"><text:span text:style-name="T1">6</text:span></text:span><text:span text:style-name="Default_20_Paragraph_20_Font"><text:span text:style-name="T2"> immundus erit usque ad vesperum, et non vescetur his quæ sanctificata sunt: sed cum laverit carnem suam aqua, </text:span></text:span><text:span text:style-name="Default_20_Paragraph_20_Font"><text:span text:style-name="T1">7</text:span></text:span><text:span text:style-name="Default_20_Paragraph_20_Font"><text:span text:style-name="T2"> et occubuerit sol, tunc mundatus vescetur de sanctificatis, quia cibus illius est. </text:span></text:span><text:span text:style-name="Default_20_Paragraph_20_Font"><text:span text:style-name="T1">8</text:span></text:span><text:span text:style-name="Default_20_Paragraph_20_Font"><text:span text:style-name="T2"> Morticinum et captum a bestia non comedent, nec polluentur in eis. Ego sum Dominus. </text:span></text:span><text:span text:style-name="Default_20_Paragraph_20_Font"><text:span text:style-name="T1">9</text:span></text:span><text:span text:style-name="Default_20_Paragraph_20_Font"><text:span text:style-name="T2"> Custodiant præcepta mea, ut non subjaceant peccato, et moriantur in sanctuario, cum polluerint illud. Ego Dominus qui sanctifico eos. </text:span></text:span><text:span text:style-name="Default_20_Paragraph_20_Font"><text:span text:style-name="T1">10</text:span></text:span><text:span text:style-name="Default_20_Paragraph_20_Font"><text:span text:style-name="T2"> Omnis alienigena non comedet de sanctificatis; inquilinus sacerdotis et mercenarius non vescentur ex eis. </text:span></text:span><text:span text:style-name="Default_20_Paragraph_20_Font"><text:span text:style-name="T1">11</text:span></text:span><text:span text:style-name="Default_20_Paragraph_20_Font"><text:span text:style-name="T2"> Quem autem sacerdos emerit, et qui vernaculus domus ejus fuerit, his comedent ex eis. </text:span></text:span><text:span text:style-name="Default_20_Paragraph_20_Font"><text:span text:style-name="T1">12</text:span></text:span><text:span text:style-name="Default_20_Paragraph_20_Font"><text:span text:style-name="T2"> Si filia sacerdotis cuilibet ex populo nupta fuerit, de his quæ sanctificata sunt, et de primitiis non vescetur. </text:span></text:span><text:span text:style-name="Default_20_Paragraph_20_Font"><text:span text:style-name="T1">13</text:span></text:span><text:span text:style-name="Default_20_Paragraph_20_Font"><text:span text:style-name="T2"> Sin autem vidua, vel repudiata, et absque liberis reversa fuerit ad domum patris sui: sicut puella consueverat, aletur cibis patris sui. Omnis alienigena comedendi ex eis non habet potestatem. </text:span></text:span><text:span text:style-name="Default_20_Paragraph_20_Font"><text:span text:style-name="T1">14</text:span></text:span><text:span text:style-name="Default_20_Paragraph_20_Font"><text:span text:style-name="T2"> Qui comederit de sanctificatis per ignorantiam, addet quintam partem cum eo quod comedit, et dabit sacerdoti in sanctuarium. </text:span></text:span><text:span text:style-name="Default_20_Paragraph_20_Font"><text:span text:style-name="T1">15</text:span></text:span><text:span text:style-name="Default_20_Paragraph_20_Font"><text:span text:style-name="T2"> Nec contaminabunt sanctificata filiorum Israël, quæ offerunt Domino: </text:span></text:span><text:span text:style-name="Default_20_Paragraph_20_Font"><text:span text:style-name="T1">16</text:span></text:span><text:span text:style-name="Default_20_Paragraph_20_Font"><text:span text:style-name="T2"> ne forte sustineant iniquitatem delicti sui, cum sanctificata comederint. Ego Dominus qui sanctifico eos.</text:span></text:span></text:p>
        <text:p text:style-name="P3"><text:span text:style-name="Default_20_Paragraph_20_Font"><text:span text:style-name="T1">17</text:span></text:span><text:span text:style-name="Default_20_Paragraph_20_Font"><text:span text:style-name="T2"> Locutusque est Dominus ad Moysen, dicens: </text:span></text:span><text:span text:style-name="Default_20_Paragraph_20_Font"><text:span text:style-name="T1">18</text:span></text:span><text:span text:style-name="Default_20_Paragraph_20_Font"><text:span text:style-name="T2"> Loquere ad Aaron et filios ejus, et ad omnes filios Israël, dicesque ad eos: Homo de domo Israël, et de advenis qui habitant apud vos, qui obtulerit oblationem suam, vel vota solvens, vel sponte offerens, quidquid illud obtulerit in holocaustum Domini, </text:span></text:span><text:span text:style-name="Default_20_Paragraph_20_Font"><text:span text:style-name="T1">19</text:span></text:span><text:span text:style-name="Default_20_Paragraph_20_Font"><text:span text:style-name="T2"> ut offeratur per vos, masculus immaculatus erit ex bobus, et ovibus, et ex capris: </text:span></text:span><text:span text:style-name="Default_20_Paragraph_20_Font"><text:span text:style-name="T1">20</text:span></text:span><text:span text:style-name="Default_20_Paragraph_20_Font"><text:span text:style-name="T2"> si maculam habuerit, non offeretis, neque erit acceptabile. </text:span></text:span><text:span text:style-name="Default_20_Paragraph_20_Font"><text:span text:style-name="T1">21</text:span></text:span><text:span text:style-name="Default_20_Paragraph_20_Font"><text:span text:style-name="T2"> Homo qui obtulerit victimam pacificorum Domino, vel vota solvens, vel sponte offerens, tam de bobus quam de ovibus, immaculatum offeret ut acceptabile sit: omnis macula non erit in eo. </text:span></text:span><text:span text:style-name="Default_20_Paragraph_20_Font"><text:span text:style-name="T1">22</text:span></text:span><text:span text:style-name="Default_20_Paragraph_20_Font"><text:span text:style-name="T2"> Si cæcum fuerit, si fractum, si cicatricem habens, si papulas, aut scabiem, aut impetiginem: non offeretis ea Domino, nec adolebitis ex eis super altare Domini. </text:span></text:span><text:span text:style-name="Default_20_Paragraph_20_Font"><text:span text:style-name="T1">23</text:span></text:span><text:span text:style-name="Default_20_Paragraph_20_Font"><text:span text:style-name="T2"> Bovem et ovem, aure et cauda amputatis, voluntarie offerre potes, votum autem ex eis solvi non potest. </text:span></text:span><text:span text:style-name="Default_20_Paragraph_20_Font"><text:span text:style-name="T1">24</text:span></text:span><text:span text:style-name="Default_20_Paragraph_20_Font"><text:span text:style-name="T2"> Omne animal, quod vel contritis, vel tusis, vel sectis ablatisque testiculis est, non offeretis Domino, et in terra vestra hoc omnino ne faciatis. </text:span></text:span><text:span text:style-name="Default_20_Paragraph_20_Font"><text:span text:style-name="T1">25</text:span></text:span><text:span text:style-name="Default_20_Paragraph_20_Font"><text:span text:style-name="T2"> De manu alienigenæ non offeretis panes Deo vestro, et quidquid aliud dare voluerit, quia corrupta, et maculata sunt omnia: non suscipietis ea. </text:span></text:span><text:span text:style-name="Default_20_Paragraph_20_Font"><text:span text:style-name="T1">26</text:span></text:span><text:span text:style-name="Default_20_Paragraph_20_Font"><text:span text:style-name="T2"> Locutusque est Dominus ad Moysen, dicens: </text:span></text:span><text:span text:style-name="Default_20_Paragraph_20_Font"><text:span text:style-name="T1">27</text:span></text:span><text:span text:style-name="Default_20_Paragraph_20_Font"><text:span text:style-name="T2"> Bos, ovis et capra, cum genita fuerint, septem diebus erunt sub ubere matris suæ: die autem octavo, et deinceps, offerri poterunt Domino. </text:span></text:span><text:span text:style-name="Default_20_Paragraph_20_Font"><text:span text:style-name="T1">28</text:span></text:span><text:span text:style-name="Default_20_Paragraph_20_Font"><text:span text:style-name="T2"> Sive illa bos, sive ovis, non immolabuntur una die cum fœtibus suis. </text:span></text:span><text:span text:style-name="Default_20_Paragraph_20_Font"><text:span text:style-name="T1">29</text:span></text:span><text:span text:style-name="Default_20_Paragraph_20_Font"><text:span text:style-name="T2"> Si immolaveritis hostiam pro gratiarum actione Domino, ut possit esse placabilis, </text:span></text:span><text:span text:style-name="Default_20_Paragraph_20_Font"><text:span text:style-name="T1">30</text:span></text:span><text:span text:style-name="Default_20_Paragraph_20_Font"><text:span text:style-name="T2"> eodem die comedetis eam: non remanebit quidquam in mane alterius diei. Ego Dominus. </text:span></text:span><text:span text:style-name="Default_20_Paragraph_20_Font"><text:span text:style-name="T1">31</text:span></text:span><text:span text:style-name="Default_20_Paragraph_20_Font"><text:span text:style-name="T2"> Custodite mandata mea, et facite ea. Ego Dominus. </text:span></text:span><text:span text:style-name="Default_20_Paragraph_20_Font"><text:span text:style-name="T1">32</text:span></text:span><text:span text:style-name="Default_20_Paragraph_20_Font"><text:span text:style-name="T2"> Ne polluatis nomen meum sanctum, ut sanctificer in medio filiorum Israël. Ego Dominus qui sanctifico vos, </text:span></text:span><text:span text:style-name="Default_20_Paragraph_20_Font"><text:span text:style-name="T1">33</text:span></text:span><text:span text:style-name="Default_20_Paragraph_20_Font"><text:span text:style-name="T2"> et eduxi de terra Ægypti, ut essem vobis in Deum. Ego Dominus. </text:span></text:span></text:p>
      </text:section>
      <text:section text:style-name="Sect1" text:name="Sect23">
        <text:p text:style-name="P2"><text:soft-page-break/>Leviticus XXI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filiis Israël, et dices ad eos: Hæ sunt feriæ Domini, quas vocabitis sanctas. </text:span></text:span><text:span text:style-name="Default_20_Paragraph_20_Font"><text:span text:style-name="T1">3</text:span></text:span><text:span text:style-name="Default_20_Paragraph_20_Font"><text:span text:style-name="T2"> Sex diebus facietis opus: dies septimus, quia sabbati requies est, vocabitur sanctus: omne opus non facietis in eo: sabbatum Domini est in cunctis habitationibus vestris. </text:span></text:span><text:span text:style-name="Default_20_Paragraph_20_Font"><text:span text:style-name="T1">4</text:span></text:span><text:span text:style-name="Default_20_Paragraph_20_Font"><text:span text:style-name="T2"> Hæ sunt ergo feriæ Domini sanctæ, quas celebrare debetis temporibus suis.</text:span></text:span></text:p>
        <text:p text:style-name="P3"><text:span text:style-name="Default_20_Paragraph_20_Font"><text:span text:style-name="T1">5</text:span></text:span><text:span text:style-name="Default_20_Paragraph_20_Font"><text:span text:style-name="T2"> Mense primo, quartadecima die mensis ad vesperum, Phase Domini est: </text:span></text:span><text:span text:style-name="Default_20_Paragraph_20_Font"><text:span text:style-name="T1">6</text:span></text:span><text:span text:style-name="Default_20_Paragraph_20_Font"><text:span text:style-name="T2"> et quintadecima die mensis hujus, solemnitas azymorum Domini est. Septem diebus azyma comedetis. </text:span></text:span><text:span text:style-name="Default_20_Paragraph_20_Font"><text:span text:style-name="T1">7</text:span></text:span><text:span text:style-name="Default_20_Paragraph_20_Font"><text:span text:style-name="T2"> Dies primus erit vobis celeberrimus, sanctusque: omne opus servile non facietis in eo, </text:span></text:span><text:span text:style-name="Default_20_Paragraph_20_Font"><text:span text:style-name="T1">8</text:span></text:span><text:span text:style-name="Default_20_Paragraph_20_Font"><text:span text:style-name="T2"> sed offeretis sacrificium in igne Domino septem diebus. Dies autem septimus erit celebrior et sanctior: nullumque servile opus facietis in eo. </text:span></text:span><text:span text:style-name="Default_20_Paragraph_20_Font"><text:span text:style-name="T1">9</text:span></text:span><text:span text:style-name="Default_20_Paragraph_20_Font"><text:span text:style-name="T2"> Locutusque est Dominus ad Moysen, dicens: </text:span></text:span><text:span text:style-name="Default_20_Paragraph_20_Font"><text:span text:style-name="T1">10</text:span></text:span><text:span text:style-name="Default_20_Paragraph_20_Font"><text:span text:style-name="T2"> Loquere filiis Israël, et dices ad eos: Cum ingressi fueritis terram, quam ego dabo vobis, et messueritis segetem, feretis manipulos spicarum, primitias messis vestræ, ad sacerdotem: </text:span></text:span><text:span text:style-name="Default_20_Paragraph_20_Font"><text:span text:style-name="T1">11</text:span></text:span><text:span text:style-name="Default_20_Paragraph_20_Font"><text:span text:style-name="T2"> qui elevabit fasciculum coram Domino, ut acceptabile sit pro vobis, altero die sabbati, et sanctificabit illum. </text:span></text:span><text:span text:style-name="Default_20_Paragraph_20_Font"><text:span text:style-name="T1">12</text:span></text:span><text:span text:style-name="Default_20_Paragraph_20_Font"><text:span text:style-name="T2"> Atque in eodem die quo manipulus consecratur, cædetur agnus immaculatus anniculus in holocaustum Domini. </text:span></text:span><text:span text:style-name="Default_20_Paragraph_20_Font"><text:span text:style-name="T1">13</text:span></text:span><text:span text:style-name="Default_20_Paragraph_20_Font"><text:span text:style-name="T2"> Et libamenta offerentur cum eo, duæ decimæ similæ conspersæ oleo in incensum Domini, odoremque suavissimum: liba quoque vini, quarta pars hin. </text:span></text:span><text:span text:style-name="Default_20_Paragraph_20_Font"><text:span text:style-name="T1">14</text:span></text:span><text:span text:style-name="Default_20_Paragraph_20_Font"><text:span text:style-name="T2"> Panem, et polentam, et pultes non comedetis ex segete, usque ad diem qua offeretis ex ea Deo vestro. Præceptum est sempiternum in generationibus, cunctisque habitaculis vestris.</text:span></text:span></text:p>
        <text:p text:style-name="P3"><text:span text:style-name="Default_20_Paragraph_20_Font"><text:span text:style-name="T1">15</text:span></text:span><text:span text:style-name="Default_20_Paragraph_20_Font"><text:span text:style-name="T2"> Numerabitis ergo ab altero die sabbati, in quo obtulistis manipulum primitiarum, septem hebdomadas plenas, </text:span></text:span><text:span text:style-name="Default_20_Paragraph_20_Font"><text:span text:style-name="T1">16</text:span></text:span><text:span text:style-name="Default_20_Paragraph_20_Font"><text:span text:style-name="T2"> usque ad alteram diem expletionis hebdomadæ septimæ, id est, quinquaginta dies: et sic offeretis sacrificium novum Domino </text:span></text:span><text:span text:style-name="Default_20_Paragraph_20_Font"><text:span text:style-name="T1">17</text:span></text:span><text:span text:style-name="Default_20_Paragraph_20_Font"><text:span text:style-name="T2"> ex omnibus habitaculis vestris, panes primitiarum duos de duabus decimis similæ fermentatæ, quos coquetis in primitias Domini. </text:span></text:span><text:span text:style-name="Default_20_Paragraph_20_Font"><text:span text:style-name="T1">18</text:span></text:span><text:span text:style-name="Default_20_Paragraph_20_Font"><text:span text:style-name="T2"> Offeretisque cum panibus septem agnos immaculatos anniculos, et vitulum de armento unum, et arietes duos, et erunt in holocaustum cum libamentis suis, in odorem suavissimum Domini. </text:span></text:span><text:span text:style-name="Default_20_Paragraph_20_Font"><text:span text:style-name="T1">19</text:span></text:span><text:span text:style-name="Default_20_Paragraph_20_Font"><text:span text:style-name="T2"> Facietis et hircum pro peccato, duosque agnos anniculos hostias pacificorum. </text:span></text:span><text:span text:style-name="Default_20_Paragraph_20_Font"><text:span text:style-name="T1">20</text:span></text:span><text:span text:style-name="Default_20_Paragraph_20_Font"><text:span text:style-name="T2"> Cumque elevaverit eos sacerdos cum panibus primitiarum coram Domino, cedent in usum ejus. </text:span></text:span><text:span text:style-name="Default_20_Paragraph_20_Font"><text:span text:style-name="T1">21</text:span></text:span><text:span text:style-name="Default_20_Paragraph_20_Font"><text:span text:style-name="T2"> Et vocabitis hunc diem celeberrimum, atque sanctissimum: omne opus servile non facietis in eo. Legitimum sempiternum erit in cunctis habitaculis, et generationibus vestris. </text:span></text:span><text:span text:style-name="Default_20_Paragraph_20_Font"><text:span text:style-name="T1">22</text:span></text:span><text:span text:style-name="Default_20_Paragraph_20_Font"><text:span text:style-name="T2"> Postquam autem messueritis segetem terræ vestræ, nec secabitis eam usque ad solum, nec remanentes spicas colligetis: sed pauperibus et peregrinis dimittetis eas. Ego sum Dominus Deus vester.</text:span></text:span></text:p>
        <text:p text:style-name="P3"><text:span text:style-name="Default_20_Paragraph_20_Font"><text:span text:style-name="T1">23</text:span></text:span><text:span text:style-name="Default_20_Paragraph_20_Font"><text:span text:style-name="T2"> Locutusque est Dominus ad Moysen, dicens: </text:span></text:span><text:span text:style-name="Default_20_Paragraph_20_Font"><text:span text:style-name="T1">24</text:span></text:span><text:span text:style-name="Default_20_Paragraph_20_Font"><text:span text:style-name="T2"> Loquere filiis Israël: Mense septimo, prima die mensis, erit vobis sabbatum, memoriale, clangentibus tubis, et vocabitur sanctum: </text:span></text:span><text:span text:style-name="Default_20_Paragraph_20_Font"><text:span text:style-name="T1">25</text:span></text:span><text:span text:style-name="Default_20_Paragraph_20_Font"><text:span text:style-name="T2"> omne opus servile non facietis in eo, et offeretis holocaustum Domino.</text:span></text:span></text:p>
        <text:p text:style-name="P3"><text:soft-page-break/><text:span text:style-name="Default_20_Paragraph_20_Font"><text:span text:style-name="T1">26</text:span></text:span><text:span text:style-name="Default_20_Paragraph_20_Font"><text:span text:style-name="T2"> Locutusque est Dominus ad Moysen, dicens: </text:span></text:span><text:span text:style-name="Default_20_Paragraph_20_Font"><text:span text:style-name="T1">27</text:span></text:span><text:span text:style-name="Default_20_Paragraph_20_Font"><text:span text:style-name="T2"> Decimo die mensis hujus septimi, dies expiationum erit celeberrimus, et vocabitur sanctus: affligetisque animas vestras in eo, et offeretis holocaustum Domino. </text:span></text:span><text:span text:style-name="Default_20_Paragraph_20_Font"><text:span text:style-name="T1">28</text:span></text:span><text:span text:style-name="Default_20_Paragraph_20_Font"><text:span text:style-name="T2"> Omne opus servile non facietis in tempore diei hujus: quia dies propitiationis est, ut propitietur vobis Dominus Deus vester. </text:span></text:span><text:span text:style-name="Default_20_Paragraph_20_Font"><text:span text:style-name="T1">29</text:span></text:span><text:span text:style-name="Default_20_Paragraph_20_Font"><text:span text:style-name="T2"> Omnis anima, quæ afflicta non fuerit die hac, peribit de populis suis: </text:span></text:span><text:span text:style-name="Default_20_Paragraph_20_Font"><text:span text:style-name="T1">30</text:span></text:span><text:span text:style-name="Default_20_Paragraph_20_Font"><text:span text:style-name="T2"> et quæ operis quippiam fecerit, delebo eam de populo suo. </text:span></text:span><text:span text:style-name="Default_20_Paragraph_20_Font"><text:span text:style-name="T1">31</text:span></text:span><text:span text:style-name="Default_20_Paragraph_20_Font"><text:span text:style-name="T2"> Nihil ergo operis facietis in eo: legitimum sempiternum erit vobis in cunctis generationibus, et habitationibus vestris. </text:span></text:span><text:span text:style-name="Default_20_Paragraph_20_Font"><text:span text:style-name="T1">32</text:span></text:span><text:span text:style-name="Default_20_Paragraph_20_Font"><text:span text:style-name="T2"> Sabbatum requietionis est, et affligetis animas vestras die nono mensis: a vespera usque ad vesperam celebrabitis sabbata vestra.</text:span></text:span></text:p>
        <text:p text:style-name="P3"><text:span text:style-name="Default_20_Paragraph_20_Font"><text:span text:style-name="T1">33</text:span></text:span><text:span text:style-name="Default_20_Paragraph_20_Font"><text:span text:style-name="T2"> Et locutus est Dominus ad Moysen, dicens: </text:span></text:span><text:span text:style-name="Default_20_Paragraph_20_Font"><text:span text:style-name="T1">34</text:span></text:span><text:span text:style-name="Default_20_Paragraph_20_Font"><text:span text:style-name="T2"> Loquere filiis Israël: A quintodecimo die mensis hujus septimi, erunt feriæ tabernaculorum septem diebus Domino. </text:span></text:span><text:span text:style-name="Default_20_Paragraph_20_Font"><text:span text:style-name="T1">35</text:span></text:span><text:span text:style-name="Default_20_Paragraph_20_Font"><text:span text:style-name="T2"> Dies primus vocabitur celeberrimus atque sanctissimus: omne opus servile non facietis in eo. </text:span></text:span><text:span text:style-name="Default_20_Paragraph_20_Font"><text:span text:style-name="T1">36</text:span></text:span><text:span text:style-name="Default_20_Paragraph_20_Font"><text:span text:style-name="T2"> Et septem diebus offeretis holocausta Domino. Dies quoque octavus erit celeberrimus, atque sanctissimus, et offeretis holocaustum Domino: est enim cœtus atque collectæ: omne opus servile non facietis in eo. </text:span></text:span><text:span text:style-name="Default_20_Paragraph_20_Font"><text:span text:style-name="T1">37</text:span></text:span><text:span text:style-name="Default_20_Paragraph_20_Font"><text:span text:style-name="T2"> Hæ sunt feriæ Domini, quas vocabitis celeberrimas atque sanctissimas, offeretisque in eis oblationes Domino, holocausta et libamenta juxta ritum uniuscujusque diei: </text:span></text:span><text:span text:style-name="Default_20_Paragraph_20_Font"><text:span text:style-name="T1">38</text:span></text:span><text:span text:style-name="Default_20_Paragraph_20_Font"><text:span text:style-name="T2"> exceptis sabbatis Domini, donisque vestris, et quæ offeretis ex voto, vel quæ sponte tribuetis Domino. </text:span></text:span><text:span text:style-name="Default_20_Paragraph_20_Font"><text:span text:style-name="T1">39</text:span></text:span><text:span text:style-name="Default_20_Paragraph_20_Font"><text:span text:style-name="T2"> A quintodecimo ergo die mensis septimi, quando congregaveritis omnes fructus terræ vestræ, celebrabitis ferias Domini septem diebus: die primo et die octavo erit sabbatum, id est, requies. </text:span></text:span><text:span text:style-name="Default_20_Paragraph_20_Font"><text:span text:style-name="T1">40</text:span></text:span><text:span text:style-name="Default_20_Paragraph_20_Font"><text:span text:style-name="T2"> Sumetisque vobis die primo fructus arboris pulcherrimæ, spatulasque palmarum, et ramos ligni densarum frondium, et salices de torrente, et lætabimini coram Domino Deo vestro. </text:span></text:span><text:span text:style-name="Default_20_Paragraph_20_Font"><text:span text:style-name="T1">41</text:span></text:span><text:span text:style-name="Default_20_Paragraph_20_Font"><text:span text:style-name="T2"> Celebrabitisque solemnitatem ejus septem diebus per annum: legitimum sempiternum erit in generationibus vestris. Mense septimo festa celebrabitis, </text:span></text:span><text:span text:style-name="Default_20_Paragraph_20_Font"><text:span text:style-name="T1">42</text:span></text:span><text:span text:style-name="Default_20_Paragraph_20_Font"><text:span text:style-name="T2"> et habitabitis in umbraculis septem diebus: omnis, qui de genere est Israël, manebit in tabernaculis, </text:span></text:span><text:span text:style-name="Default_20_Paragraph_20_Font"><text:span text:style-name="T1">43</text:span></text:span><text:span text:style-name="Default_20_Paragraph_20_Font"><text:span text:style-name="T2"> ut discant posteri vestri quod in tabernaculis habitare fecerim filios Israël, cum educerem eos de terra Ægypti. Ego Dominus Deus vester. </text:span></text:span><text:span text:style-name="Default_20_Paragraph_20_Font"><text:span text:style-name="T1">44</text:span></text:span><text:span text:style-name="Default_20_Paragraph_20_Font"><text:span text:style-name="T2"> Locutusque est Moyses super solemnitatibus Domini ad filios Israël. </text:span></text:span></text:p>
      </text:section>
      <text:section text:style-name="Sect1" text:name="Sect24">
        <text:p text:style-name="P2">Leviticus XXIV</text:p>
        <text:p text:style-name="P3"><text:span text:style-name="Default_20_Paragraph_20_Font"><text:span text:style-name="T1">1</text:span></text:span><text:span text:style-name="Default_20_Paragraph_20_Font"><text:span text:style-name="T2"> Et locutus est Dominus ad Moysen, dicens: </text:span></text:span><text:span text:style-name="Default_20_Paragraph_20_Font"><text:span text:style-name="T1">2</text:span></text:span><text:span text:style-name="Default_20_Paragraph_20_Font"><text:span text:style-name="T2"> Præcipe filiis Israël, ut afferant tibi oleum de olivis purissimum, ac lucidum, ad concinnandas lucernas jugiter, </text:span></text:span><text:span text:style-name="Default_20_Paragraph_20_Font"><text:span text:style-name="T1">3</text:span></text:span><text:span text:style-name="Default_20_Paragraph_20_Font"><text:span text:style-name="T2"> extra velum testimonii in tabernaculo fœderis. Ponetque eas Aaron a vespere usque ad mane coram Domino, cultu rituque perpetuo in generationibus vestris. </text:span></text:span><text:span text:style-name="Default_20_Paragraph_20_Font"><text:span text:style-name="T1">4</text:span></text:span><text:span text:style-name="Default_20_Paragraph_20_Font"><text:span text:style-name="T2"> Super candelabrum mundissimum ponentur semper in conspectu Domini. </text:span></text:span><text:span text:style-name="Default_20_Paragraph_20_Font"><text:span text:style-name="T1">5</text:span></text:span><text:span text:style-name="Default_20_Paragraph_20_Font"><text:span text:style-name="T2"> Accipies quoque similam, et coques ex ea duodecim panes, qui singuli habebunt duas decimas: </text:span></text:span><text:span text:style-name="Default_20_Paragraph_20_Font"><text:span text:style-name="T1">6</text:span></text:span><text:span text:style-name="Default_20_Paragraph_20_Font"><text:span text:style-name="T2"> quorum senos altrinsecus super mensam purissimam coram Domino statues: </text:span></text:span><text:span text:style-name="Default_20_Paragraph_20_Font"><text:span text:style-name="T1">7</text:span></text:span><text:span text:style-name="Default_20_Paragraph_20_Font"><text:span text:style-name="T2"> et pones super eos thus lucidissimum, ut sit panis in monimentum </text:span></text:span><text:soft-page-break/><text:span text:style-name="Default_20_Paragraph_20_Font"><text:span text:style-name="T2">oblationis Domini. </text:span></text:span><text:span text:style-name="Default_20_Paragraph_20_Font"><text:span text:style-name="T1">8</text:span></text:span><text:span text:style-name="Default_20_Paragraph_20_Font"><text:span text:style-name="T2"> Per singula sabbata mutabuntur coram Domino suscepti a filiis Israël fœdere sempiterno: </text:span></text:span><text:span text:style-name="Default_20_Paragraph_20_Font"><text:span text:style-name="T1">9</text:span></text:span><text:span text:style-name="Default_20_Paragraph_20_Font"><text:span text:style-name="T2"> eruntque Aaron et filiorum ejus, ut comedant eos in loco sancto: quia Sanctum sanctorum est de sacrificiis Domini jure perpetuo.</text:span></text:span></text:p>
        <text:p text:style-name="P3"><text:span text:style-name="Default_20_Paragraph_20_Font"><text:span text:style-name="T1">10</text:span></text:span><text:span text:style-name="Default_20_Paragraph_20_Font"><text:span text:style-name="T2"> Ecce autem egressus filius mulieris Israëlitidis, quem pepererat de viro ægyptio inter filios Israël, jurgatus est in castris cum viro Israëlita. </text:span></text:span><text:span text:style-name="Default_20_Paragraph_20_Font"><text:span text:style-name="T1">11</text:span></text:span><text:span text:style-name="Default_20_Paragraph_20_Font"><text:span text:style-name="T2"> Cumque blasphemasset nomen, et maledixisset ei, adductus est ad Moysen. (Vocabatur autem mater ejus Salumith, filia Dabri de tribu Dan.) </text:span></text:span><text:span text:style-name="Default_20_Paragraph_20_Font"><text:span text:style-name="T1">12</text:span></text:span><text:span text:style-name="Default_20_Paragraph_20_Font"><text:span text:style-name="T2"> Miseruntque eum in carcerem, donec nossent quid juberet Dominus. </text:span></text:span><text:span text:style-name="Default_20_Paragraph_20_Font"><text:span text:style-name="T1">13</text:span></text:span><text:span text:style-name="Default_20_Paragraph_20_Font"><text:span text:style-name="T2"> Qui locutus est ad Moysen, </text:span></text:span><text:span text:style-name="Default_20_Paragraph_20_Font"><text:span text:style-name="T1">14</text:span></text:span><text:span text:style-name="Default_20_Paragraph_20_Font"><text:span text:style-name="T2"> dicens: Educ blasphemum extra castra, et ponant omnes qui audierunt, manus suas super caput ejus, et lapidet eum populus universus. </text:span></text:span><text:span text:style-name="Default_20_Paragraph_20_Font"><text:span text:style-name="T1">15</text:span></text:span><text:span text:style-name="Default_20_Paragraph_20_Font"><text:span text:style-name="T2"> Et ad filios Israël loqueris: Homo, qui maledixerit Deo suo, portabit peccatum suum; </text:span></text:span><text:span text:style-name="Default_20_Paragraph_20_Font"><text:span text:style-name="T1">16</text:span></text:span><text:span text:style-name="Default_20_Paragraph_20_Font"><text:span text:style-name="T2"> et qui blasphemaverit nomen Domini, morte moriatur: lapidibus opprimet eum omnis multitudo, sive ille civis, sive peregrinus fuerit. Qui blasphemaverit nomen Domini, morte moriatur.</text:span></text:span></text:p>
        <text:p text:style-name="P3"><text:span text:style-name="Default_20_Paragraph_20_Font"><text:span text:style-name="T1">17</text:span></text:span><text:span text:style-name="Default_20_Paragraph_20_Font"><text:span text:style-name="T2"> Qui percusserit, et occiderit hominem, morte moriatur. </text:span></text:span><text:span text:style-name="Default_20_Paragraph_20_Font"><text:span text:style-name="T1">18</text:span></text:span><text:span text:style-name="Default_20_Paragraph_20_Font"><text:span text:style-name="T2"> Qui percusserit animal, reddet vicarium, id est, animam pro anima. </text:span></text:span><text:span text:style-name="Default_20_Paragraph_20_Font"><text:span text:style-name="T1">19</text:span></text:span><text:span text:style-name="Default_20_Paragraph_20_Font"><text:span text:style-name="T2"> Qui irrogaverit maculam cuilibet civium suorum, sicut fecit, sic fiet ei: </text:span></text:span><text:span text:style-name="Default_20_Paragraph_20_Font"><text:span text:style-name="T1">20</text:span></text:span><text:span text:style-name="Default_20_Paragraph_20_Font"><text:span text:style-name="T2"> fracturam pro fractura, oculum pro oculo, dentem pro dente restituet: qualem inflixerit maculam, talem sustinere cogetur. </text:span></text:span><text:span text:style-name="Default_20_Paragraph_20_Font"><text:span text:style-name="T1">21</text:span></text:span><text:span text:style-name="Default_20_Paragraph_20_Font"><text:span text:style-name="T2"> Qui percusserit jumentum, reddet aliud. Qui percusserit hominem, punietur. </text:span></text:span><text:span text:style-name="Default_20_Paragraph_20_Font"><text:span text:style-name="T1">22</text:span></text:span><text:span text:style-name="Default_20_Paragraph_20_Font"><text:span text:style-name="T2"> Æquum judicium sit inter vos, sive peregrinus, sive civis peccaverit: quia ego sum Dominus Deus vester. </text:span></text:span><text:span text:style-name="Default_20_Paragraph_20_Font"><text:span text:style-name="T1">23</text:span></text:span><text:span text:style-name="Default_20_Paragraph_20_Font"><text:span text:style-name="T2"> Locutusque est Moyses ad filios Israël: et eduxerunt eum, qui blasphemaverat, extra castra, ac lapidibus oppresserunt. Feceruntque filii Israël sicut præceperat Dominus Moysi. </text:span></text:span></text:p>
      </text:section>
      <text:section text:style-name="Sect1" text:name="Sect25">
        <text:p text:style-name="P2">Leviticus XXV</text:p>
        <text:p text:style-name="P3"><text:span text:style-name="Default_20_Paragraph_20_Font"><text:span text:style-name="T1">1</text:span></text:span><text:span text:style-name="Default_20_Paragraph_20_Font"><text:span text:style-name="T2"> Locutusque est Dominus ad Moysen in monte Sinai, dicens: </text:span></text:span><text:span text:style-name="Default_20_Paragraph_20_Font"><text:span text:style-name="T1">2</text:span></text:span><text:span text:style-name="Default_20_Paragraph_20_Font"><text:span text:style-name="T2"> Loquere filiis Israël, et dices ad eos: Quando ingressi fueritis terram quam ego dabo vobis, sabbatizes sabbatum Domino. </text:span></text:span><text:span text:style-name="Default_20_Paragraph_20_Font"><text:span text:style-name="T1">3</text:span></text:span><text:span text:style-name="Default_20_Paragraph_20_Font"><text:span text:style-name="T2"> Sex annis seres agrum tuum, et sex annis putabis vineam tuam, colligesque fructus ejus: </text:span></text:span><text:span text:style-name="Default_20_Paragraph_20_Font"><text:span text:style-name="T1">4</text:span></text:span><text:span text:style-name="Default_20_Paragraph_20_Font"><text:span text:style-name="T2"> septimo autem anno sabbatum erit terræ, requietionis Domini: agrum non seres, et vineam non putabis. </text:span></text:span><text:span text:style-name="Default_20_Paragraph_20_Font"><text:span text:style-name="T1">5</text:span></text:span><text:span text:style-name="Default_20_Paragraph_20_Font"><text:span text:style-name="T2"> Quæ sponte gignet humus, non metes: et uvas primitiarum tuarum non colliges quasi vindemiam: annus enim requietionis terræ est: </text:span></text:span><text:span text:style-name="Default_20_Paragraph_20_Font"><text:span text:style-name="T1">6</text:span></text:span><text:span text:style-name="Default_20_Paragraph_20_Font"><text:span text:style-name="T2"> sed erunt vobis in cibum, tibi et servo tuo, ancillæ et mercenario tuo, et advenæ qui peregrinantur apud te: </text:span></text:span><text:span text:style-name="Default_20_Paragraph_20_Font"><text:span text:style-name="T1">7</text:span></text:span><text:span text:style-name="Default_20_Paragraph_20_Font"><text:span text:style-name="T2"> jumentis tuis et pecoribus, omnia quæ nascuntur præbebunt cibum.</text:span></text:span></text:p>
        <text:p text:style-name="P3"><text:span text:style-name="Default_20_Paragraph_20_Font"><text:span text:style-name="T1">8</text:span></text:span><text:span text:style-name="Default_20_Paragraph_20_Font"><text:span text:style-name="T2"> Numerabis quoque tibi septem hebdomadas annorum, id est, septies septem, quæ simul faciunt annos quadraginta novem: </text:span></text:span><text:span text:style-name="Default_20_Paragraph_20_Font"><text:span text:style-name="T1">9</text:span></text:span><text:span text:style-name="Default_20_Paragraph_20_Font"><text:span text:style-name="T2"> et clanges buccina mense septimo, decima die mensis, propitiationis tempore, in universa terra vestra. </text:span></text:span><text:span text:style-name="Default_20_Paragraph_20_Font"><text:span text:style-name="T1">10</text:span></text:span><text:span text:style-name="Default_20_Paragraph_20_Font"><text:span text:style-name="T2"> Sanctificabisque annum </text:span></text:span><text:soft-page-break/><text:span text:style-name="Default_20_Paragraph_20_Font"><text:span text:style-name="T2">quinquagesimum, et vocabis remissionem cunctis habitatoribus terræ tuæ: ipse est enim jubilæus. Revertetur homo ad possessionem suam, et unusquisque rediet ad familiam pristinam: </text:span></text:span><text:span text:style-name="Default_20_Paragraph_20_Font"><text:span text:style-name="T1">11</text:span></text:span><text:span text:style-name="Default_20_Paragraph_20_Font"><text:span text:style-name="T2"> quia jubilæus est, et quinquagesimus annus. Non seretis neque metetis sponte in agro nascentia, et primitias vindemiæ non colligetis, </text:span></text:span><text:span text:style-name="Default_20_Paragraph_20_Font"><text:span text:style-name="T1">12</text:span></text:span><text:span text:style-name="Default_20_Paragraph_20_Font"><text:span text:style-name="T2"> ob sanctificationem jubilæi: sed statim oblata comedetis.</text:span></text:span></text:p>
        <text:p text:style-name="P3"><text:span text:style-name="Default_20_Paragraph_20_Font"><text:span text:style-name="T1">13</text:span></text:span><text:span text:style-name="Default_20_Paragraph_20_Font"><text:span text:style-name="T2"> Anno jubilæi, redient omnes ad possessiones suas. </text:span></text:span><text:span text:style-name="Default_20_Paragraph_20_Font"><text:span text:style-name="T1">14</text:span></text:span><text:span text:style-name="Default_20_Paragraph_20_Font"><text:span text:style-name="T2"> Quando vendes quippiam civi tuo, vel emes ab eo, ne contristes fratrem tuum, sed juxta numerum annorum jubilæi emes ab eo, </text:span></text:span><text:span text:style-name="Default_20_Paragraph_20_Font"><text:span text:style-name="T1">15</text:span></text:span><text:span text:style-name="Default_20_Paragraph_20_Font"><text:span text:style-name="T2"> et juxta supputationem frugum vendet tibi. </text:span></text:span><text:span text:style-name="Default_20_Paragraph_20_Font"><text:span text:style-name="T1">16</text:span></text:span><text:span text:style-name="Default_20_Paragraph_20_Font"><text:span text:style-name="T2"> Quanto plures anni remanserint post jubilæum, tanto crescet et pretium: et quanto minus temporis numeraveris, tanto minoris et emptio constabit: tempus enim frugum vendet tibi. </text:span></text:span><text:span text:style-name="Default_20_Paragraph_20_Font"><text:span text:style-name="T1">17</text:span></text:span><text:span text:style-name="Default_20_Paragraph_20_Font"><text:span text:style-name="T2"> Nolite affligere contribules vestros, sed timeat unusquisque Deum suum, quia ego Dominus Deus vester. </text:span></text:span><text:span text:style-name="Default_20_Paragraph_20_Font"><text:span text:style-name="T1">18</text:span></text:span><text:span text:style-name="Default_20_Paragraph_20_Font"><text:span text:style-name="T2"> Facite præcepta mea, et judicia custodite, et implete ea: ut habitare possitis in terra absque ullo pavore, </text:span></text:span><text:span text:style-name="Default_20_Paragraph_20_Font"><text:span text:style-name="T1">19</text:span></text:span><text:span text:style-name="Default_20_Paragraph_20_Font"><text:span text:style-name="T2"> et gignat vobis humus fructus suos, quibus vescamini usque ad saturitatem, nullius impetum formidantes. </text:span></text:span><text:span text:style-name="Default_20_Paragraph_20_Font"><text:span text:style-name="T1">20</text:span></text:span><text:span text:style-name="Default_20_Paragraph_20_Font"><text:span text:style-name="T2"> Quod si dixeritis: Quid comedemus anno septimo, si non severimus, neque collegerimus fruges nostras? </text:span></text:span><text:span text:style-name="Default_20_Paragraph_20_Font"><text:span text:style-name="T1">21</text:span></text:span><text:span text:style-name="Default_20_Paragraph_20_Font"><text:span text:style-name="T2"> dabo benedictionem meam vobis anno sexto, et faciet fructus trium annorum: </text:span></text:span><text:span text:style-name="Default_20_Paragraph_20_Font"><text:span text:style-name="T1">22</text:span></text:span><text:span text:style-name="Default_20_Paragraph_20_Font"><text:span text:style-name="T2"> seretisque anno octavo, et comedetis veteres fruges usque ad nonum annum: donec nova nascantur, edetis vetera. </text:span></text:span><text:span text:style-name="Default_20_Paragraph_20_Font"><text:span text:style-name="T1">23</text:span></text:span><text:span text:style-name="Default_20_Paragraph_20_Font"><text:span text:style-name="T2"> Terra quoque non vendetur in perpetuum, quia mea est, et vos advenæ et coloni mei estis: </text:span></text:span><text:span text:style-name="Default_20_Paragraph_20_Font"><text:span text:style-name="T1">24</text:span></text:span><text:span text:style-name="Default_20_Paragraph_20_Font"><text:span text:style-name="T2"> unde cuncta regio possessionis vestræ sub redemptionis conditione vendetur. </text:span></text:span><text:span text:style-name="Default_20_Paragraph_20_Font"><text:span text:style-name="T1">25</text:span></text:span><text:span text:style-name="Default_20_Paragraph_20_Font"><text:span text:style-name="T2"> Si attenuatus frater tuus vendiderit possessiunculam suam, et voluerit propinquus ejus, potest redimere quod ille vendiderat. </text:span></text:span><text:span text:style-name="Default_20_Paragraph_20_Font"><text:span text:style-name="T1">26</text:span></text:span><text:span text:style-name="Default_20_Paragraph_20_Font"><text:span text:style-name="T2"> Sin autem non habuerit proximum, et ipse pretium ad redimendum potuerit invenire, </text:span></text:span><text:span text:style-name="Default_20_Paragraph_20_Font"><text:span text:style-name="T1">27</text:span></text:span><text:span text:style-name="Default_20_Paragraph_20_Font"><text:span text:style-name="T2"> computabuntur fructus ex eo tempore quo vendidit: et quod reliquum est, reddet emptori, sicque recipiet possessionem suam. </text:span></text:span><text:span text:style-name="Default_20_Paragraph_20_Font"><text:span text:style-name="T1">28</text:span></text:span><text:span text:style-name="Default_20_Paragraph_20_Font"><text:span text:style-name="T2"> Quod si non invenerit manus ejus ut reddat pretium, habebit emptor quod emerat, usque ad annum jubilæum. In ipso enim omnis venditio redibit ad dominum et ad possessorem pristinum. </text:span></text:span><text:span text:style-name="Default_20_Paragraph_20_Font"><text:span text:style-name="T1">29</text:span></text:span><text:span text:style-name="Default_20_Paragraph_20_Font"><text:span text:style-name="T2"> Qui vendiderit domum intra urbis muros, habebit licentiam redimendi, donec unus impleatur annus. </text:span></text:span><text:span text:style-name="Default_20_Paragraph_20_Font"><text:span text:style-name="T1">30</text:span></text:span><text:span text:style-name="Default_20_Paragraph_20_Font"><text:span text:style-name="T2"> Si non redemerit, et anni circulus fuerit evolutus, emptor possidebit eam, et posteri ejus in perpetuum, et redimi non poterit, etiam in jubilæo. </text:span></text:span><text:span text:style-name="Default_20_Paragraph_20_Font"><text:span text:style-name="T1">31</text:span></text:span><text:span text:style-name="Default_20_Paragraph_20_Font"><text:span text:style-name="T2"> Sin autem in villa domus, quæ muros non habet, agrorum jure vendetur: si ante redempta non fuerit, in jubilæo revertetur ad dominum. </text:span></text:span><text:span text:style-name="Default_20_Paragraph_20_Font"><text:span text:style-name="T1">32</text:span></text:span><text:span text:style-name="Default_20_Paragraph_20_Font"><text:span text:style-name="T2"> Ædes Levitarum quæ in urbibus sunt, semper possunt redimi: </text:span></text:span><text:span text:style-name="Default_20_Paragraph_20_Font"><text:span text:style-name="T1">33</text:span></text:span><text:span text:style-name="Default_20_Paragraph_20_Font"><text:span text:style-name="T2"> si redemptæ non fuerint, in jubilæo revertentur ad dominos, quia domus urbium Levitarum pro possessionibus sunt inter filios Israël. </text:span></text:span><text:span text:style-name="Default_20_Paragraph_20_Font"><text:span text:style-name="T1">34</text:span></text:span><text:span text:style-name="Default_20_Paragraph_20_Font"><text:span text:style-name="T2"> Suburbana autem eorum non veneant, quia possessio sempiterna est.</text:span></text:span></text:p>
        <text:p text:style-name="P3"><text:span text:style-name="Default_20_Paragraph_20_Font"><text:span text:style-name="T1">35</text:span></text:span><text:span text:style-name="Default_20_Paragraph_20_Font"><text:span text:style-name="T2"> Si attenuatus fuerit frater tuus, et infirmus manu, et susceperis eum quasi advenam et peregrinum, et vixerit tecum, </text:span></text:span><text:span text:style-name="Default_20_Paragraph_20_Font"><text:span text:style-name="T1">36</text:span></text:span><text:span text:style-name="Default_20_Paragraph_20_Font"><text:span text:style-name="T2"> ne accipias usuras ab eo, nec amplius quam dedisti: time Deum tuum, ut vivere possit frater tuus apud te. </text:span></text:span><text:span text:style-name="Default_20_Paragraph_20_Font"><text:span text:style-name="T1">37</text:span></text:span><text:span text:style-name="Default_20_Paragraph_20_Font"><text:span text:style-name="T2"> Pecuniam tuam non dabis ei ad usuram, et frugum superabundantiam non exiges. </text:span></text:span><text:span text:style-name="Default_20_Paragraph_20_Font"><text:span text:style-name="T1">38</text:span></text:span><text:span text:style-name="Default_20_Paragraph_20_Font"><text:span text:style-name="T2"> Ego Dominus Deus vester, qui eduxi vos de terra Ægypti, ut darem vobis terram Chanaan, et essem vester Deus.</text:span></text:span></text:p>
        <text:p text:style-name="P3"><text:soft-page-break/><text:span text:style-name="Default_20_Paragraph_20_Font"><text:span text:style-name="T1">39</text:span></text:span><text:span text:style-name="Default_20_Paragraph_20_Font"><text:span text:style-name="T2"> Si paupertate compulsus vendiderit se tibi frater tuus, non eum opprimes servitute famulorum, </text:span></text:span><text:span text:style-name="Default_20_Paragraph_20_Font"><text:span text:style-name="T1">40</text:span></text:span><text:span text:style-name="Default_20_Paragraph_20_Font"><text:span text:style-name="T2"> sed quasi mercenarius et colonus erit: usque ad annum jubilæum operabitur apud te, </text:span></text:span><text:span text:style-name="Default_20_Paragraph_20_Font"><text:span text:style-name="T1">41</text:span></text:span><text:span text:style-name="Default_20_Paragraph_20_Font"><text:span text:style-name="T2"> et postea egredietur cum liberis suis, et revertetur ad cognationem, ad possessionem patrum suorum. </text:span></text:span><text:span text:style-name="Default_20_Paragraph_20_Font"><text:span text:style-name="T1">42</text:span></text:span><text:span text:style-name="Default_20_Paragraph_20_Font"><text:span text:style-name="T2"> Mei enim servi sunt, et ego eduxi eos de terra Ægypti: non veneant conditione servorum: </text:span></text:span><text:span text:style-name="Default_20_Paragraph_20_Font"><text:span text:style-name="T1">43</text:span></text:span><text:span text:style-name="Default_20_Paragraph_20_Font"><text:span text:style-name="T2"> ne affligas eum per potentiam, sed metuito Deum tuum. </text:span></text:span><text:span text:style-name="Default_20_Paragraph_20_Font"><text:span text:style-name="T1">44</text:span></text:span><text:span text:style-name="Default_20_Paragraph_20_Font"><text:span text:style-name="T2"> Servus et ancilla sint vobis de nationibus quæ in circuitu vestro sunt: </text:span></text:span><text:span text:style-name="Default_20_Paragraph_20_Font"><text:span text:style-name="T1">45</text:span></text:span><text:span text:style-name="Default_20_Paragraph_20_Font"><text:span text:style-name="T2"> et de advenis qui peregrinantur apud vos, vel qui ex his nati fuerint in terra vestra, hos habebitis famulos: </text:span></text:span><text:span text:style-name="Default_20_Paragraph_20_Font"><text:span text:style-name="T1">46</text:span></text:span><text:span text:style-name="Default_20_Paragraph_20_Font"><text:span text:style-name="T2"> et hæreditario jure transmittetis ad posteros, ac possidebitis in æternum: fratres autem vestros filios Israël ne opprimatis per potentiam. </text:span></text:span><text:span text:style-name="Default_20_Paragraph_20_Font"><text:span text:style-name="T1">47</text:span></text:span><text:span text:style-name="Default_20_Paragraph_20_Font"><text:span text:style-name="T2"> Si invaluerit apud vos manus advenæ atque peregrini, et attenuatus frater tuus vendiderit se ei, aut cuiquam de stirpe ejus: </text:span></text:span><text:span text:style-name="Default_20_Paragraph_20_Font"><text:span text:style-name="T1">48</text:span></text:span><text:span text:style-name="Default_20_Paragraph_20_Font"><text:span text:style-name="T2"> post venditionem potest redimi. Qui voluerit ex fratribus suis, redimet eum, </text:span></text:span><text:span text:style-name="Default_20_Paragraph_20_Font"><text:span text:style-name="T1">49</text:span></text:span><text:span text:style-name="Default_20_Paragraph_20_Font"><text:span text:style-name="T2"> et patruus, et patruelis, et consanguineus, et affinis. Sin autem et ipse potuerit, redimet se, </text:span></text:span><text:span text:style-name="Default_20_Paragraph_20_Font"><text:span text:style-name="T1">50</text:span></text:span><text:span text:style-name="Default_20_Paragraph_20_Font"><text:span text:style-name="T2"> supputatis dumtaxat annis a tempore venditionis suæ usque ad annum jubilæum: et pecunia, qua venditus fuerat, juxta annorum numerum, et rationem mercenarii supputata. </text:span></text:span><text:span text:style-name="Default_20_Paragraph_20_Font"><text:span text:style-name="T1">51</text:span></text:span><text:span text:style-name="Default_20_Paragraph_20_Font"><text:span text:style-name="T2"> Si plures fuerint anni qui remanent usque ad jubilæum, secundum hos reddet et pretium: </text:span></text:span><text:span text:style-name="Default_20_Paragraph_20_Font"><text:span text:style-name="T1">52</text:span></text:span><text:span text:style-name="Default_20_Paragraph_20_Font"><text:span text:style-name="T2"> si pauci, ponet rationem cum eo juxta annorum numerum, et reddet emptori quod reliquum est annorum, </text:span></text:span><text:span text:style-name="Default_20_Paragraph_20_Font"><text:span text:style-name="T1">53</text:span></text:span><text:span text:style-name="Default_20_Paragraph_20_Font"><text:span text:style-name="T2"> quibus ante servivit mercedibus imputatis: non affliget eum violenter in conspectu tuo. </text:span></text:span><text:span text:style-name="Default_20_Paragraph_20_Font"><text:span text:style-name="T1">54</text:span></text:span><text:span text:style-name="Default_20_Paragraph_20_Font"><text:span text:style-name="T2"> Quod si per hæc redimi non potuerit, anno jubilæo egredietur cum liberis suis. </text:span></text:span><text:span text:style-name="Default_20_Paragraph_20_Font"><text:span text:style-name="T1">55</text:span></text:span><text:span text:style-name="Default_20_Paragraph_20_Font"><text:span text:style-name="T2"> Mei enim sunt servi filii Israël, quos eduxi de terra Ægypti. </text:span></text:span></text:p>
      </text:section>
      <text:section text:style-name="Sect1" text:name="Sect26">
        <text:p text:style-name="P2">Leviticus XXVI</text:p>
        <text:p text:style-name="P3"><text:span text:style-name="Default_20_Paragraph_20_Font"><text:span text:style-name="T1">1</text:span></text:span><text:span text:style-name="Default_20_Paragraph_20_Font"><text:span text:style-name="T2"> Ego Dominus Deus vester: non facietis vobis idolum, et sculptile, nec titulos erigetis, nec insignem lapidem ponetis in terra vestra, ut adoretis eum. Ego enim sum Dominus Deus vester. </text:span></text:span><text:span text:style-name="Default_20_Paragraph_20_Font"><text:span text:style-name="T1">2</text:span></text:span><text:span text:style-name="Default_20_Paragraph_20_Font"><text:span text:style-name="T2"> Custodite sabbata mea, et pavete ad sanctuarium meum. Ego Dominus. </text:span></text:span><text:span text:style-name="Default_20_Paragraph_20_Font"><text:span text:style-name="T1">3</text:span></text:span><text:span text:style-name="Default_20_Paragraph_20_Font"><text:span text:style-name="T2"> Si in præceptis meis ambulaveritis, et mandata mea custodieritis, et feceritis ea, dabo vobis pluvias temporibus suis, </text:span></text:span><text:span text:style-name="Default_20_Paragraph_20_Font"><text:span text:style-name="T1">4</text:span></text:span><text:span text:style-name="Default_20_Paragraph_20_Font"><text:span text:style-name="T2"> et terra gignet germen suum, et pomis arbores replebuntur. </text:span></text:span><text:span text:style-name="Default_20_Paragraph_20_Font"><text:span text:style-name="T1">5</text:span></text:span><text:span text:style-name="Default_20_Paragraph_20_Font"><text:span text:style-name="T2"> Apprehendet messium tritura vindemiam, et vindemia occupabit sementem: et comedetis panem vestrum in saturitate, et absque pavore habitabitis in terra vestra. </text:span></text:span><text:span text:style-name="Default_20_Paragraph_20_Font"><text:span text:style-name="T1">6</text:span></text:span><text:span text:style-name="Default_20_Paragraph_20_Font"><text:span text:style-name="T2"> Dabo pacem in finibus vestris: dormietis, et non erit qui exterreat. Auferam malas bestias, et gladius non transibit terminos vestros. </text:span></text:span><text:span text:style-name="Default_20_Paragraph_20_Font"><text:span text:style-name="T1">7</text:span></text:span><text:span text:style-name="Default_20_Paragraph_20_Font"><text:span text:style-name="T2"> Persequemini inimicos vestros, et corruent coram vobis. </text:span></text:span><text:span text:style-name="Default_20_Paragraph_20_Font"><text:span text:style-name="T1">8</text:span></text:span><text:span text:style-name="Default_20_Paragraph_20_Font"><text:span text:style-name="T2"> Persequentur quinque de vestris centum alienos, et centum de vobis decem millia: cadent inimici vestri gladio in conspectu vestro. </text:span></text:span><text:span text:style-name="Default_20_Paragraph_20_Font"><text:span text:style-name="T1">9</text:span></text:span><text:span text:style-name="Default_20_Paragraph_20_Font"><text:span text:style-name="T2"> Respiciam vos, et crescere faciam: multiplicabimini, et firmabo pactum meum vobiscum. </text:span></text:span><text:span text:style-name="Default_20_Paragraph_20_Font"><text:span text:style-name="T1">10</text:span></text:span><text:span text:style-name="Default_20_Paragraph_20_Font"><text:span text:style-name="T2"> Comedetis vetustissima veterum, et vetera novis supervenientibus projicietis. </text:span></text:span><text:span text:style-name="Default_20_Paragraph_20_Font"><text:span text:style-name="T1">11</text:span></text:span><text:span text:style-name="Default_20_Paragraph_20_Font"><text:span text:style-name="T2"> Ponam tabernaculum meum in medio vestri, et non abjiciet vos anima mea. </text:span></text:span><text:span text:style-name="Default_20_Paragraph_20_Font"><text:span text:style-name="T1">12</text:span></text:span><text:span text:style-name="Default_20_Paragraph_20_Font"><text:span text:style-name="T2"> Ambulabo inter vos, et ero Deus vester, vosque eritis populus meus. </text:span></text:span><text:span text:style-name="Default_20_Paragraph_20_Font"><text:span text:style-name="T1">13</text:span></text:span><text:span text:style-name="Default_20_Paragraph_20_Font"><text:span text:style-name="T2"> Ego Dominus Deus vester, qui eduxi vos de terra Ægyptiorum, ne serviretis eis: et qui confregi catenas cervicum vestrarum, ut incederetis erecti.</text:span></text:span></text:p>
        <text:p text:style-name="P3"><text:soft-page-break/><text:span text:style-name="Default_20_Paragraph_20_Font"><text:span text:style-name="T1">14</text:span></text:span><text:span text:style-name="Default_20_Paragraph_20_Font"><text:span text:style-name="T2"> Quod si non audieritis me, nec feceritis omnia mandata mea, </text:span></text:span><text:span text:style-name="Default_20_Paragraph_20_Font"><text:span text:style-name="T1">15</text:span></text:span><text:span text:style-name="Default_20_Paragraph_20_Font"><text:span text:style-name="T2"> si spreveritis leges meas, et judicia mea contempseritis, ut non faciatis ea quæ a me constituta sunt, et ad irritum perducatis pactum meum: </text:span></text:span><text:span text:style-name="Default_20_Paragraph_20_Font"><text:span text:style-name="T1">16</text:span></text:span><text:span text:style-name="Default_20_Paragraph_20_Font"><text:span text:style-name="T2"> ego quoque hæc faciam vobis: visitabo vos velociter in egestate, et ardore, qui conficiat oculos vestros, et consumat animas vestras. Frustra seretis sementem, quæ ab hostibus devorabitur. </text:span></text:span><text:span text:style-name="Default_20_Paragraph_20_Font"><text:span text:style-name="T1">17</text:span></text:span><text:span text:style-name="Default_20_Paragraph_20_Font"><text:span text:style-name="T2"> Ponam faciem meam contra vos, et corruetis coram hostibus vestris, et subjiciemini his qui oderunt vos: fugietis, nemine persequente. </text:span></text:span><text:span text:style-name="Default_20_Paragraph_20_Font"><text:span text:style-name="T1">18</text:span></text:span><text:span text:style-name="Default_20_Paragraph_20_Font"><text:span text:style-name="T2"> Sin autem nec sic obedieritis mihi, addam correptiones vestras septuplum propter peccata vestra, </text:span></text:span><text:span text:style-name="Default_20_Paragraph_20_Font"><text:span text:style-name="T1">19</text:span></text:span><text:span text:style-name="Default_20_Paragraph_20_Font"><text:span text:style-name="T2"> et conteram superbiam duritiæ vestræ. Daboque vobis cælum desuper sicut ferrum, et terram æneam. </text:span></text:span><text:span text:style-name="Default_20_Paragraph_20_Font"><text:span text:style-name="T1">20</text:span></text:span><text:span text:style-name="Default_20_Paragraph_20_Font"><text:span text:style-name="T2"> Consumetur incassum labor vester, non proferet terra germen, nec arbores poma præbebunt. </text:span></text:span><text:span text:style-name="Default_20_Paragraph_20_Font"><text:span text:style-name="T1">21</text:span></text:span><text:span text:style-name="Default_20_Paragraph_20_Font"><text:span text:style-name="T2"> Si ambulaveritis ex adverso mihi, nec volueritis audire me, addam plagas vestras in septuplum propter peccata vestra: </text:span></text:span><text:span text:style-name="Default_20_Paragraph_20_Font"><text:span text:style-name="T1">22</text:span></text:span><text:span text:style-name="Default_20_Paragraph_20_Font"><text:span text:style-name="T2"> immittamque in vos bestias agri, quæ consumant vos, et pecora vestra, et ad paucitatem cuncta redigant, desertæque fiant viæ vestræ. </text:span></text:span><text:span text:style-name="Default_20_Paragraph_20_Font"><text:span text:style-name="T1">23</text:span></text:span><text:span text:style-name="Default_20_Paragraph_20_Font"><text:span text:style-name="T2"> Quod si nec sic volueritis recipere disciplinam, sed ambulaveritis ex adverso mihi: </text:span></text:span><text:span text:style-name="Default_20_Paragraph_20_Font"><text:span text:style-name="T1">24</text:span></text:span><text:span text:style-name="Default_20_Paragraph_20_Font"><text:span text:style-name="T2"> ego quoque contra vos adversus incedam, et percutiam vos septies propter peccata vestra, </text:span></text:span><text:span text:style-name="Default_20_Paragraph_20_Font"><text:span text:style-name="T1">25</text:span></text:span><text:span text:style-name="Default_20_Paragraph_20_Font"><text:span text:style-name="T2"> inducamque super vos gladium ultorem fœderis mei. Cumque confugeritis in urbes, mittam pestilentiam in medio vestri, et trademini in manibus hostium, </text:span></text:span><text:span text:style-name="Default_20_Paragraph_20_Font"><text:span text:style-name="T1">26</text:span></text:span><text:span text:style-name="Default_20_Paragraph_20_Font"><text:span text:style-name="T2"> postquam confregero baculum panis vestri: ita ut decem mulieres in uno clibano coquant panes, et reddant eos ad pondus: et comedetis, et non saturabimini.</text:span></text:span></text:p>
        <text:p text:style-name="P3"><text:span text:style-name="Default_20_Paragraph_20_Font"><text:span text:style-name="T1">27</text:span></text:span><text:span text:style-name="Default_20_Paragraph_20_Font"><text:span text:style-name="T2"> Sin autem nec per hæc audieritis me, sed ambulaveritis contra me: </text:span></text:span><text:span text:style-name="Default_20_Paragraph_20_Font"><text:span text:style-name="T1">28</text:span></text:span><text:span text:style-name="Default_20_Paragraph_20_Font"><text:span text:style-name="T2"> et ego incedam adversus vos in furore contrario, et corripiam vos septem plagis propter peccata vestra: </text:span></text:span><text:span text:style-name="Default_20_Paragraph_20_Font"><text:span text:style-name="T1">29</text:span></text:span><text:span text:style-name="Default_20_Paragraph_20_Font"><text:span text:style-name="T2"> ita ut comedatis carnes filiorum vestrorum et filiarum vestrarum. </text:span></text:span><text:span text:style-name="Default_20_Paragraph_20_Font"><text:span text:style-name="T1">30</text:span></text:span><text:span text:style-name="Default_20_Paragraph_20_Font"><text:span text:style-name="T2"> Destruam excelsa vestra, et simulacra confringam. Cadetis inter ruinas idolorum vestrorum, et abominabitur vos anima mea, </text:span></text:span><text:span text:style-name="Default_20_Paragraph_20_Font"><text:span text:style-name="T1">31</text:span></text:span><text:span text:style-name="Default_20_Paragraph_20_Font"><text:span text:style-name="T2"> in tantum ut urbes vestras redigam in solitudinem, et deserta faciam sanctuaria vestra, nec recipiam ultra odorem suavissimum. </text:span></text:span><text:span text:style-name="Default_20_Paragraph_20_Font"><text:span text:style-name="T1">32</text:span></text:span><text:span text:style-name="Default_20_Paragraph_20_Font"><text:span text:style-name="T2"> Disperdamque terram vestram, et stupebunt super ea inimici vestri, cum habitatores illius fuerint. </text:span></text:span><text:span text:style-name="Default_20_Paragraph_20_Font"><text:span text:style-name="T1">33</text:span></text:span><text:span text:style-name="Default_20_Paragraph_20_Font"><text:span text:style-name="T2"> Vos autem dispergam in gentes, et evaginabo post vos gladium, eritque terra vestra deserta, et civitates vestræ dirutæ. </text:span></text:span><text:span text:style-name="Default_20_Paragraph_20_Font"><text:span text:style-name="T1">34</text:span></text:span><text:span text:style-name="Default_20_Paragraph_20_Font"><text:span text:style-name="T2"> Tunc placebunt terræ sabbata sua cunctis diebus solitudinis suæ: quando fueritis </text:span></text:span><text:span text:style-name="Default_20_Paragraph_20_Font"><text:span text:style-name="T1">35</text:span></text:span><text:span text:style-name="Default_20_Paragraph_20_Font"><text:span text:style-name="T2"> in terra hostili, sabbatizabit, et requiescet in sabbatis solitudinis suæ, eo quod non requieverit in sabbatis vestris quando habitabatis in ea. </text:span></text:span><text:span text:style-name="Default_20_Paragraph_20_Font"><text:span text:style-name="T1">36</text:span></text:span><text:span text:style-name="Default_20_Paragraph_20_Font"><text:span text:style-name="T2"> Et qui de vobis remanserint, dabo pavorem in cordibus eorum in regionibus hostium, terrebit eos sonitus folii volantis, et ita fugient quasi gladium: cadent, nullo persequente, </text:span></text:span><text:span text:style-name="Default_20_Paragraph_20_Font"><text:span text:style-name="T1">37</text:span></text:span><text:span text:style-name="Default_20_Paragraph_20_Font"><text:span text:style-name="T2"> et corruent singuli super fratres suos, quasi bella fugientes, nemo vestrum inimicis audebit resistere. </text:span></text:span><text:span text:style-name="Default_20_Paragraph_20_Font"><text:span text:style-name="T1">38</text:span></text:span><text:span text:style-name="Default_20_Paragraph_20_Font"><text:span text:style-name="T2"> Peribitis inter gentes, et hostilis vos terra consumet. </text:span></text:span><text:span text:style-name="Default_20_Paragraph_20_Font"><text:span text:style-name="T1">39</text:span></text:span><text:span text:style-name="Default_20_Paragraph_20_Font"><text:span text:style-name="T2"> Quod si et de iis aliqui remanserint, tabescent in iniquitatibus suis, in terra inimicorum suorum, et propter peccata patrum suorum et sua affligentur: </text:span></text:span><text:span text:style-name="Default_20_Paragraph_20_Font"><text:span text:style-name="T1">40</text:span></text:span><text:span text:style-name="Default_20_Paragraph_20_Font"><text:span text:style-name="T2"> donec confiteantur iniquitates suas, et majorum suorum, quibus prævaricati sunt in me, et ambulaverunt ex adverso mihi. </text:span></text:span><text:span text:style-name="Default_20_Paragraph_20_Font"><text:span text:style-name="T1">41</text:span></text:span><text:span text:style-name="Default_20_Paragraph_20_Font"><text:span text:style-name="T2"> Ambulabo igitur et ego contra eos, et inducam illos in terram hostilem, donec erubescat incircumcisa mens eorum: tunc orabunt pro impietatibus suis.</text:span></text:span></text:p>
        <text:p text:style-name="P3"><text:soft-page-break/><text:span text:style-name="Default_20_Paragraph_20_Font"><text:span text:style-name="T1">42</text:span></text:span><text:span text:style-name="Default_20_Paragraph_20_Font"><text:span text:style-name="T2"> Et recordabor fœderis mei, quod pepigi cum Jacob, et Isaac, et Abraham. Terræ quoque memor ero: </text:span></text:span><text:span text:style-name="Default_20_Paragraph_20_Font"><text:span text:style-name="T1">43</text:span></text:span><text:span text:style-name="Default_20_Paragraph_20_Font"><text:span text:style-name="T2"> quæ cum relicta fuerit ab eis, complacebit sibi in sabbatis suis, patiens solitudinem propter illos. Ipsi vero rogabunt pro peccatis suis, eo quod abjecerint judicia mea, et leges meas despexerint. </text:span></text:span><text:span text:style-name="Default_20_Paragraph_20_Font"><text:span text:style-name="T1">44</text:span></text:span><text:span text:style-name="Default_20_Paragraph_20_Font"><text:span text:style-name="T2"> Et tamen etiam cum essent in terra hostili, non penitus abjeci eos, neque sic despexi ut consumerentur, et irritum facerent pactum meum cum eis. Ego enim sum Dominus Deus eorum, </text:span></text:span><text:span text:style-name="Default_20_Paragraph_20_Font"><text:span text:style-name="T1">45</text:span></text:span><text:span text:style-name="Default_20_Paragraph_20_Font"><text:span text:style-name="T2"> et recordabor fœderis mei pristini, quando eduxi eos de terra Ægypti in conspectu gentium, ut essem Deus eorum. Ego Dominus.</text:span></text:span></text:p>
        <text:p text:style-name="P4">Hæc sunt judicia atque præcepta et leges quas dedit Dominus inter se et filios Israël in monte Sinai per manum Moysi. </text:p>
      </text:section>
      <text:section text:style-name="Sect1" text:name="Sect27">
        <text:p text:style-name="P2">Leviticus XXVII</text:p>
        <text:p text:style-name="P3"><text:span text:style-name="Default_20_Paragraph_20_Font"><text:span text:style-name="T1">1</text:span></text:span><text:span text:style-name="Default_20_Paragraph_20_Font"><text:span text:style-name="T2"> Locutusque est Dominus ad Moysen, dicens: </text:span></text:span><text:span text:style-name="Default_20_Paragraph_20_Font"><text:span text:style-name="T1">2</text:span></text:span><text:span text:style-name="Default_20_Paragraph_20_Font"><text:span text:style-name="T2"> Loquere filiis Israël, et dices ad eos: Homo qui votum fecerit, et spoponderit Deo animam suam, sub æstimatione dabit pretium. </text:span></text:span><text:span text:style-name="Default_20_Paragraph_20_Font"><text:span text:style-name="T1">3</text:span></text:span><text:span text:style-name="Default_20_Paragraph_20_Font"><text:span text:style-name="T2"> Si fuerit masculus a vigesimo anno usque ad sexagesimum annum, dabit quinquaginta siclos argenti ad mensuram sanctuarii: </text:span></text:span><text:span text:style-name="Default_20_Paragraph_20_Font"><text:span text:style-name="T1">4</text:span></text:span><text:span text:style-name="Default_20_Paragraph_20_Font"><text:span text:style-name="T2"> si mulier, triginta. </text:span></text:span><text:span text:style-name="Default_20_Paragraph_20_Font"><text:span text:style-name="T1">5</text:span></text:span><text:span text:style-name="Default_20_Paragraph_20_Font"><text:span text:style-name="T2"> A quinto autem anno usque ad vigesimum, masculus dabit viginti siclos: femina, decem. </text:span></text:span><text:span text:style-name="Default_20_Paragraph_20_Font"><text:span text:style-name="T1">6</text:span></text:span><text:span text:style-name="Default_20_Paragraph_20_Font"><text:span text:style-name="T2"> Ab uno mense usque ad annum quintum, pro masculo dabuntur quinque sicli: pro femina, tres. </text:span></text:span><text:span text:style-name="Default_20_Paragraph_20_Font"><text:span text:style-name="T1">7</text:span></text:span><text:span text:style-name="Default_20_Paragraph_20_Font"><text:span text:style-name="T2"> Sexagenarius et ultra masculus dabit quindecim siclos: femina, decem. </text:span></text:span><text:span text:style-name="Default_20_Paragraph_20_Font"><text:span text:style-name="T1">8</text:span></text:span><text:span text:style-name="Default_20_Paragraph_20_Font"><text:span text:style-name="T2"> Si pauper fuerit, et æstimationem reddere non valebit, stabit coram sacerdote: et quantum ille æstimaverit, et viderit eum posse reddere, tantum dabit.</text:span></text:span></text:p>
        <text:p text:style-name="P3"><text:span text:style-name="Default_20_Paragraph_20_Font"><text:span text:style-name="T1">9</text:span></text:span><text:span text:style-name="Default_20_Paragraph_20_Font"><text:span text:style-name="T2"> Animal autem, quod immolari potest Domino, si quis voverit, sanctum erit, </text:span></text:span><text:span text:style-name="Default_20_Paragraph_20_Font"><text:span text:style-name="T1">10</text:span></text:span><text:span text:style-name="Default_20_Paragraph_20_Font"><text:span text:style-name="T2"> et mutari non poterit, id est, nec melius malo, nec pejus bono: quod si mutaverit, et ipsum quod mutatum est, et illud pro quo mutatum est, consecratum erit Domino. </text:span></text:span><text:span text:style-name="Default_20_Paragraph_20_Font"><text:span text:style-name="T1">11</text:span></text:span><text:span text:style-name="Default_20_Paragraph_20_Font"><text:span text:style-name="T2"> Animal immundum, quod immolari Domino non potest, si quis voverit, adducetur ante sacerdotem: </text:span></text:span><text:span text:style-name="Default_20_Paragraph_20_Font"><text:span text:style-name="T1">12</text:span></text:span><text:span text:style-name="Default_20_Paragraph_20_Font"><text:span text:style-name="T2"> qui judicans utrum bonum an malum sit, statuet pretium. </text:span></text:span><text:span text:style-name="Default_20_Paragraph_20_Font"><text:span text:style-name="T1">13</text:span></text:span><text:span text:style-name="Default_20_Paragraph_20_Font"><text:span text:style-name="T2"> Quod si dare voluerit is qui offert, addet supra æstimationem quintam partem.</text:span></text:span></text:p>
        <text:p text:style-name="P3"><text:span text:style-name="Default_20_Paragraph_20_Font"><text:span text:style-name="T1">14</text:span></text:span><text:span text:style-name="Default_20_Paragraph_20_Font"><text:span text:style-name="T2"> Homo si voverit domum suam, et sanctificaverit Domino, considerabit eam sacerdos utrum bona an mala sit, et juxta pretium, quod ab eo fuerit constitutum, venundabitur: </text:span></text:span><text:span text:style-name="Default_20_Paragraph_20_Font"><text:span text:style-name="T1">15</text:span></text:span><text:span text:style-name="Default_20_Paragraph_20_Font"><text:span text:style-name="T2"> sin autem ille qui voverat, voluerit redimere eam, dabit quintam partem æstimationis supra, et habebit domum. </text:span></text:span><text:span text:style-name="Default_20_Paragraph_20_Font"><text:span text:style-name="T1">16</text:span></text:span><text:span text:style-name="Default_20_Paragraph_20_Font"><text:span text:style-name="T2"> Quod si agrum possessionis suæ voverit, et consecraverit Domino, juxta mensuram sementis æstimabitur pretium: si triginta modiis hordei seritur terra, quinquaginta siclis venundetur argenti. </text:span></text:span><text:span text:style-name="Default_20_Paragraph_20_Font"><text:span text:style-name="T1">17</text:span></text:span><text:span text:style-name="Default_20_Paragraph_20_Font"><text:span text:style-name="T2"> Si statim ab anno incipientis jubilæi voverit agrum, quanto valere potest, tanto æstimabitur. </text:span></text:span><text:span text:style-name="Default_20_Paragraph_20_Font"><text:span text:style-name="T1">18</text:span></text:span><text:span text:style-name="Default_20_Paragraph_20_Font"><text:span text:style-name="T2"> Sin autem post aliquantum temporis, supputabit sacerdos pecuniam juxta annorum, qui reliqui sunt, numerum usque ad jubilæum, et detrahetur ex pretio. </text:span></text:span><text:span text:style-name="Default_20_Paragraph_20_Font"><text:span text:style-name="T1">19</text:span></text:span><text:span text:style-name="Default_20_Paragraph_20_Font"><text:span text:style-name="T2"> Quod si voluerit redimere agrum ille qui voverat, addet quintam partem æstimatæ pecuniæ, et possidebit eum. </text:span></text:span><text:span text:style-name="Default_20_Paragraph_20_Font"><text:span text:style-name="T1">20</text:span></text:span><text:span text:style-name="Default_20_Paragraph_20_Font"><text:span text:style-name="T2"> Sin autem noluerit redimere, sed </text:span></text:span><text:soft-page-break/><text:span text:style-name="Default_20_Paragraph_20_Font"><text:span text:style-name="T2">alteri cuilibet fuerit venundatus, ultra eum qui voverat redimere non poterit. </text:span></text:span><text:span text:style-name="Default_20_Paragraph_20_Font"><text:span text:style-name="T1">21</text:span></text:span><text:span text:style-name="Default_20_Paragraph_20_Font"><text:span text:style-name="T2"> Quia cum jubilæi venerit dies, sanctificatus erit Domino, et possessio consecrata ad jus pertinet sacerdotum. </text:span></text:span><text:span text:style-name="Default_20_Paragraph_20_Font"><text:span text:style-name="T1">22</text:span></text:span><text:span text:style-name="Default_20_Paragraph_20_Font"><text:span text:style-name="T2"> Si ager emptus est, et non de possessione majorum sanctificatus fuerit Domino, </text:span></text:span><text:span text:style-name="Default_20_Paragraph_20_Font"><text:span text:style-name="T1">23</text:span></text:span><text:span text:style-name="Default_20_Paragraph_20_Font"><text:span text:style-name="T2"> supputabit sacerdos juxta annorum numerum usque ad jubilæum, pretium: et dabit ille qui voverat eum, Domino. </text:span></text:span><text:span text:style-name="Default_20_Paragraph_20_Font"><text:span text:style-name="T1">24</text:span></text:span><text:span text:style-name="Default_20_Paragraph_20_Font"><text:span text:style-name="T2"> In jubilæo autem revertetur ad priorem dominum, qui vendiderat eum, et habuerat in sorte possessionis suæ. </text:span></text:span><text:span text:style-name="Default_20_Paragraph_20_Font"><text:span text:style-name="T1">25</text:span></text:span><text:span text:style-name="Default_20_Paragraph_20_Font"><text:span text:style-name="T2"> Omnis æstimatio siclo sanctuarii ponderabitur. Siclus viginti obolos habet.</text:span></text:span></text:p>
        <text:p text:style-name="P3"><text:span text:style-name="Default_20_Paragraph_20_Font"><text:span text:style-name="T1">26</text:span></text:span><text:span text:style-name="Default_20_Paragraph_20_Font"><text:span text:style-name="T2"> Primogenita, quæ ad Dominum pertinent, nemo sanctificare poterit et vovere: sive bos, sive ovis fuerit, Domini sunt. </text:span></text:span><text:span text:style-name="Default_20_Paragraph_20_Font"><text:span text:style-name="T1">27</text:span></text:span><text:span text:style-name="Default_20_Paragraph_20_Font"><text:span text:style-name="T2"> Quod si immundum est animal, redimet qui obtulit, juxta æstimationem tuam, et addet quintam partem pretii: si redimere noluerit, vendetur alteri quantocumque a te fuerit æstimatum. </text:span></text:span><text:span text:style-name="Default_20_Paragraph_20_Font"><text:span text:style-name="T1">28</text:span></text:span><text:span text:style-name="Default_20_Paragraph_20_Font"><text:span text:style-name="T2"> Omne quod Domino consecratur, sive homo fuerit, sive animal, sive ager, non vendetur, nec redimi poterit. Quidquid semel fuerit consecratum, Sanctum sanctorum erit Domino: </text:span></text:span><text:span text:style-name="Default_20_Paragraph_20_Font"><text:span text:style-name="T1">29</text:span></text:span><text:span text:style-name="Default_20_Paragraph_20_Font"><text:span text:style-name="T2"> et omnis consecratio, quæ offertur ab homine, non redimetur, sed morte morietur.</text:span></text:span></text:p>
        <text:p text:style-name="P3"><text:span text:style-name="Default_20_Paragraph_20_Font"><text:span text:style-name="T1">30</text:span></text:span><text:span text:style-name="Default_20_Paragraph_20_Font"><text:span text:style-name="T2"> Omnes decimæ terræ, sive de frugibus, sive de pomis arborum, Domini sunt, et illi sanctificantur. </text:span></text:span><text:span text:style-name="Default_20_Paragraph_20_Font"><text:span text:style-name="T1">31</text:span></text:span><text:span text:style-name="Default_20_Paragraph_20_Font"><text:span text:style-name="T2"> Si quis autem voluerit redimere decimas suas, addet quintam partem earum. </text:span></text:span><text:span text:style-name="Default_20_Paragraph_20_Font"><text:span text:style-name="T1">32</text:span></text:span><text:span text:style-name="Default_20_Paragraph_20_Font"><text:span text:style-name="T2"> Omnium decimarum bovis et ovis et capræ, quæ sub pastoris virga transeunt, quidquid decimum venerit, sanctificabitur Domino. </text:span></text:span><text:span text:style-name="Default_20_Paragraph_20_Font"><text:span text:style-name="T1">33</text:span></text:span><text:span text:style-name="Default_20_Paragraph_20_Font"><text:span text:style-name="T2"> Non eligetur nec bonum nec malum, nec altero commutabitur, si quis mutaverit: et quod mutatum est, et pro quo mutatum est, sanctificabitur Domino, et non redimetur.</text:span></text:span></text:p>
        <text:p text:style-name="P3"><text:span text:style-name="Default_20_Paragraph_20_Font"><text:span text:style-name="T1">34</text:span></text:span><text:span text:style-name="Default_20_Paragraph_20_Font"><text:span text:style-name="T2"> Hæc sunt præcepta, quæ mandavit Dominus Moysi ad filios Israël in monte Sinai.</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Times New Roman" svg:font-family="'Times New Roman'" style:font-family-generic="roman" style:font-pitch="variable"/>
    <style:font-face style:name="Vusillus" svg:font-family="Vusillus" style:font-family-generic="roman" style:font-pitch="variable"/>
    <style:font-face style:name="Vusillus Old Face" svg:font-family="'Vusillus Old Face'"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orphans="0" fo:widows="0" fo:hyphenation-ladder-count="no-limit" fo:hyphenation-keep="auto" loext:hyphenation-keep-type="column" style:text-autospace="none"/>
      <style:text-properties style:font-name="Vusillus Old Face" fo:font-family="'Vusillus Old Face'" style:font-family-generic="roman" style:font-pitch="variable" fo:font-size="12pt" style:font-size-asian="12pt" style:font-name-complex="Vusillus Old Face" style:font-family-complex="'Vusillus Old Face'" style:font-family-generic-complex="roman" style:font-pitch-complex="variable" style:font-size-complex="12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Leviticus</dc:title>
    <dc:description/>
    <dc:subject/>
    <dc:creator>Adrian Hills</dc:creator>
    <meta:creation-date>2025-07-15T10:33:00Z</meta:creation-date>
    <dc:date>2025-07-15T10:33:00Z</dc:date>
    <meta:editing-cycles>2</meta:editing-cycles>
    <meta:editing-duration>PT0S</meta:editing-duration>
    <meta:document-statistic meta:table-count="0" meta:image-count="0" meta:object-count="0" meta:page-count="33" meta:paragraph-count="122" meta:word-count="14719" meta:character-count="95990" meta:non-whitespace-character-count="81367"/>
    <meta:template xlink:type="simple" xlink:actuate="onRequest" xlink:title="" xlink:href="Normal.dotm"/>
  </office:meta>
</office:document-meta>
</file>